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Liberation Sans'" style:font-family-asian="'Liberation Sans'" style:font-family-complex="'Liberation Sans'"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fo:color="#000000" fo:font-style="italic"/>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fo:color="#000000" fo:font-style="itali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fo:color="#000000" fo:font-style="italic"/>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fo:color="#000000" fo:font-style="italic"/>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fo:font-style="italic"/>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fo:color="#000000" fo:font-style="italic"/>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fo:font-style="italic"/>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fo:color="#000000" fo:font-style="italic"/>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fo:font-style="italic"/>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fo:color="#000000" fo:font-style="itali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fo:color="#000000" fo:font-style="italic"/>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fo:font-style="itali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fo:font-style="itali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fo:font-style="itali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fo:color="#00000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Liberation Serif'" style:font-family-asian="'Liberation Serif'" style:font-family-complex="'Liberation Serif'" fo:background-color="transparent"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transparent" fo:color="#000000" fo:font-style="italic"/>
    </style:style>
    <style:style style:name="T70" style:family="text">
      <style:text-properties fo:font-size="11.00pt" fo:font-weight="normal" fo:font-family="'Liberation Serif'" style:font-family-asian="'Liberation Serif'" style:font-family-complex="'Liberation Serif'" fo:background-color="transparent" fo:color="#000000" fo:font-style="italic"/>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fo:color="#000000" fo:font-style="italic"/>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ourier New'" style:font-family-asian="'Courier New'" style:font-family-complex="'Courier New'"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ourier New'" style:font-family-asian="'Courier New'" style:font-family-complex="'Courier New'"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ourier New'" style:font-family-asian="'Courier New'" style:font-family-complex="'Courier New'"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ourier New'" style:font-family-asian="'Courier New'" style:font-family-complex="'Courier New'"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ourier New'" style:font-family-asian="'Courier New'" style:font-family-complex="'Courier New'"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ourier New'" style:font-family-asian="'Courier New'" style:font-family-complex="'Courier New'"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ourier New'" style:font-family-asian="'Courier New'" style:font-family-complex="'Courier New'"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ourier New'" style:font-family-asian="'Courier New'" style:font-family-complex="'Courier New'"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ourier New'" style:font-family-asian="'Courier New'" style:font-family-complex="'Courier New'"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ourier New'" style:font-family-asian="'Courier New'" style:font-family-complex="'Courier New'"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fo:font-family="'Courier New'" style:font-family-asian="'Courier New'" style:font-family-complex="'Courier New'"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normal" fo:font-family="'Courier New'" style:font-family-asian="'Courier New'" style:font-family-complex="'Courier New'"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ourier New'" style:font-family-asian="'Courier New'" style:font-family-complex="'Courier New'"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ourier New'" style:font-family-asian="'Courier New'" style:font-family-complex="'Courier New'"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ourier New'" style:font-family-asian="'Courier New'" style:font-family-complex="'Courier New'"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ourier New'" style:font-family-asian="'Courier New'" style:font-family-complex="'Courier New'"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ourier New'" style:font-family-asian="'Courier New'" style:font-family-complex="'Courier New'"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7.00pt" fo:margin-bottom="6.00pt"/>
    </style:style>
    <style:style style:name="P2" style:family="paragraph">
      <style:paragraph-properties fo:line-height="100.00%" fo:text-align="left" fo:margin-left="1.40pt" fo:text-indent="-1.40pt">
        <style:tab-stops>
          <style:tab-stop style:position="480.50p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1.40pt" fo:text-indent="-1.40pt">
        <style:tab-stops>
          <style:tab-stop style:position="480.50pt"/>
        </style:tab-stops>
      </style:paragraph-properties>
    </style:style>
    <style:style style:name="P5" style:family="paragraph">
      <style:paragraph-properties fo:line-height="100.00%" fo:text-align="left"/>
    </style:style>
    <style:style style:name="P6" style:family="paragraph">
      <style:paragraph-properties fo:line-height="100.00%" fo:text-align="left" fo:margin-left="1.40pt" fo:text-indent="-1.40pt">
        <style:tab-stops>
          <style:tab-stop style:position="159.25pt"/>
          <style:tab-stop style:position="3288.25pt" style:type="center"/>
          <style:tab-stop style:position="421120.25pt" style:type="right"/>
        </style:tab-stops>
      </style:paragraph-properties>
    </style:style>
    <style:style style:name="P7" style:family="paragraph">
      <style:paragraph-properties fo:line-height="100.00%" fo:text-align="left"/>
    </style:style>
    <style:style style:name="P8" style:family="paragraph">
      <style:paragraph-properties fo:line-height="100.00%" fo:text-align="left" fo:margin-left="1.40pt" fo:text-indent="-1.40pt">
        <style:tab-stops>
          <style:tab-stop style:position="159.25pt"/>
          <style:tab-stop style:position="3288.25pt" style:type="center"/>
          <style:tab-stop style:position="421120.25pt" style:type="right"/>
        </style:tab-stops>
      </style:paragraph-properties>
    </style:style>
    <style:style style:name="P9" style:family="paragraph">
      <style:paragraph-properties fo:line-height="100.00%" fo:text-align="left" fo:margin-left="1.40pt" fo:text-indent="-1.40pt">
        <style:tab-stops>
          <style:tab-stop style:position="159.25pt"/>
          <style:tab-stop style:position="3288.25pt" style:type="center"/>
          <style:tab-stop style:position="421120.25pt" style:type="righ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1.40pt" fo:text-indent="-1.40pt">
        <style:tab-stops>
          <style:tab-stop style:position="159.25pt"/>
          <style:tab-stop style:position="3288.25pt" style:type="center"/>
          <style:tab-stop style:position="421120.25pt" style:type="righ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1.40pt" fo:text-indent="-1.40pt">
        <style:tab-stops>
          <style:tab-stop style:position="159.25pt"/>
          <style:tab-stop style:position="3288.25pt" style:type="center"/>
          <style:tab-stop style:position="421120.2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0pt" fo:text-indent="-2.70pt">
        <style:tab-stops>
          <style:tab-stop style:position="479.20p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479.20pt"/>
        </style:tab-stops>
      </style:paragraph-properties>
    </style:style>
    <style:style style:name="P18" style:family="paragraph">
      <style:paragraph-properties fo:line-height="100.00%" fo:text-align="left" fo:margin-left="2.70pt" fo:text-indent="-2.70pt">
        <style:tab-stops>
          <style:tab-stop style:position="479.20pt"/>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2.70pt" fo:text-indent="-2.70pt">
        <style:tab-stops>
          <style:tab-stop style:position="479.20pt"/>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2.70pt" fo:text-indent="-2.70pt">
        <style:tab-stops>
          <style:tab-stop style:position="479.20p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2.70pt" fo:text-indent="-2.70pt">
        <style:tab-stops>
          <style:tab-stop style:position="479.20p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2.70pt" fo:text-indent="-2.70pt">
        <style:tab-stops>
          <style:tab-stop style:position="479.20pt"/>
        </style:tab-stops>
      </style:paragraph-properties>
    </style:style>
    <style:style style:name="P27" style:family="paragraph">
      <style:paragraph-properties fo:line-height="100.00%" fo:text-align="left"/>
    </style:style>
    <style:style style:name="P28" style:family="paragraph">
      <style:paragraph-properties fo:line-height="100.00%" fo:text-align="left" fo:margin-left="2.70pt" fo:text-indent="-2.70pt">
        <style:tab-stops>
          <style:tab-stop style:position="479.20pt"/>
        </style:tab-stops>
      </style:paragraph-properties>
    </style:style>
    <style:style style:name="P29" style:family="paragraph">
      <style:paragraph-properties fo:line-height="100.00%" fo:text-align="left" fo:margin-left="2.70pt" fo:text-indent="-2.70pt">
        <style:tab-stops>
          <style:tab-stop style:position="479.20pt"/>
        </style:tab-stops>
      </style:paragraph-properties>
    </style:style>
    <style:style style:name="P30" style:family="paragraph">
      <style:paragraph-properties fo:line-height="100.00%" fo:text-align="left"/>
    </style:style>
    <style:style style:name="P31" style:family="paragraph">
      <style:paragraph-properties fo:line-height="100.00%" fo:text-align="left" fo:margin-right="-60.50pt"/>
    </style:style>
    <style:style style:name="P32" style:family="paragraph">
      <style:paragraph-properties fo:line-height="100.00%" fo:text-align="left" fo:margin-left="2.70pt" fo:text-indent="-2.70pt">
        <style:tab-stops>
          <style:tab-stop style:position="479.20pt"/>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2.70pt" fo:text-indent="-2.70pt">
        <style:tab-stops>
          <style:tab-stop style:position="263.55pt"/>
          <style:tab-stop style:position="3402.60pt"/>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2.70pt" fo:text-indent="-2.70pt">
        <style:tab-stops>
          <style:tab-stop style:position="263.55pt"/>
          <style:tab-stop style:position="3402.60pt"/>
        </style:tab-stops>
      </style:paragraph-properties>
    </style:style>
    <style:style style:name="P37" style:family="paragraph">
      <style:paragraph-properties fo:line-height="100.00%" fo:text-align="left" fo:margin-left="2.70pt" fo:text-indent="-2.70pt">
        <style:tab-stops>
          <style:tab-stop style:position="263.55pt"/>
          <style:tab-stop style:position="3287.40pt"/>
        </style:tab-stops>
      </style:paragraph-properties>
    </style:style>
    <style:style style:name="P38" style:family="paragraph">
      <style:paragraph-properties fo:line-height="100.00%" fo:text-align="left"/>
    </style:style>
    <style:style style:name="P39" style:family="paragraph">
      <style:paragraph-properties fo:line-height="100.00%" fo:text-align="left" fo:margin-left="2.70pt" fo:text-indent="-2.70pt">
        <style:tab-stops>
          <style:tab-stop style:position="263.55pt"/>
          <style:tab-stop style:position="3287.40pt"/>
        </style:tab-stops>
      </style:paragraph-properties>
    </style:style>
    <style:style style:name="P40" style:family="paragraph">
      <style:paragraph-properties fo:line-height="100.00%" fo:text-align="left" fo:margin-left="2.70pt" fo:text-indent="-2.70pt">
        <style:tab-stops>
          <style:tab-stop style:position="263.55pt"/>
          <style:tab-stop style:position="3287.40pt"/>
        </style:tab-stops>
      </style:paragraph-properties>
    </style:style>
    <style:style style:name="P41" style:family="paragraph">
      <style:paragraph-properties fo:line-height="100.00%" fo:text-align="left"/>
    </style:style>
    <style:style style:name="P42" style:family="paragraph">
      <style:paragraph-properties fo:line-height="100.00%" fo:text-align="left" fo:margin-left="2.70pt" fo:text-indent="-2.70pt">
        <style:tab-stops>
          <style:tab-stop style:position="263.55pt"/>
          <style:tab-stop style:position="3287.40pt"/>
        </style:tab-stops>
      </style:paragraph-properties>
    </style:style>
    <style:style style:name="P43" style:family="paragraph">
      <style:paragraph-properties fo:line-height="100.00%" fo:text-align="left" fo:margin-left="2.70pt" fo:text-indent="-2.70pt">
        <style:tab-stops>
          <style:tab-stop style:position="263.55pt"/>
          <style:tab-stop style:position="3287.40pt"/>
        </style:tab-stops>
      </style:paragraph-properties>
    </style:style>
    <style:style style:name="P44" style:family="paragraph">
      <style:paragraph-properties fo:line-height="100.00%" fo:text-align="left"/>
    </style:style>
    <style:style style:name="P45" style:family="paragraph">
      <style:paragraph-properties fo:line-height="100.00%" fo:text-align="left" fo:margin-left="2.70pt" fo:text-indent="-2.70pt">
        <style:tab-stops>
          <style:tab-stop style:position="263.55pt"/>
          <style:tab-stop style:position="3287.40pt"/>
        </style:tab-stops>
      </style:paragraph-properties>
    </style:style>
    <style:style style:name="P46" style:family="paragraph">
      <style:paragraph-properties fo:line-height="100.00%" fo:text-align="left" fo:margin-left="2.70pt" fo:text-indent="-2.70pt">
        <style:tab-stops>
          <style:tab-stop style:position="263.55pt"/>
          <style:tab-stop style:position="3287.40pt"/>
        </style:tab-stops>
      </style:paragraph-properties>
    </style:style>
    <style:style style:name="P47" style:family="paragraph">
      <style:paragraph-properties fo:line-height="100.00%" fo:text-align="left"/>
    </style:style>
    <style:style style:name="P48" style:family="paragraph">
      <style:paragraph-properties fo:line-height="100.00%" fo:text-align="left" fo:margin-left="2.70pt" fo:text-indent="-2.70pt">
        <style:tab-stops>
          <style:tab-stop style:position="263.55pt"/>
          <style:tab-stop style:position="3287.40pt"/>
        </style:tab-stops>
      </style:paragraph-properties>
    </style:style>
    <style:style style:name="P49" style:family="paragraph">
      <style:paragraph-properties fo:line-height="100.00%" fo:text-align="left" fo:margin-left="2.70pt" fo:text-indent="-2.70pt">
        <style:tab-stops>
          <style:tab-stop style:position="263.55pt"/>
          <style:tab-stop style:position="3287.40pt"/>
        </style:tab-stops>
      </style:paragraph-properties>
    </style:style>
    <style:style style:name="P50" style:family="paragraph">
      <style:paragraph-properties fo:line-height="100.00%" fo:text-align="left"/>
    </style:style>
    <style:style style:name="P51" style:family="paragraph">
      <style:paragraph-properties fo:line-height="100.00%" fo:text-align="left" fo:margin-left="2.70pt" fo:text-indent="-2.70pt">
        <style:tab-stops>
          <style:tab-stop style:position="263.55pt"/>
          <style:tab-stop style:position="3287.40pt"/>
        </style:tab-stops>
      </style:paragraph-properties>
    </style:style>
    <style:style style:name="P52" style:family="paragraph">
      <style:paragraph-properties fo:line-height="100.00%" fo:text-align="left" fo:margin-left="2.70pt" fo:text-indent="-2.70pt">
        <style:tab-stops>
          <style:tab-stop style:position="263.55pt"/>
          <style:tab-stop style:position="3287.40pt"/>
        </style:tab-stops>
      </style:paragraph-properties>
    </style:style>
    <style:style style:name="P53" style:family="paragraph">
      <style:paragraph-properties fo:line-height="100.00%" fo:text-align="left"/>
    </style:style>
    <style:style style:name="P54" style:family="paragraph">
      <style:paragraph-properties fo:line-height="100.00%" fo:text-align="left" fo:margin-left="2.70pt" fo:text-indent="-2.70pt">
        <style:tab-stops>
          <style:tab-stop style:position="263.55pt"/>
          <style:tab-stop style:position="3287.40pt"/>
        </style:tab-stops>
      </style:paragraph-properties>
    </style:style>
    <style:style style:name="P55" style:family="paragraph">
      <style:paragraph-properties fo:line-height="100.00%" fo:text-align="left" fo:margin-left="2.70pt" fo:text-indent="-2.70pt">
        <style:tab-stops>
          <style:tab-stop style:position="263.55pt"/>
          <style:tab-stop style:position="3287.40pt"/>
        </style:tab-stops>
      </style:paragraph-properties>
    </style:style>
    <style:style style:name="P56" style:family="paragraph">
      <style:paragraph-properties fo:line-height="100.00%" fo:text-align="left"/>
    </style:style>
    <style:style style:name="P57" style:family="paragraph">
      <style:paragraph-properties fo:line-height="100.00%" fo:text-align="left" fo:margin-left="2.70pt" fo:text-indent="-2.70pt">
        <style:tab-stops>
          <style:tab-stop style:position="263.55pt"/>
          <style:tab-stop style:position="3287.40pt"/>
        </style:tab-stops>
      </style:paragraph-properties>
    </style:style>
    <style:style style:name="P58" style:family="paragraph">
      <style:paragraph-properties fo:line-height="100.00%" fo:text-align="left" fo:margin-left="2.70pt" fo:text-indent="-2.70pt">
        <style:tab-stops>
          <style:tab-stop style:position="263.55pt"/>
          <style:tab-stop style:position="3287.40pt"/>
        </style:tab-stops>
      </style:paragraph-properties>
    </style:style>
    <style:style style:name="P59" style:family="paragraph">
      <style:paragraph-properties fo:line-height="100.00%" fo:text-align="left"/>
    </style:style>
    <style:style style:name="P60" style:family="paragraph">
      <style:paragraph-properties fo:line-height="100.00%" fo:text-align="left" fo:margin-left="2.70pt" fo:text-indent="-2.70pt">
        <style:tab-stops>
          <style:tab-stop style:position="263.55pt"/>
          <style:tab-stop style:position="3287.40pt"/>
        </style:tab-stops>
      </style:paragraph-properties>
    </style:style>
    <style:style style:name="P61" style:family="paragraph">
      <style:paragraph-properties fo:line-height="100.00%" fo:text-align="left"/>
    </style:style>
    <style:style style:name="P62" style:family="paragraph">
      <style:paragraph-properties fo:line-height="100.00%" fo:text-align="left" fo:margin-left="2.70pt" fo:text-indent="-2.70pt">
        <style:tab-stops>
          <style:tab-stop style:position="479.55pt"/>
        </style:tab-stops>
      </style:paragraph-properties>
    </style:style>
    <style:style style:name="P63" style:family="paragraph">
      <style:paragraph-properties fo:line-height="100.00%" fo:text-align="justify"/>
    </style:style>
    <style:style style:name="P64" style:family="paragraph">
      <style:paragraph-properties fo:line-height="100.00%" fo:text-align="left" fo:margin-left="2.70pt" fo:text-indent="-2.70pt">
        <style:tab-stops>
          <style:tab-stop style:position="479.55pt"/>
        </style:tab-stops>
      </style:paragraph-properties>
    </style:style>
    <style:style style:name="P65" style:family="paragraph">
      <style:paragraph-properties fo:line-height="100.00%" fo:text-align="left" fo:margin-left="2.70pt" fo:text-indent="-2.70pt">
        <style:tab-stops>
          <style:tab-stop style:position="479.55pt"/>
        </style:tab-stops>
      </style:paragraph-properties>
    </style:style>
    <style:style style:name="P66" style:family="paragraph">
      <style:paragraph-properties fo:line-height="100.00%" fo:text-align="left"/>
    </style:style>
    <style:style style:name="P67" style:family="paragraph">
      <style:paragraph-properties fo:line-height="100.00%" fo:text-align="left" fo:margin-left="2.70pt" fo:text-indent="-2.70pt">
        <style:tab-stops>
          <style:tab-stop style:position="479.55pt"/>
        </style:tab-stops>
      </style:paragraph-properties>
    </style:style>
    <style:style style:name="P68" style:family="paragraph">
      <style:paragraph-properties fo:line-height="100.00%" fo:text-align="left"/>
    </style:style>
    <style:style style:name="P69" style:family="paragraph">
      <style:paragraph-properties fo:line-height="100.00%" fo:text-align="left" fo:margin-left="2.70pt" fo:text-indent="-2.70pt">
        <style:tab-stops>
          <style:tab-stop style:position="479.20pt"/>
        </style:tab-stops>
      </style:paragraph-properties>
    </style:style>
    <style:style style:name="P70" style:family="paragraph">
      <style:paragraph-properties fo:line-height="100.00%" fo:text-align="left"/>
    </style:style>
    <style:style style:name="P71" style:family="paragraph">
      <style:paragraph-properties fo:line-height="100.00%" fo:text-align="left"/>
    </style:style>
    <style:style style:name="P72" style:family="paragraph">
      <style:paragraph-properties fo:line-height="100.00%" fo:text-align="left" fo:margin-left="2.70pt" fo:text-indent="-2.70pt">
        <style:tab-stops>
          <style:tab-stop style:position="479.20pt"/>
        </style:tab-stops>
      </style:paragraph-properties>
    </style:style>
    <style:style style:name="P73" style:family="paragraph">
      <style:paragraph-properties fo:line-height="100.00%" fo:text-align="left"/>
    </style:style>
    <style:style style:name="TableColumn0100" style:family="table-column">
      <style:table-column-properties style:column-width="6.693056in"/>
    </style:style>
    <style:style style:name="Table01" style:family="table">
      <style:table-properties style:width="6.6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0200" style:family="table-column">
      <style:table-column-properties style:column-width="2.231250in"/>
    </style:style>
    <style:style style:name="TableColumn0201" style:family="table-column">
      <style:table-column-properties style:column-width="2.231250in"/>
    </style:style>
    <style:style style:name="TableColumn0202" style:family="table-column">
      <style:table-column-properties style:column-width="2.231250in"/>
    </style:style>
    <style:style style:name="Table02" style:family="table">
      <style:table-properties style:width="6.69375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padding-left="0.019444in" fo:padding-right="0.019444in" fo:vertical-align="top" fo:background-color="#ffffff"/>
    </style:style>
    <style:style style:name="TableColumn0300" style:family="table-column">
      <style:table-column-properties style:column-width="6.693056in"/>
    </style:style>
    <style:style style:name="Table03" style:family="table">
      <style:table-properties style:width="6.693056in" fo:margin-left="0.000000in" style:writing-mode="lr" table:align="left" style:may-break-between-rows="true"/>
    </style:style>
    <style:style style:name="TableRow0300" style:family="table-row">
      <style:table-row-properties style:min-row-height="0.197917in"/>
    </style:style>
    <style:style style:name="TableCell030000" style:family="table-cell">
      <style:table-cell-properties fo:border-top="0.006944in solid #000000" fo:border-left="0.006944in solid #000000" fo:border-right="0.006944in solid #000000" fo:border-bottom="0.006944in solid #000000" fo:padding-left="0.037500in" fo:padding-right="0.037500in" fo:vertical-align="top" fo:background-color="transparent"/>
    </style:style>
    <style:style style:name="TableRow0301" style:family="table-row">
      <style:table-row-properties/>
    </style:style>
    <style:style style:name="TableCell030100" style:family="table-cell">
      <style:table-cell-properties fo:border-top="0.000694in solid #000000" fo:border-left="0.006944in solid #000000" fo:border-right="0.006944in solid #000000" fo:border-bottom="0.006944in solid #000000" fo:padding-left="0.037500in" fo:padding-right="0.037500in" fo:vertical-align="top" fo:background-color="transparent"/>
    </style:style>
    <style:style style:name="TableColumn0400" style:family="table-column">
      <style:table-column-properties style:column-width="6.693056in"/>
    </style:style>
    <style:style style:name="Table04" style:family="table">
      <style:table-properties style:width="6.693056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000000" fo:border-left="0.006944in solid #000000" fo:border-right="0.006944in solid #000000" fo:border-bottom="0.006944in solid #000000" fo:padding-left="0.037500in" fo:padding-right="0.037500in" fo:vertical-align="top" fo:background-color="transparent"/>
    </style:style>
    <style:style style:name="TableColumn0500" style:family="table-column">
      <style:table-column-properties style:column-width="6.693056in"/>
    </style:style>
    <style:style style:name="Table05" style:family="table">
      <style:table-properties style:width="6.693056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6944in solid #000000" fo:border-left="0.006944in solid #000000" fo:border-right="0.006944in solid #000000" fo:border-bottom="0.006944in solid #000000" fo:padding-left="0.037500in" fo:padding-right="0.037500in" fo:vertical-align="top" fo:background-color="transparent"/>
    </style:style>
    <style:style style:name="TableRow0501" style:family="table-row">
      <style:table-row-properties style:min-row-height="0.516667in"/>
    </style:style>
    <style:style style:name="TableCell050100" style:family="table-cell">
      <style:table-cell-properties fo:border-top="0.000694in solid #000000" fo:border-left="0.006944in solid #000000" fo:border-right="0.006944in solid #000000" fo:border-bottom="0.006944in solid #000000" fo:padding-left="0.037500in" fo:padding-right="0.037500in" fo:vertical-align="top" fo:background-color="transparent"/>
    </style:style>
    <style:style style:name="TableColumn0600" style:family="table-column">
      <style:table-column-properties style:column-width="3.697917in"/>
    </style:style>
    <style:style style:name="TableColumn0601" style:family="table-column">
      <style:table-column-properties style:column-width="3.000000in"/>
    </style:style>
    <style:style style:name="Table06" style:family="table">
      <style:table-properties style:width="6.697917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6944in solid #000000" fo:border-left="0.006944in solid #000000" fo:border-right="0.000694in solid #000000" fo:border-bottom="0.006944in solid #000000" fo:padding-left="0.037500in" fo:padding-right="0.037500in" fo:vertical-align="top" fo:background-color="transparent"/>
    </style:style>
    <style:style style:name="TableCell060001" style:family="table-cell">
      <style:table-cell-properties fo:border-top="0.006944in solid #000000" fo:border-left="0.006944in solid #000000" fo:border-right="0.006944in solid #000000" fo:border-bottom="0.006944in solid #000000" fo:padding-left="0.037500in" fo:padding-right="0.037500in" fo:vertical-align="top" fo:background-color="transparent"/>
    </style:style>
    <style:style style:name="TableRow0601" style:family="table-row">
      <style:table-row-properties style:min-row-height="0.540972in"/>
    </style:style>
    <style:style style:name="TableCell060100" style:family="table-cell">
      <style:table-cell-properties fo:border-top="0.000694in solid #000000" fo:border-left="0.006944in solid #000000" fo:border-right="0.000694in solid #000000" fo:border-bottom="0.006944in solid #000000" fo:padding-left="0.037500in" fo:padding-right="0.037500in" fo:vertical-align="top" fo:background-color="transparent"/>
    </style:style>
    <style:style style:name="TableCell060101" style:family="table-cell">
      <style:table-cell-properties fo:border-top="0.000694in solid #000000" fo:border-left="0.006944in solid #000000" fo:border-right="0.006944in solid #000000" fo:border-bottom="0.006944in solid #000000" fo:padding-left="0.037500in" fo:padding-right="0.037500in" fo:vertical-align="top" fo:background-color="transparent"/>
    </style:style>
    <style:style style:name="TableRow0602" style:family="table-row">
      <style:table-row-properties style:min-row-height="0.551389in"/>
    </style:style>
    <style:style style:name="TableCell060200" style:family="table-cell">
      <style:table-cell-properties fo:border-top="0.000694in solid #000000" fo:border-left="0.006944in solid #000000" fo:border-right="0.000694in solid #000000" fo:border-bottom="0.006944in solid #000000" fo:padding-left="0.037500in" fo:padding-right="0.037500in" fo:vertical-align="top" fo:background-color="transparent"/>
    </style:style>
    <style:style style:name="TableCell060201" style:family="table-cell">
      <style:table-cell-properties fo:border-top="0.000694in solid #000000" fo:border-left="0.006944in solid #000000" fo:border-right="0.006944in solid #000000" fo:border-bottom="0.006944in solid #000000" fo:padding-left="0.037500in" fo:padding-right="0.037500in" fo:vertical-align="top" fo:background-color="transparent"/>
    </style:style>
    <style:style style:name="TableRow0603" style:family="table-row">
      <style:table-row-properties style:min-row-height="0.540972in"/>
    </style:style>
    <style:style style:name="TableCell060300" style:family="table-cell">
      <style:table-cell-properties fo:border-top="0.000694in solid #000000" fo:border-left="0.006944in solid #000000" fo:border-right="0.000694in solid #000000" fo:border-bottom="0.006944in solid #000000" fo:padding-left="0.037500in" fo:padding-right="0.037500in" fo:vertical-align="top" fo:background-color="transparent"/>
    </style:style>
    <style:style style:name="TableCell060301" style:family="table-cell">
      <style:table-cell-properties fo:border-top="0.000694in solid #000000" fo:border-left="0.006944in solid #000000" fo:border-right="0.006944in solid #000000" fo:border-bottom="0.006944in solid #000000" fo:padding-left="0.037500in" fo:padding-right="0.037500in" fo:vertical-align="top" fo:background-color="transparent"/>
    </style:style>
    <style:style style:name="TableRow0604" style:family="table-row">
      <style:table-row-properties style:min-row-height="0.551389in"/>
    </style:style>
    <style:style style:name="TableCell060400" style:family="table-cell">
      <style:table-cell-properties fo:border-top="0.000694in solid #000000" fo:border-left="0.006944in solid #000000" fo:border-right="0.000694in solid #000000" fo:border-bottom="0.006944in solid #000000" fo:padding-left="0.037500in" fo:padding-right="0.037500in" fo:vertical-align="top" fo:background-color="transparent"/>
    </style:style>
    <style:style style:name="TableCell060401" style:family="table-cell">
      <style:table-cell-properties fo:border-top="0.000694in solid #000000" fo:border-left="0.006944in solid #000000" fo:border-right="0.006944in solid #000000" fo:border-bottom="0.006944in solid #000000" fo:padding-left="0.037500in" fo:padding-right="0.037500in" fo:vertical-align="top" fo:background-color="transparent"/>
    </style:style>
    <style:style style:name="TableRow0605" style:family="table-row">
      <style:table-row-properties style:min-row-height="0.561806in"/>
    </style:style>
    <style:style style:name="TableCell060500" style:family="table-cell">
      <style:table-cell-properties fo:border-top="0.000694in solid #000000" fo:border-left="0.006944in solid #000000" fo:border-right="0.000694in solid #000000" fo:border-bottom="0.006944in solid #000000" fo:padding-left="0.037500in" fo:padding-right="0.037500in" fo:vertical-align="top" fo:background-color="transparent"/>
    </style:style>
    <style:style style:name="TableCell060501" style:family="table-cell">
      <style:table-cell-properties fo:border-top="0.000694in solid #000000" fo:border-left="0.006944in solid #000000" fo:border-right="0.006944in solid #000000" fo:border-bottom="0.006944in solid #000000" fo:padding-left="0.037500in" fo:padding-right="0.037500in" fo:vertical-align="top" fo:background-color="transparent"/>
    </style:style>
    <style:style style:name="TableRow0606" style:family="table-row">
      <style:table-row-properties style:min-row-height="0.551389in"/>
    </style:style>
    <style:style style:name="TableCell060600" style:family="table-cell">
      <style:table-cell-properties fo:border-top="0.000694in solid #000000" fo:border-left="0.006944in solid #000000" fo:border-right="0.000694in solid #000000" fo:border-bottom="0.006944in solid #000000" fo:padding-left="0.037500in" fo:padding-right="0.037500in" fo:vertical-align="top" fo:background-color="transparent"/>
    </style:style>
    <style:style style:name="TableCell060601" style:family="table-cell">
      <style:table-cell-properties fo:border-top="0.000694in solid #000000" fo:border-left="0.006944in solid #000000" fo:border-right="0.006944in solid #000000" fo:border-bottom="0.006944in solid #000000" fo:padding-left="0.037500in" fo:padding-right="0.037500in" fo:vertical-align="top" fo:background-color="transparent"/>
    </style:style>
    <style:style style:name="TableRow0607" style:family="table-row">
      <style:table-row-properties style:min-row-height="0.561806in"/>
    </style:style>
    <style:style style:name="TableCell060700" style:family="table-cell">
      <style:table-cell-properties fo:border-top="0.000694in solid #000000" fo:border-left="0.006944in solid #000000" fo:border-right="0.000694in solid #000000" fo:border-bottom="0.006944in solid #000000" fo:padding-left="0.037500in" fo:padding-right="0.037500in" fo:vertical-align="top" fo:background-color="transparent"/>
    </style:style>
    <style:style style:name="TableCell060701" style:family="table-cell">
      <style:table-cell-properties fo:border-top="0.000694in solid #000000" fo:border-left="0.006944in solid #000000" fo:border-right="0.006944in solid #000000" fo:border-bottom="0.006944in solid #000000" fo:padding-left="0.037500in" fo:padding-right="0.037500in" fo:vertical-align="top" fo:background-color="transparent"/>
    </style:style>
    <style:style style:name="TableRow0608" style:family="table-row">
      <style:table-row-properties style:min-row-height="0.551389in"/>
    </style:style>
    <style:style style:name="TableCell060800" style:family="table-cell">
      <style:table-cell-properties fo:border-top="0.000694in solid #000000" fo:border-left="0.006944in solid #000000" fo:border-right="0.000694in solid #000000" fo:border-bottom="0.006944in solid #000000" fo:padding-left="0.037500in" fo:padding-right="0.037500in" fo:vertical-align="top" fo:background-color="transparent"/>
    </style:style>
    <style:style style:name="TableCell060801" style:family="table-cell">
      <style:table-cell-properties fo:border-top="0.000694in solid #000000" fo:border-left="0.006944in solid #000000" fo:border-right="0.006944in solid #000000" fo:border-bottom="0.006944in solid #000000" fo:padding-left="0.037500in" fo:padding-right="0.037500in" fo:vertical-align="top" fo:background-color="transparent"/>
    </style:style>
    <style:style style:name="TableColumn0700" style:family="table-column">
      <style:table-column-properties style:column-width="6.697917in"/>
    </style:style>
    <style:style style:name="Table07" style:family="table">
      <style:table-properties style:width="6.697917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6944in solid #000000" fo:border-left="0.006944in solid #000000" fo:border-right="0.006944in solid #000000" fo:border-bottom="0.006944in solid #000000" fo:padding-left="0.037500in" fo:padding-right="0.037500in" fo:vertical-align="top" fo:background-color="transparent"/>
    </style:style>
    <style:style style:name="TableRow0701" style:family="table-row">
      <style:table-row-properties style:min-row-height="0.343750in"/>
    </style:style>
    <style:style style:name="TableCell070100" style:family="table-cell">
      <style:table-cell-properties fo:border-top="0.000694in solid #000000" fo:border-left="0.006944in solid #000000" fo:border-right="0.006944in solid #000000" fo:border-bottom="0.006944in solid #000000" fo:padding-left="0.037500in" fo:padding-right="0.037500in" fo:vertical-align="top" fo:background-color="transparent"/>
    </style:style>
    <style:style style:name="TableColumn0800" style:family="table-column">
      <style:table-column-properties style:column-width="6.693056in"/>
    </style:style>
    <style:style style:name="Table08" style:family="table">
      <style:table-properties style:width="6.693056in" fo:margin-left="0.000000in" style:writing-mode="lr" table:align="left" style:may-break-between-rows="true"/>
    </style:style>
    <style:style style:name="TableRow0800" style:family="table-row">
      <style:table-row-properties style:min-row-height="0.177083in"/>
    </style:style>
    <style:style style:name="TableCell080000" style:family="table-cell">
      <style:table-cell-properties fo:border-top="0.006944in solid #000000" fo:border-left="0.006944in solid #000000" fo:border-right="0.006944in solid #000000" fo:border-bottom="0.006944in solid #000000" fo:padding-left="0.037500in" fo:padding-right="0.037500in" fo:vertical-align="top" fo:background-color="transparent"/>
    </style:style>
  </office:automatic-styles>
  <office:body>
    <office:text>
      <text:p text:style-name="P1"><text:span text:style-name="T1">Projet LU2IN002 - 2020-2021</text:span></text:p>
      <table:table table:style-name="Table01">
        <table:table-column table:style-name="TableColumn0100"/>
        <table:table-row table:style-name="TableRow0100">
          <table:table-cell table:style-name="TableCell010000">
            <text:p text:style-name="P3"><text:span text:style-name="T3">Numéro du groupe de TD/TME : 7</text:span><text:span text:style-name="T4"/></text:p>
          </table:table-cell>
        </table:table-row>
      </table:table>
      <text:p text:style-name="P5"><text:span text:style-name="T4"/></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7"><text:span text:style-name="T5">Nom :Jriby</text:span><text:span text:style-name="T6"/></text:p>
          </table:table-cell>
          <table:table-cell table:style-name="TableCell020001">
            <text:p text:style-name="P7"><text:span text:style-name="T7">Nom :</text:span><text:span text:style-name="T8"/></text:p>
          </table:table-cell>
          <table:table-cell table:style-name="TableCell020002">
            <text:p text:style-name="P7"><text:span text:style-name="T9">Nom :</text:span><text:span text:style-name="T10"/></text:p>
          </table:table-cell>
        </table:table-row>
        <table:table-row table:style-name="TableRow0201">
          <table:table-cell table:style-name="TableCell020100">
            <text:p text:style-name="P10"><text:span text:style-name="T11">Prénom :Jawher</text:span><text:span text:style-name="T12"/></text:p>
          </table:table-cell>
          <table:table-cell table:style-name="TableCell020101">
            <text:p text:style-name="P10"><text:span text:style-name="T13">Prénom :</text:span><text:span text:style-name="T14"/></text:p>
          </table:table-cell>
          <table:table-cell table:style-name="TableCell020102">
            <text:p text:style-name="P10"><text:span text:style-name="T15">Prénom :</text:span><text:span text:style-name="T16"/></text:p>
          </table:table-cell>
        </table:table-row>
        <table:table-row table:style-name="TableRow0202">
          <table:table-cell table:style-name="TableCell020200">
            <text:p text:style-name="P12"><text:span text:style-name="T17">N° étudiant :3702809</text:span><text:span text:style-name="T18"/></text:p>
          </table:table-cell>
          <table:table-cell table:style-name="TableCell020201">
            <text:p text:style-name="P12"><text:span text:style-name="T19">N° étudiant :</text:span><text:span text:style-name="T20"/></text:p>
          </table:table-cell>
          <table:table-cell table:style-name="TableCell020202">
            <text:p text:style-name="P12"><text:span text:style-name="T21">N° étudiant :</text:span><text:span text:style-name="T22"/></text:p>
          </table:table-cell>
        </table:table-row>
      </table:table>
      <text:p text:style-name="P14"><text:span text:style-name="T22"/></text:p>
      <table:table table:style-name="Table03">
        <table:table-column table:style-name="TableColumn0300"/>
        <table:table-row table:style-name="TableRow0300">
          <table:table-cell table:style-name="TableCell030000">
            <text:p text:style-name="P16"><text:span text:style-name="T23">Thème choisi (en 2 lignes max.)</text:span><text:span text:style-name="T24"/></text:p>
          </table:table-cell>
        </table:table-row>
        <table:table-row table:style-name="TableRow0301">
          <table:table-cell table:style-name="TableCell030100">
            <text:p text:style-name="P19"><text:span text:style-name="T25">Simulation d'un jeu MMO ( Combat entre des Heros et des Monstres )</text:span></text:p>
            <text:p text:style-name="P19"><text:span text:style-name="T26"/></text:p>
          </table:table-cell>
        </table:table-row>
      </table:table>
      <text:p text:style-name="P21"><text:span text:style-name="T26"/></text:p>
      <table:table table:style-name="Table04">
        <table:table-column table:style-name="TableColumn0400"/>
        <table:table-row table:style-name="TableRow0400">
          <table:table-cell table:style-name="TableCell040000">
            <text:p text:style-name="P23"><text:span text:style-name="T27">Description des classes et de leur rôle dans le programme(2 lignes max par classe)</text:span><text:span text:style-name="T28"/></text:p>
          </table:table-cell>
        </table:table-row>
      </table:table>
      <text:p text:style-name="P25"><text:span text:style-name="T29">Monster: elle contient les statistiques du monstre, c’est l’entité<text:tab/>que l’hero affronte</text:span></text:p>
      <text:p text:style-name="P25"><text:span text:style-name="T29">LegendaryMonster: ce sont les monstres légendaires qui sont extrêmement fort et qui donnent plus de points d’experience, pour les affronter il faut être un groupe de 5 hero ( de niveau 15 min ) minimum</text:span></text:p>
      <text:p text:style-name="P25"><text:span text:style-name="T29">Goblin: ce sont les monstres faibles qui sert a faire augmenter le niveau pour les hero</text:span></text:p>
      <text:p text:style-name="P25"><text:span text:style-name="T29">Ghost: un type spécifique de goblin il est distingue par sont type dark d’element.</text:span></text:p>
      <text:p text:style-name="P25"><text:span text:style-name="T29">Dragon: un monstre légendaire qui utilise de la magie donc il a en plus de ses statistiques de monstre un type ‘element’ de magie</text:span></text:p>
      <text:p text:style-name="P25"><text:span text:style-name="T29">Ragnarok: un monstre légendaire </text:span></text:p>
      <text:p text:style-name="P25"><text:span text:style-name="T29">Game: c’est l’environnement où se déroule les combats de tous les entités du jeu.</text:span></text:p>
      <text:p text:style-name="P25"><text:span text:style-name="T29">Element: l’element de la magie, on se basant sur son type un hero qui utilise de la magie peut se trouver soit en avantage soit le contraire ( exemple un mage d’eau devient plus efficace contre un monstre de feu )</text:span></text:p>
      <text:p text:style-name="P25"><text:span text:style-name="T29">Fire: un type d’element </text:span></text:p>
      <text:p text:style-name="P25"><text:span text:style-name="T29">Dark: un type d’element</text:span></text:p>
      <text:p text:style-name="P25"><text:span text:style-name="T29">Light: un type d’element ( Light plus fort que Dark )</text:span></text:p>
      <text:p text:style-name="P25"><text:span text:style-name="T29">Water: un type d’element ( Water plus fort que Fire)</text:span></text:p>
      <text:p text:style-name="P25"><text:span text:style-name="T29">Hero: elle contient les stats de l’hero qui va affronter les monstres</text:span></text:p>
      <text:p text:style-name="P25"><text:span text:style-name="T29">Healer: c’est un hero qui a comme capacité de soigner les autres heros</text:span></text:p>
      <text:p text:style-name="P25"><text:span text:style-name="T29">Valkyrie: c’est un hero qui possède beaucoup de point de vie et une armure qui réduit les dégâts reçus, c’est un hero de premiere lien</text:span></text:p>
      <text:p text:style-name="P25"><text:span text:style-name="T29">Mage: c’est un hero qui possède de plus des degas magiques et un type de magie</text:span></text:p>
      <text:p text:style-name="P25"><text:span text:style-name="T29">Assassin: c’est un hero qui possède une très grande force physique qui pénètre les monstres</text:span></text:p>
      <table:table table:style-name="Table05">
        <table:table-column table:style-name="TableColumn0500"/>
        <table:table-row table:style-name="TableRow0500">
          <table:table-cell table:style-name="TableCell050000">
            <text:p text:style-name="P27"><text:span text:style-name="T31">Schéma UML des classes vision fournisseur(dessin “à la main” scanné ou photo acceptés)</text:span><text:span text:style-name="T32"/></text:p>
          </table:table-cell>
        </table:table-row>
        <table:table-row table:style-name="TableRow0501">
          <table:table-cell table:style-name="TableCell050100">
            <text:p text:style-name="P30"><text:span text:style-name="T32"/></text:p>
            <text:p text:style-name="P31"><draw:frame text:anchor-type="as-char" svg:width="146.58mm" svg:height="128.59mm" style:rel-width="scale" style:rel-height="scale"><draw:object-ole xlink:href="OleObj1"/><draw:image xlink:href="ObjectReplacements/OleObj1"/></draw:frame><text:span text:style-name="T32"/></text:p>
          </table:table-cell>
        </table:table-row>
      </table:table>
      <text:p text:style-name="P33"><text:span text:style-name="T32"/></text:p>
      <table:table table:style-name="Table06">
        <table:table-column table:style-name="TableColumn0600"/>
        <table:table-column table:style-name="TableColumn0601"/>
        <table:table-row table:style-name="TableRow0600">
          <table:table-cell table:style-name="TableCell060000">
            <text:p text:style-name="P35"><text:span text:style-name="T33">Checklist des contraintes prises en compte:</text:span><text:span text:style-name="T34"/></text:p>
          </table:table-cell>
          <table:table-cell table:style-name="TableCell060001">
            <text:p text:style-name="P35"><text:span text:style-name="T35">Nom(s) des classe(s) correspondante(s)</text:span><text:span text:style-name="T36"/></text:p>
          </table:table-cell>
        </table:table-row>
        <table:table-row table:style-name="TableRow0601">
          <table:table-cell table:style-name="TableCell060100">
            <text:p text:style-name="P38"><text:span text:style-name="T37">Classe contenant un tableau ou une ArrayList</text:span><text:span text:style-name="T38"/></text:p>
          </table:table-cell>
          <table:table-cell table:style-name="TableCell060101">
            <text:p text:style-name="P38"><text:span text:style-name="T39">Game</text:span></text:p>
            <text:p text:style-name="P38"><text:span text:style-name="T39">Healer</text:span></text:p>
            <text:p text:style-name="P38"><text:span text:style-name="T39">LegendaryMonster</text:span></text:p>
            <text:p text:style-name="P38"><text:span text:style-name="T39">Dragon</text:span><text:span text:style-name="T40"/></text:p>
          </table:table-cell>
        </table:table-row>
        <table:table-row table:style-name="TableRow0602">
          <table:table-cell table:style-name="TableCell060200">
            <text:p text:style-name="P41"><text:span text:style-name="T41">Classe avecmembres etméthodes statiques</text:span><text:span text:style-name="T42"/></text:p>
          </table:table-cell>
          <table:table-cell table:style-name="TableCell060201">
            <text:p text:style-name="P41"><text:span text:style-name="T43">Game</text:span></text:p>
            <text:p text:style-name="P41"><text:span text:style-name="T43">LegendaryMonter</text:span></text:p>
            <text:p text:style-name="P41"><text:span text:style-name="T43">Goblin</text:span></text:p>
            <text:p text:style-name="P41"><text:span text:style-name="T43">Dragon</text:span></text:p>
            <text:p text:style-name="P41"><text:span text:style-name="T43">Ragnarok</text:span></text:p>
            <text:p text:style-name="P41"><text:span text:style-name="T43">Ghost</text:span></text:p>
            <text:p text:style-name="P41"><text:span text:style-name="T43">Valkyrie</text:span></text:p>
            <text:p text:style-name="P41"><text:span text:style-name="T43">Healer</text:span></text:p>
            <text:p text:style-name="P41"><text:span text:style-name="T43">Mage</text:span></text:p>
            <text:p text:style-name="P41"><text:span text:style-name="T43">Assassin</text:span><text:span text:style-name="T44"/></text:p>
          </table:table-cell>
        </table:table-row>
        <table:table-row table:style-name="TableRow0603">
          <table:table-cell table:style-name="TableCell060300">
            <text:p text:style-name="P44"><text:span text:style-name="T45">Classe abstraite et méthode abstraite</text:span><text:span text:style-name="T46"/></text:p>
          </table:table-cell>
          <table:table-cell table:style-name="TableCell060301">
            <text:p text:style-name="P44"><text:span text:style-name="T47">Element </text:span></text:p>
            <text:p text:style-name="P44"><text:span text:style-name="T47">Monster</text:span><text:span text:style-name="T48"/></text:p>
          </table:table-cell>
        </table:table-row>
        <table:table-row table:style-name="TableRow0604">
          <table:table-cell table:style-name="TableCell060400">
            <text:p text:style-name="P47"><text:span text:style-name="T49">Interface<text:s/></text:span><text:span text:style-name="T50"/></text:p>
          </table:table-cell>
          <table:table-cell table:style-name="TableCell060401">
            <text:p text:style-name="P47"><text:span text:style-name="T51">Levelling</text:span></text:p>
            <text:p text:style-name="P47"><text:span text:style-name="T51">Actions</text:span></text:p>
            <text:p text:style-name="P47"><text:span text:style-name="T51">ActionsMonster</text:span><text:span text:style-name="T52"/></text:p>
          </table:table-cell>
        </table:table-row>
        <table:table-row table:style-name="TableRow0605">
          <table:table-cell table:style-name="TableCell060500">
            <text:p text:style-name="P50"><text:span text:style-name="T53">Classe avec un constructeur par copie ou clone()</text:span><text:span text:style-name="T54"/></text:p>
          </table:table-cell>
          <table:table-cell table:style-name="TableCell060501">
            <text:p text:style-name="P50"><text:span text:style-name="T55">Goblin</text:span><text:span text:style-name="T56"/></text:p>
          </table:table-cell>
        </table:table-row>
        <table:table-row table:style-name="TableRow0606">
          <table:table-cell table:style-name="TableCell060600">
            <text:p text:style-name="P53"><text:span text:style-name="T57">Définition de classe étendant Exception</text:span><text:span text:style-name="T58"/></text:p>
          </table:table-cell>
          <table:table-cell table:style-name="TableCell060601">
            <text:p text:style-name="P53"><text:span text:style-name="T59">BattleException</text:span><text:span text:style-name="T60"/></text:p>
          </table:table-cell>
        </table:table-row>
        <table:table-row table:style-name="TableRow0607">
          <table:table-cell table:style-name="TableCell060700">
            <text:p text:style-name="P56"><text:span text:style-name="T61">Gestion des exceptions</text:span><text:span text:style-name="T62"/></text:p>
          </table:table-cell>
          <table:table-cell table:style-name="TableCell060701">
            <text:p text:style-name="P56"><text:span text:style-name="T63">Game</text:span><text:span text:style-name="T64"/></text:p>
          </table:table-cell>
        </table:table-row>
        <table:table-row table:style-name="TableRow0608">
          <table:table-cell table:style-name="TableCell060800">
            <text:p text:style-name="P59"><text:span text:style-name="T65">Utilisation du pattern singleton</text:span><text:span text:style-name="T66"/></text:p>
          </table:table-cell>
          <table:table-cell table:style-name="TableCell060801">
            <text:p text:style-name="P59"><text:span text:style-name="T67">Game</text:span><text:span text:style-name="T68"/></text:p>
          </table:table-cell>
        </table:table-row>
      </table:table>
      <text:p text:style-name="P61"><text:span text:style-name="T68"/></text:p>
      <table:table table:style-name="Table07">
        <table:table-column table:style-name="TableColumn0700"/>
        <table:table-row table:style-name="TableRow0700">
          <table:table-cell table:style-name="TableCell070000">
            <text:p text:style-name="P63"><text:span text:style-name="T69">Présentation de votre projet(max. 2 pages) :</text:span><text:span text:style-name="T70">texte libre expliquant en quoi consiste votre projet.</text:span><text:span text:style-name="T71"/></text:p>
          </table:table-cell>
        </table:table-row>
        <table:table-row table:style-name="TableRow0701">
          <table:table-cell table:style-name="TableCell070100">
            <text:p text:style-name="P66"><text:span text:style-name="T72">La simulation du jeu MMO consiste en un combat entre des hero et des monstres, la classe Hero a plusieurs sous classes qui sont les catégories d’hero possibles qu’on peut avoir, un hero a comme caractéristiques un nom, des points de vie, un level, des points d’experience ( un xpmax qui sert pour augmenter en niveau ), un range(la distance qui le sépare<text:tab/>du monstre ),<text:s text:c="2"/>et les points de dégât physique, pour augmenter ses xp ainsi son niveau on utilise respectivement les méthodes xpgain et lvlup, les xp sont donnés comme récompense quand on tue un monster ils sont donné par la méthode xpgiven qui se trouve dans la classe monstre.La sous class Mage de la classe Hero a ap(force magique ) et l’element de magie qui est de type Element, un Mage a une méthode attack qui inflige des dégâts au monstre adversaire, si le monstre adversaire utilise aussi la mage alors on se basant sur le type de Element, un mage peut devenir plus efficace ou inversement par exemple un mage de type eau est très efficace contre un mage de type feu, la class Mage a également une méthode ultimateattack qui inflige des dégâts supplémentaires.Pour la sous classe Assassin, elle a le paramètre lethality qui est spécial a elle, il donne un pourcentage de dégâts physiques supplémentaires, elle possède une méthode attack pour infliger les dégâts a un monstre les dégâts infligés sont calculés avec les attaques physiques et lethality, elle a également une méthode ultimateattack qui inflige des dégâts supplémentaire.La sous classe Valkyrie a considérablement plus de point des vie et le paramètre armor qui est spécial il bloque un pourcentage des dégâts reçus, elle a une méthode attack qui se base sur les attaques physiques et une méthode ultimate qui augmente armor pour bloquer une attaque on a également la méthode ultimateused qui désactive ultimate.La sous classe Healer a comme paramètre spécifique healing, la méthode heal qui prend une arrayliste de type hero, parmi les hero dans la liste le healer soigne en priorité ceux qui ont moins de 20% de leur hp ou ceux qui sont en premières lignes ( généralement les valkyries. Dans un combat le healer ne soigne qu’une seule fois par round d’attaque. Il a également une méthode ultimate qui augmente le paramètre healing et une méthode ultimateused pour désactiver ultimate. Pour tous les hero les ultimates sont déclenché après un certain nombres d'attaques définit pour chaque catégorie d’hero.</text:span></text:p>
            <text:p text:style-name="P66"><text:span text:style-name="T72">La classe (abstraite) Monster qui se constitue l'autre part du combat. La classe Goblin est<text:s text:c="2"/>une sous classe de<text:s text:c="2"/>Monster, elle a comme paramètre le lvl, les points de vie, et le damage ,on peut créer des goblin en donnant le lvl, ou en donnant<text:tab/>le hp ( dans ce cas le hp ne dépend pas du lvl ) ou sans rien donner ( le lvl va être tiré aléatoirement entre 1 et 30 et les autres paramètres seront en fonction du lvl), la classe Goblin contient une méthode xpgiven qui donne le xp gagné a la fin du combat ( si le hero gagne ) , xpgiven varie en fonction du lvl, le xp gagné minimum est DEFAULT_XP. La classe Goblin contient aussi une méthode attack pour attaquer un hero, après un certain nombre d’attaque un goblin utilise ultimateattack qui inflige plus de dégâts. La classe Goblin a également une sous classe Ghost qui est un goblin mais qui a un nombre de point de vie fix peut import son niveau et qui possède une magie de type Dark. Le classe Monster possède également une sous classe LegendaryMonster qui a 3 paramètres ; hp damage et rage, quand les hp tombent et ont la même valeur que rage le monstre devient enragé et son paramètre damage augmente considérablement. Cette classe a une méthode heal, en effet le monstre se soigne après un certain nombre d’attaque, elle a également une classe attackaoe autrement dit le monstre attaque tous les hero qui l’affronte, par contre les dégâts infligés varient en se basant sur la distance(range) qui sépare les deux entités, après un certain nombre d'attaque la méthode ultimateattackaoe (une attaque aoe avec des dégâts supplémentaires)<text:s text:c="2"/>est déclenché si ce nombre n’est pas atteint on nous renvoie le nombre d'attaques normales manquantes.La classe LegendaryMonster a deux sous classe Dragon et Ragnarok, la sous classe dragon a un Element ( type de magie ) en plus donc on va appliquer la règle qui favorise quelques types d’element à d’autres types, elle a également des constantes qui détermine les paramètres de la classe LegendaryMonster ( on peut par contre donner le type d’element en créant un dragon ). La sous classe Ragnarok n’est le l’autre type de LegendaryMonster qu’on peut avoir, elle possède des constantes bien spécifiques pour la création de ce monstre.</text:span></text:p>
            <text:p text:style-name="P66"><text:span text:style-name="T72">Le classe Game est l'environnement ou se déroule le jeu d'où elle est une classe singleton </text:span></text:p>
            <text:p text:style-name="P66"><text:span text:style-name="T72">Elle possède une méthode JoinBossBattle qui permet a un hero avec certain critère de rejoindre le combat contre un boss, ce hero est stocké dans une liste, pour affronter un Boss il faut avoir une nombre MIN de hero pour cela on fait cette vérification avec la méthode ReadyForBossBattle, on a également la méthode GoblinBattle qui prend comme argument un goblin et un hero, si le goblin est un ghost et le hero n’est pas un mage alors le hero ne peut pas gagner car il ne peut pas toucher le ghost il faut utiliser de la magie pour le battle, à part cela le combat se déroule comme suivant ; le hero comment a attaquer ensuite le goblin jusqu'à la mort de l’un des deux, si le goblin est mort on reçois un message qui indique cela ainsi que confine de xp le hero a gagné sinon on reçois un message disons que le hero a perdu la bataille, au debut de chaque bataille la méthode inithp initialise les hp de l’hero, et a la fin de chaque bataille la méthode respawn initialise le hp des monstres pour ne pas créer plusieurs monstres possédant les mêmes stats. La Methode BossBattle se déroule de la même façon c’est juste que tout le groupe des hero qui attaquent en même temps puis le monstre, pour que le monstre soit vainqueur il faut que tout le groupe des hero perd des points de vie la raison pour la quelle on la la méthode GroupAlive qui renvoie un boolean.</text:span></text:p>
            <text:p text:style-name="P66"><text:span text:style-name="T73"/></text:p>
          </table:table-cell>
        </table:table-row>
      </table:table>
      <text:p text:style-name="P68"><text:span text:style-name="T73"/></text:p>
      <table:table table:style-name="Table08">
        <table:table-column table:style-name="TableColumn0800"/>
        <table:table-row table:style-name="TableRow0800">
          <table:table-cell table:style-name="TableCell080000">
            <text:p text:style-name="P70"><text:span text:style-name="T74">Copier / coller vos classes et interfaces à partir d'ici :</text:span></text:p>
            <text:p text:style-name="P70"><text:span text:style-name="T75"/></text:p>
            <text:p text:style-name="P71"><text:span text:style-name="T76">package Hero;</text:span></text:p>
            <text:p text:style-name="P71"><text:span text:style-name="T76"/></text:p>
            <text:p text:style-name="P71"><text:span text:style-name="T76">import java.text.DecimalFormat;</text:span></text:p>
            <text:p text:style-name="P71"><text:span text:style-name="T76"/></text:p>
            <text:p text:style-name="P71"><text:span text:style-name="T76">import Interfaces.Actions;</text:span></text:p>
            <text:p text:style-name="P71"><text:span text:style-name="T76">import Interfaces.Levelling;</text:span></text:p>
            <text:p text:style-name="P71"><text:span text:style-name="T76">import Monsnters.Monster;</text:span></text:p>
            <text:p text:style-name="P71"><text:span text:style-name="T76"/></text:p>
            <text:p text:style-name="P71"><text:span text:style-name="T76">public class Hero implements Levelling,Actions{</text:span></text:p>
            <text:p text:style-name="P71"><text:span text:style-name="T76"/></text:p>
            <text:p text:style-name="P71"><text:span text:style-name="T76"/></text:p>
            <text:p text:style-name="P71"><text:span text:style-name="T76">private double hp,hpmax;</text:span></text:p>
            <text:p text:style-name="P71"><text:span text:style-name="T76">private double xp;</text:span></text:p>
            <text:p text:style-name="P71"><text:span text:style-name="T76">private double phyAtt;</text:span></text:p>
            <text:p text:style-name="P71"><text:span text:style-name="T76">private int lvl;</text:span></text:p>
            <text:p text:style-name="P71"><text:span text:style-name="T76">private double xpmax;</text:span></text:p>
            <text:p text:style-name="P71"><text:span text:style-name="T76">private String name;</text:span></text:p>
            <text:p text:style-name="P71"><text:span text:style-name="T76">private int range;</text:span></text:p>
            <text:p text:style-name="P71"><text:span text:style-name="T76"/></text:p>
            <text:p text:style-name="P71"><text:span text:style-name="T76"/></text:p>
            <text:p text:style-name="P71"><text:span text:style-name="T76">public Hero(int hp,int phyAtt,String name,int range) {</text:span></text:p>
            <text:p text:style-name="P71"><text:span text:style-name="T76"><text:tab/>this.name = name;</text:span></text:p>
            <text:p text:style-name="P71"><text:span text:style-name="T76"><text:tab/>this.hpmax = hp;</text:span></text:p>
            <text:p text:style-name="P71"><text:span text:style-name="T76"><text:tab/>this.phyAtt = phyAtt;</text:span></text:p>
            <text:p text:style-name="P71"><text:span text:style-name="T76"><text:tab/>this.range=range;</text:span></text:p>
            <text:p text:style-name="P71"><text:span text:style-name="T76"><text:tab/>lvl = 1;</text:span></text:p>
            <text:p text:style-name="P71"><text:span text:style-name="T76"><text:tab/>xp =0;</text:span></text:p>
            <text:p text:style-name="P71"><text:span text:style-name="T76"><text:tab/>xpmax = 50;</text:span></text:p>
            <text:p text:style-name="P71"><text:span text:style-name="T76"><text:tab/>this.hp=hpmax; </text:span></text:p>
            <text:p text:style-name="P71"><text:span text:style-name="T76">}</text:span></text:p>
            <text:p text:style-name="P71"><text:span text:style-name="T76"/></text:p>
            <text:p text:style-name="P71"><text:span text:style-name="T76"/></text:p>
            <text:p text:style-name="P71"><text:span text:style-name="T76">public Hero() {</text:span></text:p>
            <text:p text:style-name="P71"><text:span text:style-name="T76">}</text:span></text:p>
            <text:p text:style-name="P71"><text:span text:style-name="T76"/></text:p>
            <text:p text:style-name="P71"><text:span text:style-name="T76"/></text:p>
            <text:p text:style-name="P71"><text:span text:style-name="T76">public void xpgain(double exp) {</text:span></text:p>
            <text:p text:style-name="P71"><text:span text:style-name="T76"><text:tab/>xp+=exp;</text:span></text:p>
            <text:p text:style-name="P71"><text:span text:style-name="T76">}</text:span></text:p>
            <text:p text:style-name="P71"><text:span text:style-name="T76"/></text:p>
            <text:p text:style-name="P71"><text:span text:style-name="T76">public void lvlup() {</text:span></text:p>
            <text:p text:style-name="P71"><text:span text:style-name="T76"><text:tab/>int p =lvl;</text:span></text:p>
            <text:p text:style-name="P71"><text:span text:style-name="T76"><text:tab/>while (xp&gt;xpmax &amp;&amp; lvl&lt;30) {</text:span></text:p>
            <text:p text:style-name="P71"><text:span text:style-name="T76"><text:tab/><text:tab/>xp-=xpmax;</text:span></text:p>
            <text:p text:style-name="P71"><text:span text:style-name="T76"><text:tab/><text:tab/>lvl++;</text:span></text:p>
            <text:p text:style-name="P71"><text:span text:style-name="T76"><text:tab/><text:tab/>xpmax=xpmax*1.2;</text:span></text:p>
            <text:p text:style-name="P71"><text:span text:style-name="T76"><text:tab/><text:tab/>}</text:span></text:p>
            <text:p text:style-name="P71"><text:span text:style-name="T76"><text:tab/>if (p&lt;lvl)</text:span></text:p>
            <text:p text:style-name="P71"><text:span text:style-name="T76"><text:tab/>System.out.println(name +" Congratulations!! Now you're level "+lvl+"\n");</text:span></text:p>
            <text:p text:style-name="P71"><text:span text:style-name="T76"><text:tab/>}</text:span></text:p>
            <text:p text:style-name="P71"><text:span text:style-name="T76"><text:tab/></text:span></text:p>
            <text:p text:style-name="P71"><text:span text:style-name="T76"/></text:p>
            <text:p text:style-name="P71"><text:span text:style-name="T76">public double gethp(){</text:span></text:p>
            <text:p text:style-name="P71"><text:span text:style-name="T76"><text:tab/>return hp;</text:span></text:p>
            <text:p text:style-name="P71"><text:span text:style-name="T76">}</text:span></text:p>
            <text:p text:style-name="P71"><text:span text:style-name="T76"/></text:p>
            <text:p text:style-name="P71"><text:span text:style-name="T76">public double gethpmax(){</text:span></text:p>
            <text:p text:style-name="P71"><text:span text:style-name="T76"><text:tab/>return hpmax;</text:span></text:p>
            <text:p text:style-name="P71"><text:span text:style-name="T76">}</text:span></text:p>
            <text:p text:style-name="P71"><text:span text:style-name="T76"/></text:p>
            <text:p text:style-name="P71"><text:span text:style-name="T76">public void sethp(double a) {</text:span></text:p>
            <text:p text:style-name="P71"><text:span text:style-name="T76"><text:tab/>hp=hp+(hpmax*a/100);</text:span></text:p>
            <text:p text:style-name="P71"><text:span text:style-name="T76"><text:tab/>if (hp&gt;hpmax) {</text:span></text:p>
            <text:p text:style-name="P71"><text:span text:style-name="T76"><text:tab/><text:tab/>hp =hpmax;</text:span></text:p>
            <text:p text:style-name="P71"><text:span text:style-name="T76"><text:tab/>}</text:span></text:p>
            <text:p text:style-name="P71"><text:span text:style-name="T76">}</text:span></text:p>
            <text:p text:style-name="P71"><text:span text:style-name="T76"/></text:p>
            <text:p text:style-name="P71"><text:span text:style-name="T76">public void sethpmax(double a) {</text:span></text:p>
            <text:p text:style-name="P71"><text:span text:style-name="T76"><text:tab/>hpmax=hpmax*a;</text:span></text:p>
            <text:p text:style-name="P71"><text:span text:style-name="T76">}</text:span></text:p>
            <text:p text:style-name="P71"><text:span text:style-name="T76"/></text:p>
            <text:p text:style-name="P71"><text:span text:style-name="T76">public double getxp() {</text:span></text:p>
            <text:p text:style-name="P71"><text:span text:style-name="T76"><text:tab/>return xp;</text:span></text:p>
            <text:p text:style-name="P71"><text:span text:style-name="T76">}</text:span></text:p>
            <text:p text:style-name="P71"><text:span text:style-name="T76"/></text:p>
            <text:p text:style-name="P71"><text:span text:style-name="T76">public double getphyAtt() {</text:span></text:p>
            <text:p text:style-name="P71"><text:span text:style-name="T76"><text:tab/>return phyAtt;</text:span></text:p>
            <text:p text:style-name="P71"><text:span text:style-name="T76">}</text:span></text:p>
            <text:p text:style-name="P71"><text:span text:style-name="T76"/></text:p>
            <text:p text:style-name="P71"><text:span text:style-name="T76">public void setphyAtt(double a) {</text:span></text:p>
            <text:p text:style-name="P71"><text:span text:style-name="T76"><text:tab/>phyAtt= phyAtt * a;</text:span></text:p>
            <text:p text:style-name="P71"><text:span text:style-name="T76">}</text:span></text:p>
            <text:p text:style-name="P71"><text:span text:style-name="T76"/></text:p>
            <text:p text:style-name="P71"><text:span text:style-name="T76">public int getlvl() {</text:span></text:p>
            <text:p text:style-name="P71"><text:span text:style-name="T76"><text:tab/>return lvl;</text:span></text:p>
            <text:p text:style-name="P71"><text:span text:style-name="T76">}</text:span></text:p>
            <text:p text:style-name="P71"><text:span text:style-name="T76"/></text:p>
            <text:p text:style-name="P71"><text:span text:style-name="T76">public double getxpmax() {</text:span></text:p>
            <text:p text:style-name="P71"><text:span text:style-name="T76"><text:tab/>return xpmax;</text:span></text:p>
            <text:p text:style-name="P71"><text:span text:style-name="T76">}</text:span></text:p>
            <text:p text:style-name="P71"><text:span text:style-name="T76"/></text:p>
            <text:p text:style-name="P71"><text:span text:style-name="T76">public String getName() {</text:span></text:p>
            <text:p text:style-name="P71"><text:span text:style-name="T76"><text:tab/>return name;</text:span></text:p>
            <text:p text:style-name="P71"><text:span text:style-name="T76">}</text:span></text:p>
            <text:p text:style-name="P71"><text:span text:style-name="T76"/></text:p>
            <text:p text:style-name="P71"><text:span text:style-name="T76">@Override</text:span></text:p>
            <text:p text:style-name="P71"><text:span text:style-name="T76">public void inithp() {</text:span></text:p>
            <text:p text:style-name="P71"><text:span text:style-name="T76"><text:tab/>hp=hpmax;</text:span></text:p>
            <text:p text:style-name="P71"><text:span text:style-name="T76">}</text:span></text:p>
            <text:p text:style-name="P71"><text:span text:style-name="T76"/></text:p>
            <text:p text:style-name="P71"><text:span text:style-name="T76">@Override</text:span></text:p>
            <text:p text:style-name="P71"><text:span text:style-name="T76">public void attack(Monster a) {</text:span></text:p>
            <text:p text:style-name="P71"><text:span text:style-name="T76">}</text:span></text:p>
            <text:p text:style-name="P71"><text:span text:style-name="T76"/></text:p>
            <text:p text:style-name="P71"><text:span text:style-name="T76">@Override</text:span></text:p>
            <text:p text:style-name="P71"><text:span text:style-name="T76">public void ultimateattack(Monster a) {</text:span></text:p>
            <text:p text:style-name="P71"><text:span text:style-name="T76">}</text:span></text:p>
            <text:p text:style-name="P71"><text:span text:style-name="T76"/></text:p>
            <text:p text:style-name="P71"><text:span text:style-name="T76">DecimalFormat df = new DecimalFormat("#.##");</text:span></text:p>
            <text:p text:style-name="P71"><text:span text:style-name="T76"/></text:p>
            <text:p text:style-name="P71"><text:span text:style-name="T76">public String toString() {</text:span></text:p>
            <text:p text:style-name="P71"><text:span text:style-name="T76"><text:tab/>return "Name = "+name+"\n"+"Hp : "+df.format(hpmax)+"\n"+"Lvl : "+lvl+"\n"+"Xp : "+df.format(xp)+"\n";</text:span></text:p>
            <text:p text:style-name="P71"><text:span text:style-name="T76">}</text:span></text:p>
            <text:p text:style-name="P71"><text:span text:style-name="T76"/></text:p>
            <text:p text:style-name="P71"><text:span text:style-name="T76">public void damaged(double a) {</text:span></text:p>
            <text:p text:style-name="P71"><text:span text:style-name="T76"><text:tab/>hp-=a;</text:span></text:p>
            <text:p text:style-name="P71"><text:span text:style-name="T76">}</text:span></text:p>
            <text:p text:style-name="P71"><text:span text:style-name="T76"/></text:p>
            <text:p text:style-name="P71"><text:span text:style-name="T76">@Override</text:span></text:p>
            <text:p text:style-name="P71"><text:span text:style-name="T76">public void ultimate() {</text:span></text:p>
            <text:p text:style-name="P71"><text:span text:style-name="T76">}</text:span></text:p>
            <text:p text:style-name="P71"><text:span text:style-name="T76"/></text:p>
            <text:p text:style-name="P71"><text:span text:style-name="T76">@Override</text:span></text:p>
            <text:p text:style-name="P71"><text:span text:style-name="T76">public void ultimateused() {</text:span></text:p>
            <text:p text:style-name="P71"><text:span text:style-name="T76">}</text:span></text:p>
            <text:p text:style-name="P71"><text:span text:style-name="T76"/></text:p>
            <text:p text:style-name="P71"><text:span text:style-name="T76"/></text:p>
            <text:p text:style-name="P71"><text:span text:style-name="T76">public int getRange() {</text:span></text:p>
            <text:p text:style-name="P71"><text:span text:style-name="T76"><text:tab/>return range;</text:span></text:p>
            <text:p text:style-name="P71"><text:span text:style-name="T76">}</text:span></text:p>
            <text:p text:style-name="P71"><text:span text:style-name="T76"/></text:p>
            <text:p text:style-name="P71"><text:span text:style-name="T76">}</text:span></text:p>
            <text:p text:style-name="P71"><text:span text:style-name="T76"/></text:p>
            <text:p text:style-name="P71"><text:span text:style-name="T76"/></text:p>
            <text:p text:style-name="P71"><text:span text:style-name="T76"/></text:p>
            <text:p text:style-name="P71"><text:span text:style-name="T76">package Hero;</text:span></text:p>
            <text:p text:style-name="P71"><text:span text:style-name="T76"/></text:p>
            <text:p text:style-name="P71"><text:span text:style-name="T76">import Interfaces.Actions;</text:span></text:p>
            <text:p text:style-name="P71"><text:span text:style-name="T76">import Interfaces.Levelling;</text:span></text:p>
            <text:p text:style-name="P71"><text:span text:style-name="T76">import Monsnters.Monster;</text:span></text:p>
            <text:p text:style-name="P71"><text:span text:style-name="T76"/></text:p>
            <text:p text:style-name="P71"><text:span text:style-name="T76">public class Assassin extends Hero implements Levelling,Actions{</text:span></text:p>
            <text:p text:style-name="P71"><text:span text:style-name="T76"><text:tab/></text:span></text:p>
            <text:p text:style-name="P71"><text:span text:style-name="T76"><text:tab/>protected int lethality;</text:span></text:p>
            <text:p text:style-name="P71"><text:span text:style-name="T76"><text:tab/>private final static int DEFAULT_LETHALITY = 15;</text:span></text:p>
            <text:p text:style-name="P71"><text:span text:style-name="T76"><text:tab/>private final static int RANGE = 2;</text:span></text:p>
            <text:p text:style-name="P71"><text:span text:style-name="T76"><text:tab/>private final static int DEFAULT_HP = 100;</text:span></text:p>
            <text:p text:style-name="P71"><text:span text:style-name="T76"><text:tab/>private final static int DEFAULT_AD = 150;</text:span></text:p>
            <text:p text:style-name="P71"><text:span text:style-name="T76"><text:tab/>private final static double LEVELLING_AD = 1.3;</text:span></text:p>
            <text:p text:style-name="P71"><text:span text:style-name="T76"><text:tab/>private final static double LEVELLING_HP = 1.1;</text:span></text:p>
            <text:p text:style-name="P71"><text:span text:style-name="T76"><text:tab/>private final static int ULTCPT = 5;</text:span></text:p>
            <text:p text:style-name="P71"><text:span text:style-name="T76"><text:tab/>private final static int ULT = 4;</text:span></text:p>
            <text:p text:style-name="P71"><text:span text:style-name="T76"><text:tab/>int cpt=0;</text:span></text:p>
            <text:p text:style-name="P71"><text:span text:style-name="T76"><text:tab/>int cpt1=0;</text:span></text:p>
            <text:p text:style-name="P71"><text:span text:style-name="T76"/></text:p>
            <text:p text:style-name="P71"><text:span text:style-name="T76"/></text:p>
            <text:p text:style-name="P71"><text:span text:style-name="T76"/></text:p>
            <text:p text:style-name="P71"><text:span text:style-name="T76"><text:tab/>public Assassin(String name) {</text:span></text:p>
            <text:p text:style-name="P71"><text:span text:style-name="T76"><text:tab/><text:tab/>super(DEFAULT_HP,DEFAULT_AD,name,RANGE);</text:span></text:p>
            <text:p text:style-name="P71"><text:span text:style-name="T76"><text:tab/><text:tab/>lethality = DEFAULT_LETHALITY;</text:span></text:p>
            <text:p text:style-name="P71"><text:span text:style-name="T76"><text:tab/>}<text:tab/></text:span></text:p>
            <text:p text:style-name="P71"><text:span text:style-name="T76"><text:tab/></text:span></text:p>
            <text:p text:style-name="P71"><text:span text:style-name="T76"><text:tab/>@Override</text:span></text:p>
            <text:p text:style-name="P71"><text:span text:style-name="T76"><text:tab/>public void lvlup() {</text:span></text:p>
            <text:p text:style-name="P71"><text:span text:style-name="T76"><text:tab/><text:tab/>super.lvlup();</text:span></text:p>
            <text:p text:style-name="P71"><text:span text:style-name="T76"><text:tab/><text:tab/>while(cpt&lt;super.getlvl()-1) {</text:span></text:p>
            <text:p text:style-name="P71"><text:span text:style-name="T76"><text:tab/><text:tab/><text:tab/>super.setphyAtt(LEVELLING_AD);</text:span></text:p>
            <text:p text:style-name="P71"><text:span text:style-name="T76"><text:tab/><text:tab/><text:tab/>super.sethpmax(LEVELLING_HP);</text:span></text:p>
            <text:p text:style-name="P71"><text:span text:style-name="T76"><text:tab/><text:tab/><text:tab/>lethality++;</text:span></text:p>
            <text:p text:style-name="P71"><text:span text:style-name="T76"><text:tab/><text:tab/><text:tab/>cpt++;</text:span></text:p>
            <text:p text:style-name="P71"><text:span text:style-name="T76"><text:tab/><text:tab/>}</text:span></text:p>
            <text:p text:style-name="P71"><text:span text:style-name="T76"><text:tab/>}</text:span></text:p>
            <text:p text:style-name="P71"><text:span text:style-name="T76"><text:tab/></text:span></text:p>
            <text:p text:style-name="P71"><text:span text:style-name="T76"><text:tab/>public int getLethality() {</text:span></text:p>
            <text:p text:style-name="P71"><text:span text:style-name="T76"><text:tab/><text:tab/>return lethality;</text:span></text:p>
            <text:p text:style-name="P71"><text:span text:style-name="T76"><text:tab/>}</text:span></text:p>
            <text:p text:style-name="P71"><text:span text:style-name="T76"><text:tab/>@Override</text:span></text:p>
            <text:p text:style-name="P71"><text:span text:style-name="T76"><text:tab/>public String toString() {</text:span></text:p>
            <text:p text:style-name="P71"><text:span text:style-name="T76"/></text:p>
            <text:p text:style-name="P71"><text:span text:style-name="T76"><text:tab/><text:tab/>return super.toString()+"Lethality : "+lethality+"\n";</text:span></text:p>
            <text:p text:style-name="P71"><text:span text:style-name="T76"><text:tab/>}</text:span></text:p>
            <text:p text:style-name="P71"><text:span text:style-name="T76"><text:tab/></text:span></text:p>
            <text:p text:style-name="P71"><text:span text:style-name="T76"><text:tab/>@Override</text:span></text:p>
            <text:p text:style-name="P71"><text:span text:style-name="T76"><text:tab/>public void attack(Monster a) {</text:span></text:p>
            <text:p text:style-name="P71"><text:span text:style-name="T76"><text:tab/><text:tab/>a.attacked(getphyAtt()*((100+lethality)/100));</text:span></text:p>
            <text:p text:style-name="P71"><text:span text:style-name="T76"><text:tab/><text:tab/>cpt1++;</text:span></text:p>
            <text:p text:style-name="P71"><text:span text:style-name="T76"><text:tab/>}</text:span></text:p>
            <text:p text:style-name="P71"><text:span text:style-name="T76"><text:tab/></text:span></text:p>
            <text:p text:style-name="P71"><text:span text:style-name="T76"><text:tab/>@Override</text:span></text:p>
            <text:p text:style-name="P71"><text:span text:style-name="T76"><text:tab/>public void ultimateattack(Monster a) {</text:span></text:p>
            <text:p text:style-name="P71"><text:span text:style-name="T76"><text:tab/><text:tab/>if (cpt1&gt;=ULTCPT) {</text:span></text:p>
            <text:p text:style-name="P71"><text:span text:style-name="T76"><text:tab/><text:tab/><text:tab/>cpt1=0;</text:span></text:p>
            <text:p text:style-name="P71"><text:span text:style-name="T76"><text:tab/><text:tab/><text:tab/>System.out.println(getName()+" is using his ultimate attack"+"\n");</text:span></text:p>
            <text:p text:style-name="P71"><text:span text:style-name="T76"><text:tab/><text:tab/><text:tab/>a.attacked(getphyAtt()*((100+ULT*lethality)/100));</text:span></text:p>
            <text:p text:style-name="P71"><text:span text:style-name="T76"><text:tab/><text:tab/><text:tab/>}</text:span></text:p>
            <text:p text:style-name="P71"><text:span text:style-name="T76"><text:tab/><text:tab/>else {</text:span></text:p>
            <text:p text:style-name="P71"><text:span text:style-name="T76"><text:tab/><text:tab/><text:tab/>System.out.println(ULTCPT-cpt1+" attacks missing for " +getName() +" to activate the ultimate attack"+"\n");</text:span></text:p>
            <text:p text:style-name="P71"><text:span text:style-name="T76"><text:tab/><text:tab/><text:tab/>}<text:tab/></text:span></text:p>
            <text:p text:style-name="P71"><text:span text:style-name="T76"><text:tab/>}</text:span></text:p>
            <text:p text:style-name="P71"><text:span text:style-name="T76"><text:tab/></text:span></text:p>
            <text:p text:style-name="P71"><text:span text:style-name="T76">}</text:span></text:p>
            <text:p text:style-name="P71"><text:span text:style-name="T76"/></text:p>
            <text:p text:style-name="P71"><text:span text:style-name="T76"/></text:p>
            <text:p text:style-name="P71"><text:span text:style-name="T76"/></text:p>
            <text:p text:style-name="P71"><text:span text:style-name="T76"/></text:p>
            <text:p text:style-name="P71"><text:span text:style-name="T76">package Hero;</text:span></text:p>
            <text:p text:style-name="P71"><text:span text:style-name="T76"/></text:p>
            <text:p text:style-name="P71"><text:span text:style-name="T76">import java.util.ArrayList;</text:span></text:p>
            <text:p text:style-name="P71"><text:span text:style-name="T76"/></text:p>
            <text:p text:style-name="P71"><text:span text:style-name="T76">import Interfaces.Actions;</text:span></text:p>
            <text:p text:style-name="P71"><text:span text:style-name="T76">import Interfaces.Levelling;</text:span></text:p>
            <text:p text:style-name="P71"><text:span text:style-name="T76">import Monsnters.Monster;</text:span></text:p>
            <text:p text:style-name="P71"><text:span text:style-name="T76"/></text:p>
            <text:p text:style-name="P71"><text:span text:style-name="T76">public class Healer extends Hero implements Levelling,Actions{</text:span></text:p>
            <text:p text:style-name="P71"><text:span text:style-name="T76"/></text:p>
            <text:p text:style-name="P71"><text:span text:style-name="T76">protected int healing;</text:span></text:p>
            <text:p text:style-name="P71"><text:span text:style-name="T76">private final static int DEFAULT_HEALING = 5;</text:span></text:p>
            <text:p text:style-name="P71"><text:span text:style-name="T76">private final static int RANGE = 4;</text:span></text:p>
            <text:p text:style-name="P71"><text:span text:style-name="T76">private final static int DEFAULT_HP = 200;</text:span></text:p>
            <text:p text:style-name="P71"><text:span text:style-name="T76">private final static int DEFAULT_AD = 30;</text:span></text:p>
            <text:p text:style-name="P71"><text:span text:style-name="T76">private final static double LEVELLING_AD = 1.05;</text:span></text:p>
            <text:p text:style-name="P71"><text:span text:style-name="T76">private final static double LEVELLING_HP = 1.1;</text:span></text:p>
            <text:p text:style-name="P71"><text:span text:style-name="T76">private final static int ULT = 3;</text:span></text:p>
            <text:p text:style-name="P71"><text:span text:style-name="T76">private final static int ULTCPT = 3;</text:span></text:p>
            <text:p text:style-name="P71"><text:span text:style-name="T76">private final static double HEAL_TRIGGER = 0.2;</text:span></text:p>
            <text:p text:style-name="P71"><text:span text:style-name="T76">private final static int RANGE_PRIORITY = 2;</text:span></text:p>
            <text:p text:style-name="P71"><text:span text:style-name="T76">private final static double HALF_HEALTH = 0.5;</text:span></text:p>
            <text:p text:style-name="P71"><text:span text:style-name="T76"/></text:p>
            <text:p text:style-name="P71"><text:span text:style-name="T76"/></text:p>
            <text:p text:style-name="P71"><text:span text:style-name="T76"/></text:p>
            <text:p text:style-name="P71"><text:span text:style-name="T76">boolean ult;</text:span></text:p>
            <text:p text:style-name="P71"><text:span text:style-name="T76">int cpt1=0;<text:tab/></text:span></text:p>
            <text:p text:style-name="P71"><text:span text:style-name="T76">int cpt=0;</text:span></text:p>
            <text:p text:style-name="P71"><text:span text:style-name="T76"/></text:p>
            <text:p text:style-name="P71"><text:span text:style-name="T76">ArrayList&lt;Hero&gt; L = new ArrayList&lt;Hero&gt;() ; </text:span></text:p>
            <text:p text:style-name="P71"><text:span text:style-name="T76"/></text:p>
            <text:p text:style-name="P71"><text:span text:style-name="T76"><text:tab/>public Healer(String name) {</text:span></text:p>
            <text:p text:style-name="P71"><text:span text:style-name="T76"><text:tab/><text:tab/>super(DEFAULT_HP,DEFAULT_AD,name,RANGE);</text:span></text:p>
            <text:p text:style-name="P71"><text:span text:style-name="T76"><text:tab/><text:tab/>healing=DEFAULT_HEALING;</text:span></text:p>
            <text:p text:style-name="P71"><text:span text:style-name="T76"><text:tab/>}</text:span></text:p>
            <text:p text:style-name="P71"><text:span text:style-name="T76"><text:tab/></text:span></text:p>
            <text:p text:style-name="P71"><text:span text:style-name="T76"><text:tab/>@Override</text:span></text:p>
            <text:p text:style-name="P71"><text:span text:style-name="T76"><text:tab/>public void lvlup() {</text:span></text:p>
            <text:p text:style-name="P71"><text:span text:style-name="T76"><text:tab/><text:tab/>super.lvlup();</text:span></text:p>
            <text:p text:style-name="P71"><text:span text:style-name="T76"><text:tab/><text:tab/>while(cpt1&lt;super.getlvl()-1) {</text:span></text:p>
            <text:p text:style-name="P71"><text:span text:style-name="T76"><text:tab/><text:tab/><text:tab/>cpt1++;</text:span></text:p>
            <text:p text:style-name="P71"><text:span text:style-name="T76"><text:tab/><text:tab/><text:tab/>super.setphyAtt(LEVELLING_AD);<text:tab/></text:span></text:p>
            <text:p text:style-name="P71"><text:span text:style-name="T76"><text:tab/><text:tab/><text:tab/>super.sethpmax(LEVELLING_HP);</text:span></text:p>
            <text:p text:style-name="P71"><text:span text:style-name="T76"><text:tab/><text:tab/><text:tab/>healing++;</text:span></text:p>
            <text:p text:style-name="P71"><text:span text:style-name="T76"><text:tab/><text:tab/><text:tab/>}</text:span></text:p>
            <text:p text:style-name="P71"><text:span text:style-name="T76"><text:tab/><text:tab/>}</text:span></text:p>
            <text:p text:style-name="P71"><text:span text:style-name="T76"><text:tab/></text:span></text:p>
            <text:p text:style-name="P71"><text:span text:style-name="T76"><text:tab/>public int getHealing() {</text:span></text:p>
            <text:p text:style-name="P71"><text:span text:style-name="T76"><text:tab/><text:tab/>return healing;</text:span></text:p>
            <text:p text:style-name="P71"><text:span text:style-name="T76"><text:tab/>}</text:span></text:p>
            <text:p text:style-name="P71"><text:span text:style-name="T76"><text:tab/></text:span></text:p>
            <text:p text:style-name="P71"><text:span text:style-name="T76"><text:tab/>public void heal(ArrayList&lt;Hero&gt; L) {</text:span></text:p>
            <text:p text:style-name="P71"><text:span text:style-name="T76"><text:tab/><text:tab/><text:tab/>for (Hero a : L) {</text:span></text:p>
            <text:p text:style-name="P71"><text:span text:style-name="T76"><text:tab/><text:tab/><text:tab/><text:tab/>if (a.gethp() &lt;= ( a.gethpmax()*HEAL_TRIGGER ) ) {</text:span></text:p>
            <text:p text:style-name="P71"><text:span text:style-name="T76"><text:tab/><text:tab/><text:tab/><text:tab/><text:tab/>a.sethp(healing);</text:span></text:p>
            <text:p text:style-name="P71"><text:span text:style-name="T76"><text:tab/><text:tab/><text:tab/><text:tab/><text:tab/>System.out.println("The "+a.getClass().getSimpleName()+" "+a.getName()+" is healed !"+"\n");</text:span></text:p>
            <text:p text:style-name="P71"><text:span text:style-name="T76"><text:tab/><text:tab/><text:tab/><text:tab/><text:tab/>return;</text:span></text:p>
            <text:p text:style-name="P71"><text:span text:style-name="T76"><text:tab/><text:tab/><text:tab/><text:tab/>}else {</text:span></text:p>
            <text:p text:style-name="P71"><text:span text:style-name="T76"><text:tab/><text:tab/><text:tab/><text:tab/><text:tab/>if(a.getRange() &lt;= RANGE_PRIORITY &amp;&amp; a.gethp() &lt;= ( a.gethpmax()*HALF_HEALTH )) {</text:span></text:p>
            <text:p text:style-name="P71"><text:span text:style-name="T76"><text:tab/><text:tab/><text:tab/><text:tab/><text:tab/>a.sethp(healing);</text:span></text:p>
            <text:p text:style-name="P71"><text:span text:style-name="T76"><text:tab/><text:tab/><text:tab/><text:tab/><text:tab/>System.out.println("The "+a.getClass().getSimpleName()+" "+a.getName()+" is healed !"+"\n");</text:span></text:p>
            <text:p text:style-name="P71"><text:span text:style-name="T76"><text:tab/><text:tab/><text:tab/><text:tab/><text:tab/>return;</text:span></text:p>
            <text:p text:style-name="P71"><text:span text:style-name="T76"><text:tab/><text:tab/><text:tab/><text:tab/><text:tab/>}</text:span></text:p>
            <text:p text:style-name="P71"><text:span text:style-name="T76"><text:tab/><text:tab/><text:tab/><text:tab/>}</text:span></text:p>
            <text:p text:style-name="P71"><text:span text:style-name="T76"><text:tab/><text:tab/><text:tab/>}<text:tab/><text:tab/></text:span></text:p>
            <text:p text:style-name="P71"><text:span text:style-name="T76"><text:tab/><text:tab/>}</text:span></text:p>
            <text:p text:style-name="P71"><text:span text:style-name="T76"><text:tab/><text:tab/></text:span></text:p>
            <text:p text:style-name="P71"><text:span text:style-name="T76"><text:tab/></text:span></text:p>
            <text:p text:style-name="P71"><text:span text:style-name="T76"><text:tab/>@Override</text:span></text:p>
            <text:p text:style-name="P71"><text:span text:style-name="T76"><text:tab/>public String toString() {</text:span></text:p>
            <text:p text:style-name="P71"><text:span text:style-name="T76"><text:tab/><text:tab/>return super.toString()+"Healing :"+healing+"\n";</text:span></text:p>
            <text:p text:style-name="P71"><text:span text:style-name="T76"><text:tab/>}</text:span></text:p>
            <text:p text:style-name="P71"><text:span text:style-name="T76"><text:tab/><text:tab/></text:span></text:p>
            <text:p text:style-name="P71"><text:span text:style-name="T76"><text:tab/>@Override</text:span></text:p>
            <text:p text:style-name="P71"><text:span text:style-name="T76"><text:tab/>public void attack(Monster a) {</text:span></text:p>
            <text:p text:style-name="P71"><text:span text:style-name="T76"><text:tab/><text:tab/>a.attacked(getphyAtt());</text:span></text:p>
            <text:p text:style-name="P71"><text:span text:style-name="T76"><text:tab/><text:tab/>cpt++;</text:span></text:p>
            <text:p text:style-name="P71"><text:span text:style-name="T76"><text:tab/>}</text:span></text:p>
            <text:p text:style-name="P71"><text:span text:style-name="T76"><text:tab/></text:span></text:p>
            <text:p text:style-name="P71"><text:span text:style-name="T76"><text:tab/>@Override</text:span></text:p>
            <text:p text:style-name="P71"><text:span text:style-name="T76"><text:tab/><text:tab/>public void ultimate() {</text:span></text:p>
            <text:p text:style-name="P71"><text:span text:style-name="T76"><text:tab/><text:tab/><text:tab/>if(cpt &gt;= ULTCPT) {</text:span></text:p>
            <text:p text:style-name="P71"><text:span text:style-name="T76"><text:tab/><text:tab/><text:tab/><text:tab/>cpt=0;</text:span></text:p>
            <text:p text:style-name="P71"><text:span text:style-name="T76"><text:tab/><text:tab/><text:tab/><text:tab/>healing+=ULT;</text:span></text:p>
            <text:p text:style-name="P71"><text:span text:style-name="T76"><text:tab/><text:tab/><text:tab/><text:tab/>System.out.println(getName()+"'s<text:s text:c="2"/>Ultimate Healing is On"+"\n");</text:span></text:p>
            <text:p text:style-name="P71"><text:span text:style-name="T76"><text:tab/><text:tab/><text:tab/><text:tab/>ult=true;</text:span></text:p>
            <text:p text:style-name="P71"><text:span text:style-name="T76"><text:tab/><text:tab/><text:tab/>}</text:span></text:p>
            <text:p text:style-name="P71"><text:span text:style-name="T76"><text:tab/>}</text:span></text:p>
            <text:p text:style-name="P71"><text:span text:style-name="T76"><text:tab/></text:span></text:p>
            <text:p text:style-name="P71"><text:span text:style-name="T76"><text:tab/>@Override</text:span></text:p>
            <text:p text:style-name="P71"><text:span text:style-name="T76"><text:tab/><text:tab/>public void ultimateused() {</text:span></text:p>
            <text:p text:style-name="P71"><text:span text:style-name="T76"><text:tab/><text:tab/><text:tab/><text:tab/>if(ult) {</text:span></text:p>
            <text:p text:style-name="P71"><text:span text:style-name="T76"><text:tab/><text:tab/><text:tab/><text:tab/>healing-=ULT;</text:span></text:p>
            <text:p text:style-name="P71"><text:span text:style-name="T76"><text:tab/><text:tab/><text:tab/><text:tab/>ult=false;</text:span></text:p>
            <text:p text:style-name="P71"><text:span text:style-name="T76"><text:tab/><text:tab/><text:tab/><text:tab/>System.out.println(getName()+"'s<text:s text:c="2"/>Ultimate Healing is used"+"\n");</text:span></text:p>
            <text:p text:style-name="P71"><text:span text:style-name="T76"><text:tab/><text:tab/><text:tab/><text:tab/>}</text:span></text:p>
            <text:p text:style-name="P71"><text:span text:style-name="T76"><text:tab/>}</text:span></text:p>
            <text:p text:style-name="P71"><text:span text:style-name="T76">}</text:span></text:p>
            <text:p text:style-name="P71"><text:span text:style-name="T77"/></text:p>
            <text:p text:style-name="P71"><text:span text:style-name="T77"/></text:p>
            <text:p text:style-name="P71"><text:span text:style-name="T77"/></text:p>
            <text:p text:style-name="P71"><text:span text:style-name="T77"/></text:p>
            <text:p text:style-name="P71"><text:span text:style-name="T78">package Hero;</text:span></text:p>
            <text:p text:style-name="P71"><text:span text:style-name="T78"/></text:p>
            <text:p text:style-name="P71"><text:span text:style-name="T78">import Fights.Dark;</text:span></text:p>
            <text:p text:style-name="P71"><text:span text:style-name="T78">import Fights.Element;</text:span></text:p>
            <text:p text:style-name="P71"><text:span text:style-name="T78">import Fights.Fire;</text:span></text:p>
            <text:p text:style-name="P71"><text:span text:style-name="T78">import Fights.Light;</text:span></text:p>
            <text:p text:style-name="P71"><text:span text:style-name="T78">import Fights.Water;</text:span></text:p>
            <text:p text:style-name="P71"><text:span text:style-name="T78">import Interfaces.Actions;</text:span></text:p>
            <text:p text:style-name="P71"><text:span text:style-name="T78">import Interfaces.Levelling;</text:span></text:p>
            <text:p text:style-name="P71"><text:span text:style-name="T78">import Monsnters.Dragon;</text:span></text:p>
            <text:p text:style-name="P71"><text:span text:style-name="T78">import Monsnters.Monster;</text:span></text:p>
            <text:p text:style-name="P71"><text:span text:style-name="T78"/></text:p>
            <text:p text:style-name="P71"><text:span text:style-name="T78">public class Mage extends Hero implements Levelling,Actions{</text:span></text:p>
            <text:p text:style-name="P71"><text:span text:style-name="T78"><text:tab/>protected Element type;</text:span></text:p>
            <text:p text:style-name="P71"><text:span text:style-name="T78"><text:tab/>protected double ap;</text:span></text:p>
            <text:p text:style-name="P71"><text:span text:style-name="T78"><text:tab/>private final static int DEFAULT_AP = 100;</text:span></text:p>
            <text:p text:style-name="P71"><text:span text:style-name="T78"><text:tab/>private final static int RANGE = 3;</text:span></text:p>
            <text:p text:style-name="P71"><text:span text:style-name="T78"><text:tab/>private final static int DEFAULT_HP = 100;</text:span></text:p>
            <text:p text:style-name="P71"><text:span text:style-name="T78"><text:tab/>private final static int DEFAULT_AD = 50;</text:span></text:p>
            <text:p text:style-name="P71"><text:span text:style-name="T78"><text:tab/>private final static double LEVELLING_AD = 1.01;</text:span></text:p>
            <text:p text:style-name="P71"><text:span text:style-name="T78"><text:tab/>private final static double LEVELLING_HP = 1.1;</text:span></text:p>
            <text:p text:style-name="P71"><text:span text:style-name="T78"><text:tab/>private final static int ULTCPT = 4;</text:span></text:p>
            <text:p text:style-name="P71"><text:span text:style-name="T78"><text:tab/>private final static double LEVELLING_AP = 1.11;</text:span></text:p>
            <text:p text:style-name="P71"><text:span text:style-name="T78"><text:tab/>private final static double ULT = 1.5;</text:span></text:p>
            <text:p text:style-name="P71"><text:span text:style-name="T78"><text:tab/>private final static int<text:s text:c="2"/>EFFICIENCY = 2;</text:span></text:p>
            <text:p text:style-name="P71"><text:span text:style-name="T78"/></text:p>
            <text:p text:style-name="P71"><text:span text:style-name="T78"><text:tab/>int cpt=0;</text:span></text:p>
            <text:p text:style-name="P71"><text:span text:style-name="T78"><text:tab/>int cpt1=0;</text:span></text:p>
            <text:p text:style-name="P71"><text:span text:style-name="T78"/></text:p>
            <text:p text:style-name="P71"><text:span text:style-name="T78"><text:tab/>public Mage(String name,Element type) {</text:span></text:p>
            <text:p text:style-name="P71"><text:span text:style-name="T78"><text:tab/><text:tab/>super(DEFAULT_HP,DEFAULT_AD,name,RANGE);</text:span></text:p>
            <text:p text:style-name="P71"><text:span text:style-name="T78"><text:tab/><text:tab/>this.type = type;</text:span></text:p>
            <text:p text:style-name="P71"><text:span text:style-name="T78"><text:tab/><text:tab/>ap=DEFAULT_AP;</text:span></text:p>
            <text:p text:style-name="P71"><text:span text:style-name="T78"><text:tab/><text:tab/>}</text:span></text:p>
            <text:p text:style-name="P71"><text:span text:style-name="T78"><text:tab/></text:span></text:p>
            <text:p text:style-name="P71"><text:span text:style-name="T78"><text:tab/>@Override</text:span></text:p>
            <text:p text:style-name="P71"><text:span text:style-name="T78"><text:tab/>public void xpgain(double exp) {</text:span></text:p>
            <text:p text:style-name="P71"><text:span text:style-name="T78"><text:tab/><text:tab/>super.xpgain(exp);</text:span></text:p>
            <text:p text:style-name="P71"><text:span text:style-name="T78"><text:tab/>}</text:span></text:p>
            <text:p text:style-name="P71"><text:span text:style-name="T78"><text:tab/>@Override</text:span></text:p>
            <text:p text:style-name="P71"><text:span text:style-name="T78"><text:tab/>public void lvlup() {</text:span></text:p>
            <text:p text:style-name="P71"><text:span text:style-name="T78"><text:tab/><text:tab/>super.lvlup();</text:span></text:p>
            <text:p text:style-name="P71"><text:span text:style-name="T78"><text:tab/><text:tab/>while(cpt &lt; (super.getlvl()-1)) {</text:span></text:p>
            <text:p text:style-name="P71"><text:span text:style-name="T78"><text:tab/><text:tab/>cpt++;</text:span></text:p>
            <text:p text:style-name="P71"><text:span text:style-name="T78"><text:tab/><text:tab/>super.setphyAtt(LEVELLING_AD);</text:span></text:p>
            <text:p text:style-name="P71"><text:span text:style-name="T78"><text:tab/><text:tab/>super.sethpmax(LEVELLING_HP);</text:span></text:p>
            <text:p text:style-name="P71"><text:span text:style-name="T78"><text:tab/><text:tab/>ap=ap*LEVELLING_AP;</text:span></text:p>
            <text:p text:style-name="P71"><text:span text:style-name="T78"><text:tab/><text:tab/>}</text:span></text:p>
            <text:p text:style-name="P71"><text:span text:style-name="T78"><text:tab/>}</text:span></text:p>
            <text:p text:style-name="P71"><text:span text:style-name="T78"><text:tab/></text:span></text:p>
            <text:p text:style-name="P71"><text:span text:style-name="T78"><text:tab/>@Override</text:span></text:p>
            <text:p text:style-name="P71"><text:span text:style-name="T78"><text:tab/>public void attack(Monster a) {</text:span></text:p>
            <text:p text:style-name="P71"><text:span text:style-name="T78"><text:tab/><text:tab/>if(a.getClass().equals(Dragon.class)) {</text:span></text:p>
            <text:p text:style-name="P71"><text:span text:style-name="T78"><text:tab/><text:tab/><text:tab/>Dragon p = (Dragon)a;</text:span></text:p>
            <text:p text:style-name="P71"><text:span text:style-name="T78"><text:tab/><text:tab/><text:tab/>if( this.type.getClass().equals(Water.class) &amp;&amp; p.getType().getClass().equals(Fire.class) </text:span></text:p>
            <text:p text:style-name="P71"><text:span text:style-name="T78"><text:tab/><text:tab/><text:tab/><text:tab/>|| this.type.getClass().equals(Light.class) &amp;&amp; p.getType().getClass().equals(Dark.class)) {</text:span></text:p>
            <text:p text:style-name="P71"><text:span text:style-name="T78"><text:tab/><text:tab/><text:tab/><text:tab/>p.attacked(ap*EFFICIENCY);</text:span></text:p>
            <text:p text:style-name="P71"><text:span text:style-name="T78"><text:tab/><text:tab/><text:tab/>}else {</text:span></text:p>
            <text:p text:style-name="P71"><text:span text:style-name="T78"><text:tab/><text:tab/><text:tab/><text:tab/>if(type.getClass().equals(p.getType().getClass())) {</text:span></text:p>
            <text:p text:style-name="P71"><text:span text:style-name="T78"><text:tab/><text:tab/><text:tab/><text:tab/><text:tab/>p.attacked((ap/EFFICIENCY));}<text:tab/><text:tab/><text:tab/>}</text:span></text:p>
            <text:p text:style-name="P71"><text:span text:style-name="T78"><text:tab/><text:tab/>}else {</text:span></text:p>
            <text:p text:style-name="P71"><text:span text:style-name="T78"><text:tab/><text:tab/>a.attacked(ap);</text:span></text:p>
            <text:p text:style-name="P71"><text:span text:style-name="T78"><text:tab/><text:tab/>}</text:span></text:p>
            <text:p text:style-name="P71"><text:span text:style-name="T78"><text:tab/><text:tab/>cpt1++;</text:span></text:p>
            <text:p text:style-name="P71"><text:span text:style-name="T78"><text:tab/>}</text:span></text:p>
            <text:p text:style-name="P71"><text:span text:style-name="T78"><text:tab/></text:span></text:p>
            <text:p text:style-name="P71"><text:span text:style-name="T78"><text:tab/>@Override</text:span></text:p>
            <text:p text:style-name="P71"><text:span text:style-name="T78"><text:tab/>public void ultimateattack(Monster a) {</text:span></text:p>
            <text:p text:style-name="P71"><text:span text:style-name="T78"><text:tab/><text:tab/>if (cpt1&gt;=ULTCPT) {</text:span></text:p>
            <text:p text:style-name="P71"><text:span text:style-name="T78"><text:tab/><text:tab/><text:tab/>cpt1=0;</text:span></text:p>
            <text:p text:style-name="P71"><text:span text:style-name="T78"><text:tab/><text:tab/><text:tab/>System.out.println(getName()+" is using his ultimate attack"+"\n");</text:span></text:p>
            <text:p text:style-name="P71"><text:span text:style-name="T78"><text:tab/><text:tab/><text:tab/>if(a.getClass().equals(Dragon.class)) {</text:span></text:p>
            <text:p text:style-name="P71"><text:span text:style-name="T78"><text:tab/><text:tab/><text:tab/><text:tab/>Dragon p = (Dragon)a;</text:span></text:p>
            <text:p text:style-name="P71"><text:span text:style-name="T78"><text:tab/><text:tab/><text:tab/><text:tab/>if( this.type.getClass().equals(Water.class) &amp;&amp; p.getType().getClass().equals(Fire.class) </text:span></text:p>
            <text:p text:style-name="P71"><text:span text:style-name="T78"><text:tab/><text:tab/><text:tab/><text:tab/><text:tab/>|| this.type.getClass().equals(Light.class) &amp;&amp; p.getType().getClass().equals(Dark.class)) {</text:span></text:p>
            <text:p text:style-name="P71"><text:span text:style-name="T78"><text:tab/><text:tab/><text:tab/><text:tab/><text:tab/>p.attacked(ap*ULT*EFFICIENCY);</text:span></text:p>
            <text:p text:style-name="P71"><text:span text:style-name="T78"><text:tab/><text:tab/><text:tab/><text:tab/>}else {</text:span></text:p>
            <text:p text:style-name="P71"><text:span text:style-name="T78"><text:tab/><text:tab/><text:tab/><text:tab/><text:tab/>if(type.getClass().equals(p.getType().getClass())) {</text:span></text:p>
            <text:p text:style-name="P71"><text:span text:style-name="T78"><text:tab/><text:tab/><text:tab/><text:tab/><text:tab/><text:tab/>p.attacked((ap/EFFICIENCY));}<text:tab/><text:tab/><text:tab/><text:tab/><text:tab/>}</text:span></text:p>
            <text:p text:style-name="P71"><text:span text:style-name="T78"><text:tab/><text:tab/><text:tab/>}else {</text:span></text:p>
            <text:p text:style-name="P71"><text:span text:style-name="T78"><text:tab/><text:tab/><text:tab/>a.attacked(ap*ULT);</text:span></text:p>
            <text:p text:style-name="P71"><text:span text:style-name="T78"><text:tab/><text:tab/><text:tab/>}</text:span></text:p>
            <text:p text:style-name="P71"><text:span text:style-name="T78"><text:tab/><text:tab/><text:tab/>}</text:span></text:p>
            <text:p text:style-name="P71"><text:span text:style-name="T78"><text:tab/><text:tab/>else {</text:span></text:p>
            <text:p text:style-name="P71"><text:span text:style-name="T78"><text:tab/><text:tab/><text:tab/>System.out.println(ULTCPT-cpt1+" attacks missing for " +getName() +" to activate the ultimate attack"+"\n");</text:span></text:p>
            <text:p text:style-name="P71"><text:span text:style-name="T78"><text:tab/><text:tab/><text:tab/>}</text:span></text:p>
            <text:p text:style-name="P71"><text:span text:style-name="T78"><text:tab/>}</text:span></text:p>
            <text:p text:style-name="P71"><text:span text:style-name="T78"><text:tab/></text:span></text:p>
            <text:p text:style-name="P71"><text:span text:style-name="T78"><text:tab/>public double getAp() {</text:span></text:p>
            <text:p text:style-name="P71"><text:span text:style-name="T78"><text:tab/><text:tab/>return ap;</text:span></text:p>
            <text:p text:style-name="P71"><text:span text:style-name="T78"><text:tab/>}</text:span></text:p>
            <text:p text:style-name="P71"><text:span text:style-name="T78"><text:tab/></text:span></text:p>
            <text:p text:style-name="P71"><text:span text:style-name="T78"><text:tab/>public Element getType() {</text:span></text:p>
            <text:p text:style-name="P71"><text:span text:style-name="T78"><text:tab/><text:tab/>return type;</text:span></text:p>
            <text:p text:style-name="P71"><text:span text:style-name="T78"><text:tab/>}</text:span></text:p>
            <text:p text:style-name="P71"><text:span text:style-name="T78"><text:tab/></text:span></text:p>
            <text:p text:style-name="P71"><text:span text:style-name="T78"><text:tab/>@Override</text:span></text:p>
            <text:p text:style-name="P71"><text:span text:style-name="T78"><text:tab/>public String toString() {</text:span></text:p>
            <text:p text:style-name="P71"><text:span text:style-name="T78"><text:tab/><text:tab/>return super.toString()+"Magical Damage : "+df.format(ap)+"\n"+"Element : "+type.getClass().getSimpleName()+"\n";</text:span></text:p>
            <text:p text:style-name="P71"><text:span text:style-name="T78"><text:tab/>}</text:span></text:p>
            <text:p text:style-name="P71"><text:span text:style-name="T78">}</text:span></text:p>
            <text:p text:style-name="P71"><text:span text:style-name="T79"/></text:p>
            <text:p text:style-name="P71"><text:span text:style-name="T79"/></text:p>
            <text:p text:style-name="P71"><text:span text:style-name="T79"/></text:p>
            <text:p text:style-name="P71"><text:span text:style-name="T79"/></text:p>
            <text:p text:style-name="P71"><text:span text:style-name="T79"/></text:p>
            <text:p text:style-name="P71"><text:span text:style-name="T80">package Hero;</text:span></text:p>
            <text:p text:style-name="P71"><text:span text:style-name="T80"/></text:p>
            <text:p text:style-name="P71"><text:span text:style-name="T80">import Interfaces.Actions;</text:span></text:p>
            <text:p text:style-name="P71"><text:span text:style-name="T80">import Interfaces.Levelling;</text:span></text:p>
            <text:p text:style-name="P71"><text:span text:style-name="T80">import Monsnters.Monster;</text:span></text:p>
            <text:p text:style-name="P71"><text:span text:style-name="T80"/></text:p>
            <text:p text:style-name="P71"><text:span text:style-name="T80">public class Valkyrie extends Hero implements Levelling,Actions{</text:span></text:p>
            <text:p text:style-name="P71"><text:span text:style-name="T80"><text:tab/>protected int armor;</text:span></text:p>
            <text:p text:style-name="P71"><text:span text:style-name="T80"><text:tab/>private final static int DEFAULT_ARMOR = 10;</text:span></text:p>
            <text:p text:style-name="P71"><text:span text:style-name="T80"><text:tab/>private final static int RANGE = 1;</text:span></text:p>
            <text:p text:style-name="P71"><text:span text:style-name="T80"><text:tab/>private final static int DEFAULT_HP = 500;</text:span></text:p>
            <text:p text:style-name="P71"><text:span text:style-name="T80"><text:tab/>private final static int DEFAULT_AD = 60;</text:span></text:p>
            <text:p text:style-name="P71"><text:span text:style-name="T80"><text:tab/>private final static double LEVELLING_AD = 1.1;</text:span></text:p>
            <text:p text:style-name="P71"><text:span text:style-name="T80"><text:tab/>private final static double LEVELLING_HP = 1.11;</text:span></text:p>
            <text:p text:style-name="P71"><text:span text:style-name="T80"><text:tab/>private final static int ULT = 3;</text:span></text:p>
            <text:p text:style-name="P71"><text:span text:style-name="T80"><text:tab/>private final static int ULTCPT = 3;</text:span></text:p>
            <text:p text:style-name="P71"><text:span text:style-name="T80"/></text:p>
            <text:p text:style-name="P71"><text:span text:style-name="T80"><text:tab/>int cpt=0;</text:span></text:p>
            <text:p text:style-name="P71"><text:span text:style-name="T80"><text:tab/>int cpt1=0;</text:span></text:p>
            <text:p text:style-name="P71"><text:span text:style-name="T80"><text:tab/>boolean ult;</text:span></text:p>
            <text:p text:style-name="P71"><text:span text:style-name="T80"><text:tab/></text:span></text:p>
            <text:p text:style-name="P71"><text:span text:style-name="T80"><text:tab/>public Valkyrie(String name) {</text:span></text:p>
            <text:p text:style-name="P71"><text:span text:style-name="T80"><text:tab/><text:tab/>super(DEFAULT_HP,DEFAULT_AD,name,RANGE);</text:span></text:p>
            <text:p text:style-name="P71"><text:span text:style-name="T80"><text:tab/><text:tab/>armor =DEFAULT_ARMOR;</text:span></text:p>
            <text:p text:style-name="P71"><text:span text:style-name="T80"><text:tab/>}</text:span></text:p>
            <text:p text:style-name="P71"><text:span text:style-name="T80"><text:tab/></text:span></text:p>
            <text:p text:style-name="P71"><text:span text:style-name="T80"><text:tab/>public Valkyrie() {</text:span></text:p>
            <text:p text:style-name="P71"><text:span text:style-name="T80"><text:tab/><text:tab/>super();</text:span></text:p>
            <text:p text:style-name="P71"><text:span text:style-name="T80"><text:tab/>}</text:span></text:p>
            <text:p text:style-name="P71"><text:span text:style-name="T80"/></text:p>
            <text:p text:style-name="P71"><text:span text:style-name="T80"><text:tab/>@Override</text:span></text:p>
            <text:p text:style-name="P71"><text:span text:style-name="T80"><text:tab/>public void lvlup() {</text:span></text:p>
            <text:p text:style-name="P71"><text:span text:style-name="T80"><text:tab/><text:tab/>super.lvlup();</text:span></text:p>
            <text:p text:style-name="P71"><text:span text:style-name="T80"><text:tab/><text:tab/>while(cpt &lt; super.getlvl()-1){</text:span></text:p>
            <text:p text:style-name="P71"><text:span text:style-name="T80"><text:tab/><text:tab/><text:tab/>cpt++;</text:span></text:p>
            <text:p text:style-name="P71"><text:span text:style-name="T80"><text:tab/><text:tab/><text:tab/>super.setphyAtt(LEVELLING_AD);</text:span></text:p>
            <text:p text:style-name="P71"><text:span text:style-name="T80"><text:tab/><text:tab/><text:tab/>super.sethpmax(LEVELLING_HP);</text:span></text:p>
            <text:p text:style-name="P71"><text:span text:style-name="T80"><text:tab/><text:tab/><text:tab/>armor++;</text:span></text:p>
            <text:p text:style-name="P71"><text:span text:style-name="T80"><text:tab/><text:tab/>}</text:span></text:p>
            <text:p text:style-name="P71"><text:span text:style-name="T80"><text:tab/>}</text:span></text:p>
            <text:p text:style-name="P71"><text:span text:style-name="T80"><text:tab/></text:span></text:p>
            <text:p text:style-name="P71"><text:span text:style-name="T80"><text:tab/>public int getArmor() {</text:span></text:p>
            <text:p text:style-name="P71"><text:span text:style-name="T80"><text:tab/><text:tab/>return armor;</text:span></text:p>
            <text:p text:style-name="P71"><text:span text:style-name="T80"><text:tab/>}</text:span></text:p>
            <text:p text:style-name="P71"><text:span text:style-name="T80"><text:tab/></text:span></text:p>
            <text:p text:style-name="P71"><text:span text:style-name="T80"><text:tab/>@Override</text:span></text:p>
            <text:p text:style-name="P71"><text:span text:style-name="T80"><text:tab/>public void attack(Monster a) {</text:span></text:p>
            <text:p text:style-name="P71"><text:span text:style-name="T80"><text:tab/><text:tab/>a.attacked(getphyAtt());</text:span></text:p>
            <text:p text:style-name="P71"><text:span text:style-name="T80"><text:tab/><text:tab/>cpt1++;</text:span></text:p>
            <text:p text:style-name="P71"><text:span text:style-name="T80"><text:tab/>}</text:span></text:p>
            <text:p text:style-name="P71"><text:span text:style-name="T80"><text:tab/></text:span></text:p>
            <text:p text:style-name="P71"><text:span text:style-name="T80"><text:tab/>@Override</text:span></text:p>
            <text:p text:style-name="P71"><text:span text:style-name="T80"><text:tab/>public String toString() {</text:span></text:p>
            <text:p text:style-name="P71"><text:span text:style-name="T80"><text:tab/><text:tab/>return super.toString()+"Armor : "+armor+"\n";</text:span></text:p>
            <text:p text:style-name="P71"><text:span text:style-name="T80"><text:tab/>}</text:span></text:p>
            <text:p text:style-name="P71"><text:span text:style-name="T80"><text:tab/></text:span></text:p>
            <text:p text:style-name="P71"><text:span text:style-name="T80"><text:tab/>@Override</text:span></text:p>
            <text:p text:style-name="P71"><text:span text:style-name="T80"><text:tab/>public void ultimate() {<text:tab/><text:tab/></text:span></text:p>
            <text:p text:style-name="P71"><text:span text:style-name="T80"><text:tab/><text:tab/>if ( cpt1 &gt;= ULTCPT) {<text:tab/></text:span></text:p>
            <text:p text:style-name="P71"><text:span text:style-name="T80"><text:tab/><text:tab/><text:tab/>cpt1=0;</text:span></text:p>
            <text:p text:style-name="P71"><text:span text:style-name="T80"><text:tab/><text:tab/><text:tab/>armor+=ULT;</text:span></text:p>
            <text:p text:style-name="P71"><text:span text:style-name="T80"><text:tab/><text:tab/><text:tab/>System.out.println(getName()+"'s<text:s text:c="2"/>MythicShiled is On"+"\n");</text:span></text:p>
            <text:p text:style-name="P71"><text:span text:style-name="T80"><text:tab/><text:tab/><text:tab/>ult=true;</text:span></text:p>
            <text:p text:style-name="P71"><text:span text:style-name="T80"><text:tab/><text:tab/>}</text:span></text:p>
            <text:p text:style-name="P71"><text:span text:style-name="T80">}<text:tab/></text:span></text:p>
            <text:p text:style-name="P71"><text:span text:style-name="T80"><text:tab/></text:span></text:p>
            <text:p text:style-name="P71"><text:span text:style-name="T80"><text:tab/>@Override</text:span></text:p>
            <text:p text:style-name="P71"><text:span text:style-name="T80"><text:tab/>public void ultimateused() {</text:span></text:p>
            <text:p text:style-name="P71"><text:span text:style-name="T80"><text:tab/><text:tab/><text:tab/>if(ult) {</text:span></text:p>
            <text:p text:style-name="P71"><text:span text:style-name="T80"><text:tab/><text:tab/><text:tab/>armor-=ULT;</text:span></text:p>
            <text:p text:style-name="P71"><text:span text:style-name="T80"><text:tab/><text:tab/><text:tab/>ult=false;</text:span></text:p>
            <text:p text:style-name="P71"><text:span text:style-name="T80"><text:tab/><text:tab/><text:tab/>System.out.println(getName()+"'s<text:s text:c="2"/>MythicShiled is Off"+"\n");</text:span></text:p>
            <text:p text:style-name="P71"><text:span text:style-name="T80"><text:tab/><text:tab/><text:tab/>}</text:span></text:p>
            <text:p text:style-name="P71"><text:span text:style-name="T80"><text:tab/>}</text:span></text:p>
            <text:p text:style-name="P71"><text:span text:style-name="T80">}</text:span></text:p>
            <text:p text:style-name="P71"><text:span text:style-name="T80"/></text:p>
            <text:p text:style-name="P71"><text:span text:style-name="T80"/></text:p>
            <text:p text:style-name="P71"><text:span text:style-name="T80"/></text:p>
            <text:p text:style-name="P71"><text:span text:style-name="T80"/></text:p>
            <text:p text:style-name="P71"><text:span text:style-name="T80">package Fights;</text:span></text:p>
            <text:p text:style-name="P71"><text:span text:style-name="T80"/></text:p>
            <text:p text:style-name="P71"><text:span text:style-name="T80">public class BattleException extends Exception{</text:span></text:p>
            <text:p text:style-name="P71"><text:span text:style-name="T80"><text:tab/></text:span></text:p>
            <text:p text:style-name="P71"><text:span text:style-name="T80"><text:tab/>/**</text:span></text:p>
            <text:p text:style-name="P71"><text:span text:style-name="T80"><text:tab/> * </text:span></text:p>
            <text:p text:style-name="P71"><text:span text:style-name="T80"><text:tab/> */</text:span></text:p>
            <text:p text:style-name="P71"><text:span text:style-name="T80"><text:tab/>private static final long serialVersionUID = 1L;</text:span></text:p>
            <text:p text:style-name="P71"><text:span text:style-name="T80"/></text:p>
            <text:p text:style-name="P71"><text:span text:style-name="T80"><text:tab/>public BattleException(String message) {</text:span></text:p>
            <text:p text:style-name="P71"><text:span text:style-name="T80"><text:tab/><text:tab/>super(message);</text:span></text:p>
            <text:p text:style-name="P71"><text:span text:style-name="T80"><text:tab/>}</text:span></text:p>
            <text:p text:style-name="P71"><text:span text:style-name="T80"/></text:p>
            <text:p text:style-name="P71"><text:span text:style-name="T80">}</text:span></text:p>
            <text:p text:style-name="P71"><text:span text:style-name="T81"/></text:p>
            <text:p text:style-name="P71"><text:span text:style-name="T81"/></text:p>
            <text:p text:style-name="P71"><text:span text:style-name="T81"/></text:p>
            <text:p text:style-name="P71"><text:span text:style-name="T81"/></text:p>
            <text:p text:style-name="P71"><text:span text:style-name="T82">package Fights;</text:span></text:p>
            <text:p text:style-name="P71"><text:span text:style-name="T82"/></text:p>
            <text:p text:style-name="P71"><text:span text:style-name="T82">public final class Dark extends Element{</text:span></text:p>
            <text:p text:style-name="P71"><text:span text:style-name="T82"><text:tab/></text:span></text:p>
            <text:p text:style-name="P71"><text:span text:style-name="T82"><text:tab/>public Dark() {}</text:span></text:p>
            <text:p text:style-name="P71"><text:span text:style-name="T82"><text:tab/></text:span></text:p>
            <text:p text:style-name="P71"><text:span text:style-name="T82">}</text:span></text:p>
            <text:p text:style-name="P71"><text:span text:style-name="T83"/></text:p>
            <text:p text:style-name="P71"><text:span text:style-name="T83"/></text:p>
            <text:p text:style-name="P71"><text:span text:style-name="T83"/></text:p>
            <text:p text:style-name="P71"><text:span text:style-name="T83"/></text:p>
            <text:p text:style-name="P71"><text:span text:style-name="T84">package Fights;</text:span></text:p>
            <text:p text:style-name="P71"><text:span text:style-name="T84"/></text:p>
            <text:p text:style-name="P71"><text:span text:style-name="T84">public abstract class Element {</text:span></text:p>
            <text:p text:style-name="P71"><text:span text:style-name="T84"><text:tab/></text:span></text:p>
            <text:p text:style-name="P71"><text:span text:style-name="T84">/**</text:span></text:p>
            <text:p text:style-name="P71"><text:span text:style-name="T84">* Element est donnÃ© avec une chaine, </text:span></text:p>
            <text:p text:style-name="P71"><text:span text:style-name="T84">* les types qu'on peut donner sont:</text:span></text:p>
            <text:p text:style-name="P71"><text:span text:style-name="T84">* Fire, Water, Light, Dark, Rock, </text:span></text:p>
            <text:p text:style-name="P71"><text:span text:style-name="T84">*/</text:span></text:p>
            <text:p text:style-name="P71"><text:span text:style-name="T84"><text:tab/>public Element () {}</text:span></text:p>
            <text:p text:style-name="P71"><text:span text:style-name="T84"/></text:p>
            <text:p text:style-name="P71"><text:span text:style-name="T84"/></text:p>
            <text:p text:style-name="P71"><text:span text:style-name="T84">}</text:span></text:p>
            <text:p text:style-name="P71"><text:span text:style-name="T84"/></text:p>
            <text:p text:style-name="P71"><text:span text:style-name="T84"/></text:p>
            <text:p text:style-name="P71"><text:span text:style-name="T85"/></text:p>
            <text:p text:style-name="P71"><text:span text:style-name="T85"/></text:p>
            <text:p text:style-name="P71"><text:span text:style-name="T86">package Fights;</text:span></text:p>
            <text:p text:style-name="P71"><text:span text:style-name="T86"/></text:p>
            <text:p text:style-name="P71"><text:span text:style-name="T86">public final class Fire extends Element{</text:span></text:p>
            <text:p text:style-name="P71"><text:span text:style-name="T86"><text:tab/></text:span></text:p>
            <text:p text:style-name="P71"><text:span text:style-name="T86"><text:tab/>public Fire() {}</text:span></text:p>
            <text:p text:style-name="P71"><text:span text:style-name="T86">}</text:span></text:p>
            <text:p text:style-name="P71"><text:span text:style-name="T87"/></text:p>
            <text:p text:style-name="P71"><text:span text:style-name="T87"/></text:p>
            <text:p text:style-name="P71"><text:span text:style-name="T87"/></text:p>
            <text:p text:style-name="P71"><text:span text:style-name="T87"/></text:p>
            <text:p text:style-name="P71"><text:span text:style-name="T88">package Fights;</text:span></text:p>
            <text:p text:style-name="P71"><text:span text:style-name="T88"/></text:p>
            <text:p text:style-name="P71"><text:span text:style-name="T88">public final class Light extends Element{</text:span></text:p>
            <text:p text:style-name="P71"><text:span text:style-name="T88"/></text:p>
            <text:p text:style-name="P71"><text:span text:style-name="T88"><text:tab/>public Light() {}</text:span></text:p>
            <text:p text:style-name="P71"><text:span text:style-name="T88"><text:tab/></text:span></text:p>
            <text:p text:style-name="P71"><text:span text:style-name="T88">}</text:span></text:p>
            <text:p text:style-name="P71"><text:span text:style-name="T89"/></text:p>
            <text:p text:style-name="P71"><text:span text:style-name="T89"/></text:p>
            <text:p text:style-name="P71"><text:span text:style-name="T89"/></text:p>
            <text:p text:style-name="P71"><text:span text:style-name="T89"/></text:p>
            <text:p text:style-name="P71"><text:span text:style-name="T90">package Fights;</text:span></text:p>
            <text:p text:style-name="P71"><text:span text:style-name="T90"/></text:p>
            <text:p text:style-name="P71"><text:span text:style-name="T90">public final class Water extends Element{</text:span></text:p>
            <text:p text:style-name="P71"><text:span text:style-name="T90"/></text:p>
            <text:p text:style-name="P71"><text:span text:style-name="T90"><text:tab/>public Water() {}</text:span></text:p>
            <text:p text:style-name="P71"><text:span text:style-name="T90">}</text:span></text:p>
            <text:p text:style-name="P71"><text:span text:style-name="T91"/></text:p>
            <text:p text:style-name="P71"><text:span text:style-name="T91"/></text:p>
            <text:p text:style-name="P71"><text:span text:style-name="T91"/></text:p>
            <text:p text:style-name="P71"><text:span text:style-name="T92">package Fights;</text:span></text:p>
            <text:p text:style-name="P71"><text:span text:style-name="T92"/></text:p>
            <text:p text:style-name="P71"><text:span text:style-name="T92">import java.util.ArrayList;</text:span></text:p>
            <text:p text:style-name="P71"><text:span text:style-name="T92"/></text:p>
            <text:p text:style-name="P71"><text:span text:style-name="T92">import Hero.Assassin;</text:span></text:p>
            <text:p text:style-name="P71"><text:span text:style-name="T92">import Hero.Healer;</text:span></text:p>
            <text:p text:style-name="P71"><text:span text:style-name="T92">import Hero.Hero;</text:span></text:p>
            <text:p text:style-name="P71"><text:span text:style-name="T92">import Hero.Valkyrie;</text:span></text:p>
            <text:p text:style-name="P71"><text:span text:style-name="T92">import Monsnters.Ghost;</text:span></text:p>
            <text:p text:style-name="P71"><text:span text:style-name="T92">import Monsnters.Goblin;</text:span></text:p>
            <text:p text:style-name="P71"><text:span text:style-name="T92">import Monsnters.LegendaryMonster;</text:span></text:p>
            <text:p text:style-name="P71"><text:span text:style-name="T92"/></text:p>
            <text:p text:style-name="P71"><text:span text:style-name="T92">public final class Game {</text:span></text:p>
            <text:p text:style-name="P71"><text:span text:style-name="T92">private static Game instance = new Game();</text:span></text:p>
            <text:p text:style-name="P71"><text:span text:style-name="T92">private static int LVLNEEDED =15;</text:span></text:p>
            <text:p text:style-name="P71"><text:span text:style-name="T92">private static int MIN=5;</text:span></text:p>
            <text:p text:style-name="P71"><text:span text:style-name="T92"/></text:p>
            <text:p text:style-name="P71"><text:span text:style-name="T92">private Game() {}</text:span></text:p>
            <text:p text:style-name="P71"><text:span text:style-name="T92"/></text:p>
            <text:p text:style-name="P71"><text:span text:style-name="T92">public static Game getInstance() {</text:span></text:p>
            <text:p text:style-name="P71"><text:span text:style-name="T92"><text:tab/>return instance;</text:span></text:p>
            <text:p text:style-name="P71"><text:span text:style-name="T92">}</text:span></text:p>
            <text:p text:style-name="P71"><text:span text:style-name="T92"/></text:p>
            <text:p text:style-name="P71"><text:span text:style-name="T92">ArrayList&lt;Hero&gt; L = new ArrayList&lt;Hero&gt;() ; </text:span></text:p>
            <text:p text:style-name="P71"><text:span text:style-name="T92"/></text:p>
            <text:p text:style-name="P71"><text:span text:style-name="T92">public void JoinBossBattle (Hero a) throws BattleException {</text:span></text:p>
            <text:p text:style-name="P71"><text:span text:style-name="T92"><text:tab/>try {</text:span></text:p>
            <text:p text:style-name="P71"><text:span text:style-name="T92"><text:tab/><text:tab/><text:tab/>if (a.getlvl()&lt;LVLNEEDED )</text:span></text:p>
            <text:p text:style-name="P71"><text:span text:style-name="T92"><text:tab/><text:tab/><text:tab/><text:tab/>throw new BattleException("The Hero's level is too low to join the raid boss battle!! "+"\n");</text:span></text:p>
            <text:p text:style-name="P71"><text:span text:style-name="T92"><text:tab/><text:tab/><text:tab/>for(Hero i : L) {</text:span></text:p>
            <text:p text:style-name="P71"><text:span text:style-name="T92"><text:tab/><text:tab/><text:tab/><text:tab/>if (i == a) {</text:span></text:p>
            <text:p text:style-name="P71"><text:span text:style-name="T92"><text:tab/><text:tab/><text:tab/><text:tab/><text:tab/>throw new RuntimeException(a.getName()+" has already joined the battle !! "+"\n");</text:span></text:p>
            <text:p text:style-name="P71"><text:span text:style-name="T92"><text:tab/><text:tab/><text:tab/><text:tab/>}</text:span></text:p>
            <text:p text:style-name="P71"><text:span text:style-name="T92"><text:tab/><text:tab/><text:tab/>}</text:span></text:p>
            <text:p text:style-name="P71"><text:span text:style-name="T92"><text:tab/><text:tab/><text:tab/>L.add(a);<text:tab/></text:span></text:p>
            <text:p text:style-name="P71"><text:span text:style-name="T92"><text:tab/><text:tab/><text:tab/>System.out.println(a.getName()+" has joined the battle !! "+"\n");</text:span></text:p>
            <text:p text:style-name="P71"><text:span text:style-name="T92"><text:tab/><text:tab/>} </text:span></text:p>
            <text:p text:style-name="P71"><text:span text:style-name="T92"><text:tab/>catch (BattleException e) {</text:span></text:p>
            <text:p text:style-name="P71"><text:span text:style-name="T92"><text:tab/><text:tab/>System.out.println("To join the boss battle you should be lvl "+LVLNEEDED+"\n");</text:span></text:p>
            <text:p text:style-name="P71"><text:span text:style-name="T92"><text:tab/>} </text:span></text:p>
            <text:p text:style-name="P71"><text:span text:style-name="T92"><text:tab/>catch(RuntimeException e) {</text:span></text:p>
            <text:p text:style-name="P71"><text:span text:style-name="T92"><text:tab/><text:tab/>System.out.println("This hero has already joined the battle !! "+"\n");</text:span></text:p>
            <text:p text:style-name="P71"><text:span text:style-name="T92"/></text:p>
            <text:p text:style-name="P71"><text:span text:style-name="T92"><text:tab/>}</text:span></text:p>
            <text:p text:style-name="P71"><text:span text:style-name="T92">}</text:span></text:p>
            <text:p text:style-name="P71"><text:span text:style-name="T92"/></text:p>
            <text:p text:style-name="P71"><text:span text:style-name="T92">public void ReadyForBossBatlle() {</text:span></text:p>
            <text:p text:style-name="P71"><text:span text:style-name="T92"><text:tab/>try {</text:span></text:p>
            <text:p text:style-name="P71"><text:span text:style-name="T92"><text:tab/><text:tab/>if ( L.size()&lt; MIN )</text:span></text:p>
            <text:p text:style-name="P71"><text:span text:style-name="T92"><text:tab/><text:tab/>throw new BattleException("The number of participants is not suffisant "+"\n");</text:span></text:p>
            <text:p text:style-name="P71"><text:span text:style-name="T92"><text:tab/><text:tab/>System.out.println("Let the battle begin!!"+"\n");</text:span></text:p>
            <text:p text:style-name="P71"><text:span text:style-name="T92"/></text:p>
            <text:p text:style-name="P71"><text:span text:style-name="T92"><text:tab/>}</text:span></text:p>
            <text:p text:style-name="P71"><text:span text:style-name="T92"><text:tab/>catch(BattleException e) {</text:span></text:p>
            <text:p text:style-name="P71"><text:span text:style-name="T92"><text:tab/><text:tab/>System.out.println (MIN-L.size()+" Heros are remaining!!"+"\n");</text:span></text:p>
            <text:p text:style-name="P71"><text:span text:style-name="T92"><text:tab/></text:span></text:p>
            <text:p text:style-name="P71"><text:span text:style-name="T92"><text:tab/>}</text:span></text:p>
            <text:p text:style-name="P71"><text:span text:style-name="T92">}</text:span></text:p>
            <text:p text:style-name="P71"><text:span text:style-name="T92"/></text:p>
            <text:p text:style-name="P71"><text:span text:style-name="T92"/></text:p>
            <text:p text:style-name="P71"><text:span text:style-name="T92">public void GoblinBattle(Goblin gob,Hero h) {</text:span></text:p>
            <text:p text:style-name="P71"><text:span text:style-name="T92"><text:tab/>gob.respawn();</text:span></text:p>
            <text:p text:style-name="P71"><text:span text:style-name="T92"><text:tab/>h.inithp();</text:span></text:p>
            <text:p text:style-name="P71"><text:span text:style-name="T92"><text:tab/>System.out.println("let the Battle of the "+h.getClass().getSimpleName()+" "+h.getName()+" begin"+"\n");</text:span></text:p>
            <text:p text:style-name="P71"><text:span text:style-name="T92"><text:tab/>if (gob.getClass().equals(Ghost.class)) {</text:span></text:p>
            <text:p text:style-name="P71"><text:span text:style-name="T92"><text:tab/><text:tab/>if(<text:s text:c="2"/>(h.getClass().equals(Valkyrie.class))<text:s text:c="2"/>||<text:s text:c="2"/>(h.getClass().equals(Assassin.class))<text:s text:c="2"/>||<text:s text:c="2"/>(h.getClass().equals(Healer.class))<text:s text:c="2"/>) {</text:span></text:p>
            <text:p text:style-name="P71"><text:span text:style-name="T92"><text:tab/><text:tab/><text:tab/>while(h.gethp()&gt;0) {</text:span></text:p>
            <text:p text:style-name="P71"><text:span text:style-name="T92"><text:tab/><text:tab/><text:tab/><text:tab/>gob.attack(h);</text:span></text:p>
            <text:p text:style-name="P71"><text:span text:style-name="T92"><text:tab/><text:tab/><text:tab/>}</text:span></text:p>
            <text:p text:style-name="P71"><text:span text:style-name="T92"><text:tab/><text:tab/><text:tab/>System.out.println (h.getName()+" lost the battle The "+h.getClass().getSimpleName()+" Class can't use magic to kill the Ghost"+"\n");</text:span></text:p>
            <text:p text:style-name="P71"><text:span text:style-name="T92"><text:tab/><text:tab/><text:tab/>return;</text:span></text:p>
            <text:p text:style-name="P71"><text:span text:style-name="T92"><text:tab/><text:tab/><text:tab/>}</text:span></text:p>
            <text:p text:style-name="P71"><text:span text:style-name="T92"><text:tab/><text:tab/>}</text:span></text:p>
            <text:p text:style-name="P71"><text:span text:style-name="T92"><text:tab/><text:tab/>while((gob.getHp()&gt;0) &amp;&amp; (h.gethp()&gt;0)){</text:span></text:p>
            <text:p text:style-name="P71"><text:span text:style-name="T92"><text:tab/><text:tab/><text:tab/>h.attack(gob);</text:span></text:p>
            <text:p text:style-name="P71"><text:span text:style-name="T92"><text:tab/><text:tab/><text:tab/>gob.attack(h);</text:span></text:p>
            <text:p text:style-name="P71"><text:span text:style-name="T92"><text:tab/><text:tab/><text:tab/>h.ultimateattack(gob);</text:span></text:p>
            <text:p text:style-name="P71"><text:span text:style-name="T92"><text:tab/><text:tab/><text:tab/>h.ultimateused();</text:span></text:p>
            <text:p text:style-name="P71"><text:span text:style-name="T92"><text:tab/><text:tab/><text:tab/>h.ultimate();</text:span></text:p>
            <text:p text:style-name="P71"><text:span text:style-name="T92"><text:tab/><text:tab/><text:tab/>gob.ultimateattack(h);</text:span></text:p>
            <text:p text:style-name="P71"><text:span text:style-name="T92"><text:tab/><text:tab/>}</text:span></text:p>
            <text:p text:style-name="P71"><text:span text:style-name="T92"><text:tab/>if (gob.getHp()&lt;=0) {</text:span></text:p>
            <text:p text:style-name="P71"><text:span text:style-name="T92"><text:tab/><text:tab/>gob.dead();</text:span></text:p>
            <text:p text:style-name="P71"><text:span text:style-name="T92"><text:tab/><text:tab/>h.xpgain(gob.xpgiven());</text:span></text:p>
            <text:p text:style-name="P71"><text:span text:style-name="T92"><text:tab/><text:tab/>h.lvlup();</text:span></text:p>
            <text:p text:style-name="P71"><text:span text:style-name="T92"><text:tab/>}else {</text:span></text:p>
            <text:p text:style-name="P71"><text:span text:style-name="T92"><text:tab/><text:tab/>System.out.println (h.getName()+"lost the battle better luck next time"+"\n");</text:span></text:p>
            <text:p text:style-name="P71"><text:span text:style-name="T92"><text:tab/><text:tab/>}</text:span></text:p>
            <text:p text:style-name="P71"><text:span text:style-name="T92"><text:tab/></text:span></text:p>
            <text:p text:style-name="P71"><text:span text:style-name="T92">}</text:span></text:p>
            <text:p text:style-name="P71"><text:span text:style-name="T92"/></text:p>
            <text:p text:style-name="P71"><text:span text:style-name="T92">public boolean GroupAlive() {</text:span></text:p>
            <text:p text:style-name="P71"><text:span text:style-name="T92"><text:tab/>for (Hero i : L) {</text:span></text:p>
            <text:p text:style-name="P71"><text:span text:style-name="T92"><text:tab/><text:tab/>if (i.gethp()&gt;0) {return true;}</text:span></text:p>
            <text:p text:style-name="P71"><text:span text:style-name="T92"><text:tab/><text:tab/>}</text:span></text:p>
            <text:p text:style-name="P71"><text:span text:style-name="T92"><text:tab/>return false;<text:tab/></text:span></text:p>
            <text:p text:style-name="P71"><text:span text:style-name="T92"><text:tab/>}</text:span></text:p>
            <text:p text:style-name="P71"><text:span text:style-name="T92"/></text:p>
            <text:p text:style-name="P71"><text:span text:style-name="T92">public void BossBattle(LegendaryMonster r) {</text:span></text:p>
            <text:p text:style-name="P71"><text:span text:style-name="T92"><text:tab/>ReadyForBossBatlle();</text:span></text:p>
            <text:p text:style-name="P71"><text:span text:style-name="T92"><text:tab/>r.respawn();</text:span></text:p>
            <text:p text:style-name="P71"><text:span text:style-name="T92"><text:tab/>for (Hero a : L) {</text:span></text:p>
            <text:p text:style-name="P71"><text:span text:style-name="T92"><text:tab/><text:tab/>a.inithp();</text:span></text:p>
            <text:p text:style-name="P71"><text:span text:style-name="T92"><text:tab/>}</text:span></text:p>
            <text:p text:style-name="P71"><text:span text:style-name="T92"><text:tab/>while (GroupAlive() &amp;&amp; (r.getHp()&gt;0) ) {</text:span></text:p>
            <text:p text:style-name="P71"><text:span text:style-name="T92"><text:tab/><text:tab/>for (Hero a : L) {</text:span></text:p>
            <text:p text:style-name="P71"><text:span text:style-name="T92"><text:tab/><text:tab/><text:tab/>if (a.getClass().equals(Healer.class)){</text:span></text:p>
            <text:p text:style-name="P71"><text:span text:style-name="T92"><text:tab/><text:tab/><text:tab/><text:tab/>Healer p =(Healer)a;</text:span></text:p>
            <text:p text:style-name="P71"><text:span text:style-name="T92"><text:tab/><text:tab/><text:tab/><text:tab/>p.heal(L);<text:tab/><text:tab/><text:tab/><text:tab/></text:span></text:p>
            <text:p text:style-name="P71"><text:span text:style-name="T92"><text:tab/><text:tab/><text:tab/><text:tab/>}</text:span></text:p>
            <text:p text:style-name="P71"><text:span text:style-name="T92"><text:tab/><text:tab/><text:tab/>a.attack(r);</text:span></text:p>
            <text:p text:style-name="P71"><text:span text:style-name="T92"><text:tab/><text:tab/><text:tab/>a.ultimateattack(r);</text:span></text:p>
            <text:p text:style-name="P71"><text:span text:style-name="T92"><text:tab/><text:tab/><text:tab/>if (a.getClass().equals(Valkyrie.class)){</text:span></text:p>
            <text:p text:style-name="P71"><text:span text:style-name="T92"><text:tab/><text:tab/><text:tab/><text:tab/>Valkyrie p =(Valkyrie)a;</text:span></text:p>
            <text:p text:style-name="P71"><text:span text:style-name="T92"><text:tab/><text:tab/><text:tab/><text:tab/>p.ultimate();</text:span></text:p>
            <text:p text:style-name="P71"><text:span text:style-name="T92"/></text:p>
            <text:p text:style-name="P71"><text:span text:style-name="T92"><text:tab/><text:tab/><text:tab/><text:tab/>}</text:span></text:p>
            <text:p text:style-name="P71"><text:span text:style-name="T92"><text:tab/><text:tab/><text:tab/>if (a.getClass().equals(Healer.class)){</text:span></text:p>
            <text:p text:style-name="P71"><text:span text:style-name="T92"><text:tab/><text:tab/><text:tab/><text:tab/>Healer p =(Healer)a;</text:span></text:p>
            <text:p text:style-name="P71"><text:span text:style-name="T92"><text:tab/><text:tab/><text:tab/><text:tab/>p.ultimate();</text:span></text:p>
            <text:p text:style-name="P71"><text:span text:style-name="T92"><text:tab/><text:tab/><text:tab/><text:tab/>}</text:span></text:p>
            <text:p text:style-name="P71"><text:span text:style-name="T92"><text:tab/><text:tab/>}</text:span></text:p>
            <text:p text:style-name="P71"><text:span text:style-name="T92"><text:tab/><text:tab/>r.rage();</text:span></text:p>
            <text:p text:style-name="P71"><text:span text:style-name="T92"><text:tab/><text:tab/>r.attackAOE(L);</text:span></text:p>
            <text:p text:style-name="P71"><text:span text:style-name="T92"><text:tab/><text:tab/>r.ultimateattackAOE(L);</text:span></text:p>
            <text:p text:style-name="P71"><text:span text:style-name="T92"><text:tab/><text:tab/>r.heal();</text:span></text:p>
            <text:p text:style-name="P71"><text:span text:style-name="T92"><text:tab/><text:tab/>for(Hero a :L) {</text:span></text:p>
            <text:p text:style-name="P71"><text:span text:style-name="T92"><text:tab/><text:tab/><text:tab/>if (a.getClass().equals(Valkyrie.class)){</text:span></text:p>
            <text:p text:style-name="P71"><text:span text:style-name="T92"><text:tab/><text:tab/><text:tab/><text:tab/>Valkyrie p =(Valkyrie)a;</text:span></text:p>
            <text:p text:style-name="P71"><text:span text:style-name="T92"><text:tab/><text:tab/><text:tab/><text:tab/>p.ultimateused();</text:span></text:p>
            <text:p text:style-name="P71"><text:span text:style-name="T92"/></text:p>
            <text:p text:style-name="P71"><text:span text:style-name="T92"><text:tab/><text:tab/><text:tab/>}</text:span></text:p>
            <text:p text:style-name="P71"><text:span text:style-name="T92"><text:tab/><text:tab/><text:tab/>if (a.getClass().equals(Healer.class)){</text:span></text:p>
            <text:p text:style-name="P71"><text:span text:style-name="T92"><text:tab/><text:tab/><text:tab/><text:tab/>Healer p =(Healer)a;</text:span></text:p>
            <text:p text:style-name="P71"><text:span text:style-name="T92"><text:tab/><text:tab/><text:tab/><text:tab/>p.ultimateused();</text:span></text:p>
            <text:p text:style-name="P71"><text:span text:style-name="T92"><text:tab/><text:tab/><text:tab/><text:tab/>}</text:span></text:p>
            <text:p text:style-name="P71"><text:span text:style-name="T92"><text:tab/><text:tab/>}</text:span></text:p>
            <text:p text:style-name="P71"><text:span text:style-name="T92"><text:tab/>}</text:span></text:p>
            <text:p text:style-name="P71"><text:span text:style-name="T92"><text:tab/>if(r.getHp()&lt;= 0) {</text:span></text:p>
            <text:p text:style-name="P71"><text:span text:style-name="T92"><text:tab/><text:tab/>r.dead();</text:span></text:p>
            <text:p text:style-name="P71"><text:span text:style-name="T92"><text:tab/><text:tab/>for (Hero a : L) {</text:span></text:p>
            <text:p text:style-name="P71"><text:span text:style-name="T92"><text:tab/><text:tab/><text:tab/>a.xpgain(r.xpgiven()/L.size());</text:span></text:p>
            <text:p text:style-name="P71"><text:span text:style-name="T92"><text:tab/><text:tab/><text:tab/>a.lvlup();</text:span></text:p>
            <text:p text:style-name="P71"><text:span text:style-name="T92"><text:tab/><text:tab/>}<text:tab/></text:span></text:p>
            <text:p text:style-name="P71"><text:span text:style-name="T92"><text:tab/>}else {</text:span></text:p>
            <text:p text:style-name="P71"><text:span text:style-name="T92"><text:tab/><text:tab/>System.out.println("Unfortunately the Group formed for the fight is dead better luck next time !!"+"\n");</text:span></text:p>
            <text:p text:style-name="P71"><text:span text:style-name="T92"><text:tab/>}<text:tab/></text:span></text:p>
            <text:p text:style-name="P71"><text:span text:style-name="T92">}<text:tab/></text:span></text:p>
            <text:p text:style-name="P71"><text:span text:style-name="T92"><text:tab/></text:span></text:p>
            <text:p text:style-name="P71"><text:span text:style-name="T92">}</text:span></text:p>
            <text:p text:style-name="P71"><text:span text:style-name="T92"/></text:p>
            <text:p text:style-name="P71"><text:span text:style-name="T92"/></text:p>
            <text:p text:style-name="P71"><text:span text:style-name="T92"/></text:p>
            <text:p text:style-name="P71"><text:span text:style-name="T92"/></text:p>
            <text:p text:style-name="P71"><text:span text:style-name="T92">package Fights;</text:span></text:p>
            <text:p text:style-name="P71"><text:span text:style-name="T92"/></text:p>
            <text:p text:style-name="P71"><text:span text:style-name="T92">import Hero.Assassin;</text:span></text:p>
            <text:p text:style-name="P71"><text:span text:style-name="T92">import Hero.Healer;</text:span></text:p>
            <text:p text:style-name="P71"><text:span text:style-name="T92">import Hero.Mage;</text:span></text:p>
            <text:p text:style-name="P71"><text:span text:style-name="T92">import Hero.Valkyrie;</text:span></text:p>
            <text:p text:style-name="P71"><text:span text:style-name="T92">import Monsnters.Dragon;</text:span></text:p>
            <text:p text:style-name="P71"><text:span text:style-name="T92">import Monsnters.Ghost;</text:span></text:p>
            <text:p text:style-name="P71"><text:span text:style-name="T92">import Monsnters.Goblin;</text:span></text:p>
            <text:p text:style-name="P71"><text:span text:style-name="T92"/></text:p>
            <text:p text:style-name="P71"><text:span text:style-name="T92">public class TestGame {</text:span></text:p>
            <text:p text:style-name="P71"><text:span text:style-name="T92">public static void main(String[] args) throws Exception {</text:span></text:p>
            <text:p text:style-name="P71"><text:span text:style-name="T92"><text:tab/></text:span></text:p>
            <text:p text:style-name="P71"><text:span text:style-name="T92"><text:tab/>Game game= Game.getInstance();</text:span></text:p>
            <text:p text:style-name="P71"><text:span text:style-name="T92"><text:tab/>Fire fire= new Fire();</text:span></text:p>
            <text:p text:style-name="P71"><text:span text:style-name="T92"><text:tab/>Dark dark= new Dark();</text:span></text:p>
            <text:p text:style-name="P71"><text:span text:style-name="T92"><text:tab/>Water water= new Water();</text:span></text:p>
            <text:p text:style-name="P71"><text:span text:style-name="T92"><text:tab/>Light light= new Light();</text:span></text:p>
            <text:p text:style-name="P71"><text:span text:style-name="T92"><text:tab/>Ghost g= new Ghost();</text:span></text:p>
            <text:p text:style-name="P71"><text:span text:style-name="T92"><text:tab/>Goblin gob = new Goblin(10);</text:span></text:p>
            <text:p text:style-name="P71"><text:span text:style-name="T92"><text:tab/>Goblin p = gob.clone();</text:span></text:p>
            <text:p text:style-name="P71"><text:span text:style-name="T92"><text:tab/>System.out.println(p.getHp());</text:span></text:p>
            <text:p text:style-name="P71"><text:span text:style-name="T92"><text:tab/>System.out.println(gob.getHp());</text:span></text:p>
            <text:p text:style-name="P71"><text:span text:style-name="T92"><text:tab/></text:span></text:p>
            <text:p text:style-name="P71"><text:span text:style-name="T92"><text:tab/>Mage l= new Mage("Skeptomia 1",light);</text:span></text:p>
            <text:p text:style-name="P71"><text:span text:style-name="T92"><text:tab/>Mage s= new Mage("Skeptomia",fire);</text:span></text:p>
            <text:p text:style-name="P71"><text:span text:style-name="T92"><text:tab/>Mage m= new Mage("Skeptomia Fan",dark);</text:span></text:p>
            <text:p text:style-name="P71"><text:span text:style-name="T92"/></text:p>
            <text:p text:style-name="P71"><text:span text:style-name="T92"><text:tab/>Valkyrie v= new Valkyrie("Heilong");</text:span></text:p>
            <text:p text:style-name="P71"><text:span text:style-name="T92"><text:tab/>Assassin a= new Assassin ("Bengi");</text:span></text:p>
            <text:p text:style-name="P71"><text:span text:style-name="T92"><text:tab/>Healer h= new Healer("Soraka");</text:span></text:p>
            <text:p text:style-name="P71"><text:span text:style-name="T92"><text:tab/>System.out.println(s.toString());</text:span></text:p>
            <text:p text:style-name="P71"><text:span text:style-name="T92"><text:tab/>s.xpgain(60000);</text:span></text:p>
            <text:p text:style-name="P71"><text:span text:style-name="T92"><text:tab/>s.lvlup();</text:span></text:p>
            <text:p text:style-name="P71"><text:span text:style-name="T92"><text:tab/>a.xpgain(6000);</text:span></text:p>
            <text:p text:style-name="P71"><text:span text:style-name="T92"><text:tab/>a.lvlup();</text:span></text:p>
            <text:p text:style-name="P71"><text:span text:style-name="T92"><text:tab/>v.xpgain(6000);</text:span></text:p>
            <text:p text:style-name="P71"><text:span text:style-name="T92"><text:tab/>v.lvlup();</text:span></text:p>
            <text:p text:style-name="P71"><text:span text:style-name="T92"><text:tab/>h.xpgain(6000);</text:span></text:p>
            <text:p text:style-name="P71"><text:span text:style-name="T92"><text:tab/>h.lvlup();</text:span></text:p>
            <text:p text:style-name="P71"><text:span text:style-name="T92"><text:tab/>l.xpgain(60000);</text:span></text:p>
            <text:p text:style-name="P71"><text:span text:style-name="T92"><text:tab/>l.lvlup();</text:span></text:p>
            <text:p text:style-name="P71"><text:span text:style-name="T92"><text:tab/></text:span></text:p>
            <text:p text:style-name="P71"><text:span text:style-name="T92"><text:tab/>System.out.println();</text:span></text:p>
            <text:p text:style-name="P71"><text:span text:style-name="T92"><text:tab/>System.out.println(g.getHp()+"\n");</text:span></text:p>
            <text:p text:style-name="P71"><text:span text:style-name="T92"><text:tab/>System.out.println(s.toString());</text:span></text:p>
            <text:p text:style-name="P71"><text:span text:style-name="T92"/></text:p>
            <text:p text:style-name="P71"><text:span text:style-name="T92"><text:tab/>game.GoblinBattle(gob,v);</text:span></text:p>
            <text:p text:style-name="P71"><text:span text:style-name="T92"/></text:p>
            <text:p text:style-name="P71"><text:span text:style-name="T92"/></text:p>
            <text:p text:style-name="P71"><text:span text:style-name="T92"><text:tab/>System.out.println();</text:span></text:p>
            <text:p text:style-name="P71"><text:span text:style-name="T92"><text:tab/>System.out.println();</text:span></text:p>
            <text:p text:style-name="P71"><text:span text:style-name="T92"><text:tab/>System.out.println(s.toString());</text:span></text:p>
            <text:p text:style-name="P71"><text:span text:style-name="T92"><text:tab/></text:span></text:p>
            <text:p text:style-name="P71"><text:span text:style-name="T92"><text:tab/>game.JoinBossBattle(s);</text:span></text:p>
            <text:p text:style-name="P71"><text:span text:style-name="T92"><text:tab/>game.JoinBossBattle(a);</text:span></text:p>
            <text:p text:style-name="P71"><text:span text:style-name="T92"><text:tab/>game.JoinBossBattle(v);</text:span></text:p>
            <text:p text:style-name="P71"><text:span text:style-name="T92"><text:tab/>game.JoinBossBattle(h);</text:span></text:p>
            <text:p text:style-name="P71"><text:span text:style-name="T92"><text:tab/>game.JoinBossBattle(m);</text:span></text:p>
            <text:p text:style-name="P71"><text:span text:style-name="T92"><text:tab/>game.ReadyForBossBatlle();</text:span></text:p>
            <text:p text:style-name="P71"><text:span text:style-name="T92"/></text:p>
            <text:p text:style-name="P71"><text:span text:style-name="T92"><text:tab/>m.xpgain(6000);</text:span></text:p>
            <text:p text:style-name="P71"><text:span text:style-name="T92"><text:tab/>m.lvlup();</text:span></text:p>
            <text:p text:style-name="P71"><text:span text:style-name="T92"><text:tab/>game.JoinBossBattle(m);</text:span></text:p>
            <text:p text:style-name="P71"><text:span text:style-name="T92"/></text:p>
            <text:p text:style-name="P71"><text:span text:style-name="T92"><text:tab/></text:span></text:p>
            <text:p text:style-name="P71"><text:span text:style-name="T92"><text:tab/>game.ReadyForBossBatlle();</text:span></text:p>
            <text:p text:style-name="P71"><text:span text:style-name="T92"><text:tab/>Dragon heilong = new Dragon(water);</text:span></text:p>
            <text:p text:style-name="P71"><text:span text:style-name="T92"><text:tab/>game.BossBattle(heilong);</text:span></text:p>
            <text:p text:style-name="P71"><text:span text:style-name="T92">}</text:span></text:p>
            <text:p text:style-name="P71"><text:span text:style-name="T92">}</text:span></text:p>
            <text:p text:style-name="P71"><text:span text:style-name="T93"/></text:p>
            <text:p text:style-name="P71"><text:span text:style-name="T93"/></text:p>
            <text:p text:style-name="P71"><text:span text:style-name="T93"/></text:p>
            <text:p text:style-name="P71"><text:span text:style-name="T93"/></text:p>
            <text:p text:style-name="P71"><text:span text:style-name="T93"/></text:p>
            <text:p text:style-name="P71"><text:span text:style-name="T94">package Interfaces;</text:span></text:p>
            <text:p text:style-name="P71"><text:span text:style-name="T94"/></text:p>
            <text:p text:style-name="P71"><text:span text:style-name="T94">import Monsnters.Monster;</text:span></text:p>
            <text:p text:style-name="P71"><text:span text:style-name="T94"/></text:p>
            <text:p text:style-name="P71"><text:span text:style-name="T94">public interface Actions {</text:span></text:p>
            <text:p text:style-name="P71"><text:span text:style-name="T94"/></text:p>
            <text:p text:style-name="P71"><text:span text:style-name="T94"><text:tab/>void inithp();</text:span></text:p>
            <text:p text:style-name="P71"><text:span text:style-name="T94"><text:tab/>void attack(Monster a);</text:span></text:p>
            <text:p text:style-name="P71"><text:span text:style-name="T94"><text:tab/>void ultimateattack(Monster a);</text:span></text:p>
            <text:p text:style-name="P71"><text:span text:style-name="T94"><text:tab/>void damaged(double a);</text:span></text:p>
            <text:p text:style-name="P71"><text:span text:style-name="T94"><text:tab/>void ultimate();</text:span></text:p>
            <text:p text:style-name="P71"><text:span text:style-name="T94"><text:tab/>void ultimateused();</text:span></text:p>
            <text:p text:style-name="P71"><text:span text:style-name="T94"><text:tab/></text:span></text:p>
            <text:p text:style-name="P71"><text:span text:style-name="T94"><text:tab/></text:span></text:p>
            <text:p text:style-name="P71"><text:span text:style-name="T94">}</text:span></text:p>
            <text:p text:style-name="P71"><text:span text:style-name="T95"/></text:p>
            <text:p text:style-name="P71"><text:span text:style-name="T95"/></text:p>
            <text:p text:style-name="P71"><text:span text:style-name="T95"/></text:p>
            <text:p text:style-name="P71"><text:span text:style-name="T95"/></text:p>
            <text:p text:style-name="P71"><text:span text:style-name="T96">package Interfaces;</text:span></text:p>
            <text:p text:style-name="P71"><text:span text:style-name="T96"/></text:p>
            <text:p text:style-name="P71"><text:span text:style-name="T96">import java.util.ArrayList;</text:span></text:p>
            <text:p text:style-name="P71"><text:span text:style-name="T96"/></text:p>
            <text:p text:style-name="P71"><text:span text:style-name="T96">import Hero.Hero;</text:span></text:p>
            <text:p text:style-name="P71"><text:span text:style-name="T96"/></text:p>
            <text:p text:style-name="P71"><text:span text:style-name="T96">public interface ActionsMonster {</text:span></text:p>
            <text:p text:style-name="P71"><text:span text:style-name="T96"/></text:p>
            <text:p text:style-name="P71"><text:span text:style-name="T96"><text:tab/>void attack(Hero a);</text:span></text:p>
            <text:p text:style-name="P71"><text:span text:style-name="T96"><text:tab/>void ultimateattack(Hero a);</text:span></text:p>
            <text:p text:style-name="P71"><text:span text:style-name="T96"><text:tab/>void heal();</text:span></text:p>
            <text:p text:style-name="P71"><text:span text:style-name="T96"><text:tab/>void rage();</text:span></text:p>
            <text:p text:style-name="P71"><text:span text:style-name="T96"><text:tab/>void attacked(double a);</text:span></text:p>
            <text:p text:style-name="P71"><text:span text:style-name="T96"><text:tab/>void dead();</text:span></text:p>
            <text:p text:style-name="P71"><text:span text:style-name="T96"><text:tab/>void attackAOE(ArrayList&lt;Hero&gt; a);</text:span></text:p>
            <text:p text:style-name="P71"><text:span text:style-name="T96"><text:tab/>void ultimateattackAOE(ArrayList&lt;Hero&gt; a);</text:span></text:p>
            <text:p text:style-name="P71"><text:span text:style-name="T96"><text:tab/>void respawn();</text:span></text:p>
            <text:p text:style-name="P71"><text:span text:style-name="T96">}</text:span></text:p>
            <text:p text:style-name="P71"><text:span text:style-name="T96"/></text:p>
            <text:p text:style-name="P71"><text:span text:style-name="T96"/></text:p>
            <text:p text:style-name="P71"><text:span text:style-name="T96"/></text:p>
            <text:p text:style-name="P71"><text:span text:style-name="T96"/></text:p>
            <text:p text:style-name="P71"><text:span text:style-name="T96"/></text:p>
            <text:p text:style-name="P71"><text:span text:style-name="T96">package Interfaces;</text:span></text:p>
            <text:p text:style-name="P71"><text:span text:style-name="T96"/></text:p>
            <text:p text:style-name="P71"><text:span text:style-name="T96">public interface Levelling {</text:span></text:p>
            <text:p text:style-name="P71"><text:span text:style-name="T96"/></text:p>
            <text:p text:style-name="P71"><text:span text:style-name="T96"><text:tab/><text:tab/>void xpgain(double exp);</text:span></text:p>
            <text:p text:style-name="P71"><text:span text:style-name="T96"><text:tab/><text:tab/>void lvlup();</text:span></text:p>
            <text:p text:style-name="P71"><text:span text:style-name="T96">}</text:span></text:p>
            <text:p text:style-name="P71"><text:span text:style-name="T97"/></text:p>
            <text:p text:style-name="P71"><text:span text:style-name="T97"/></text:p>
            <text:p text:style-name="P71"><text:span text:style-name="T97"/></text:p>
            <text:p text:style-name="P71"><text:span text:style-name="T97"/></text:p>
            <text:p text:style-name="P71"><text:span text:style-name="T97"/></text:p>
            <text:p text:style-name="P71"><text:span text:style-name="T98">package Monsnters;</text:span></text:p>
            <text:p text:style-name="P71"><text:span text:style-name="T98"/></text:p>
            <text:p text:style-name="P71"><text:span text:style-name="T98">import java.util.ArrayList;</text:span></text:p>
            <text:p text:style-name="P71"><text:span text:style-name="T98"/></text:p>
            <text:p text:style-name="P71"><text:span text:style-name="T98">import Hero.Hero;</text:span></text:p>
            <text:p text:style-name="P71"><text:span text:style-name="T98">import Interfaces.ActionsMonster;</text:span></text:p>
            <text:p text:style-name="P71"><text:span text:style-name="T98"/></text:p>
            <text:p text:style-name="P71"><text:span text:style-name="T98">public abstract class Monster implements ActionsMonster{</text:span></text:p>
            <text:p text:style-name="P71"><text:span text:style-name="T98"/></text:p>
            <text:p text:style-name="P71"><text:span text:style-name="T98"/></text:p>
            <text:p text:style-name="P71"><text:span text:style-name="T98"><text:tab/>public Monster() {}</text:span></text:p>
            <text:p text:style-name="P71"><text:span text:style-name="T98"><text:tab/></text:span></text:p>
            <text:p text:style-name="P71"><text:span text:style-name="T98"><text:tab/>@Override</text:span></text:p>
            <text:p text:style-name="P71"><text:span text:style-name="T98"><text:tab/>public void attack(Hero a) {</text:span></text:p>
            <text:p text:style-name="P71"><text:span text:style-name="T98"><text:tab/><text:tab/></text:span></text:p>
            <text:p text:style-name="P71"><text:span text:style-name="T98"><text:tab/>}</text:span></text:p>
            <text:p text:style-name="P71"><text:span text:style-name="T98"><text:tab/></text:span></text:p>
            <text:p text:style-name="P71"><text:span text:style-name="T98"><text:tab/>@Override</text:span></text:p>
            <text:p text:style-name="P71"><text:span text:style-name="T98"><text:tab/>public void ultimateattack(Hero a) {</text:span></text:p>
            <text:p text:style-name="P71"><text:span text:style-name="T98"><text:tab/><text:tab/></text:span></text:p>
            <text:p text:style-name="P71"><text:span text:style-name="T98"><text:tab/>}</text:span></text:p>
            <text:p text:style-name="P71"><text:span text:style-name="T98"><text:tab/></text:span></text:p>
            <text:p text:style-name="P71"><text:span text:style-name="T98"><text:tab/>@Override</text:span></text:p>
            <text:p text:style-name="P71"><text:span text:style-name="T98"><text:tab/>public void heal() {<text:tab/><text:tab/></text:span></text:p>
            <text:p text:style-name="P71"><text:span text:style-name="T98"><text:tab/>}</text:span></text:p>
            <text:p text:style-name="P71"><text:span text:style-name="T98"><text:tab/></text:span></text:p>
            <text:p text:style-name="P71"><text:span text:style-name="T98"><text:tab/>@Override</text:span></text:p>
            <text:p text:style-name="P71"><text:span text:style-name="T98"><text:tab/>public void rage() {<text:tab/></text:span></text:p>
            <text:p text:style-name="P71"><text:span text:style-name="T98"><text:tab/>}</text:span></text:p>
            <text:p text:style-name="P71"><text:span text:style-name="T98"><text:tab/></text:span></text:p>
            <text:p text:style-name="P71"><text:span text:style-name="T98"><text:tab/>@Override</text:span></text:p>
            <text:p text:style-name="P71"><text:span text:style-name="T98"><text:tab/>public void attackAOE(ArrayList&lt;Hero&gt; a) {</text:span></text:p>
            <text:p text:style-name="P71"><text:span text:style-name="T98"><text:tab/><text:tab/>}</text:span></text:p>
            <text:p text:style-name="P71"><text:span text:style-name="T98"><text:tab/></text:span></text:p>
            <text:p text:style-name="P71"><text:span text:style-name="T98"><text:tab/>@Override</text:span></text:p>
            <text:p text:style-name="P71"><text:span text:style-name="T98"><text:tab/>public void ultimateattackAOE(ArrayList&lt;Hero&gt; a) {<text:tab/><text:tab/></text:span></text:p>
            <text:p text:style-name="P71"><text:span text:style-name="T98"><text:tab/>}</text:span></text:p>
            <text:p text:style-name="P71"><text:span text:style-name="T98"><text:tab/></text:span></text:p>
            <text:p text:style-name="P71"><text:span text:style-name="T98"><text:tab/><text:tab/></text:span></text:p>
            <text:p text:style-name="P71"><text:span text:style-name="T98"><text:tab/>@Override</text:span></text:p>
            <text:p text:style-name="P71"><text:span text:style-name="T98"><text:tab/>public void attacked(double a) {</text:span></text:p>
            <text:p text:style-name="P71"><text:span text:style-name="T98"><text:tab/>}</text:span></text:p>
            <text:p text:style-name="P71"><text:span text:style-name="T98"><text:tab/></text:span></text:p>
            <text:p text:style-name="P71"><text:span text:style-name="T98"><text:tab/>@Override</text:span></text:p>
            <text:p text:style-name="P71"><text:span text:style-name="T98"><text:tab/>public void dead() {</text:span></text:p>
            <text:p text:style-name="P71"><text:span text:style-name="T98"><text:tab/><text:tab/></text:span></text:p>
            <text:p text:style-name="P71"><text:span text:style-name="T98"><text:tab/>}</text:span></text:p>
            <text:p text:style-name="P71"><text:span text:style-name="T98"><text:tab/></text:span></text:p>
            <text:p text:style-name="P71"><text:span text:style-name="T98"><text:tab/>@Override</text:span></text:p>
            <text:p text:style-name="P71"><text:span text:style-name="T98"><text:tab/>public void respawn() {</text:span></text:p>
            <text:p text:style-name="P71"><text:span text:style-name="T98"><text:tab/><text:tab/></text:span></text:p>
            <text:p text:style-name="P71"><text:span text:style-name="T98"><text:tab/>}</text:span></text:p>
            <text:p text:style-name="P71"><text:span text:style-name="T98"/></text:p>
            <text:p text:style-name="P71"><text:span text:style-name="T98"><text:tab/>public abstract double xpgiven();</text:span></text:p>
            <text:p text:style-name="P71"><text:span text:style-name="T98"/></text:p>
            <text:p text:style-name="P71"><text:span text:style-name="T98">}</text:span></text:p>
            <text:p text:style-name="P71"><text:span text:style-name="T98"/></text:p>
            <text:p text:style-name="P71"><text:span text:style-name="T98"/></text:p>
            <text:p text:style-name="P71"><text:span text:style-name="T99"/></text:p>
            <text:p text:style-name="P71"><text:span text:style-name="T99"/></text:p>
            <text:p text:style-name="P71"><text:span text:style-name="T100">package Monsnters;</text:span></text:p>
            <text:p text:style-name="P71"><text:span text:style-name="T100"/></text:p>
            <text:p text:style-name="P71"><text:span text:style-name="T100">import java.text.DecimalFormat;</text:span></text:p>
            <text:p text:style-name="P71"><text:span text:style-name="T100">import java.util.ArrayList;</text:span></text:p>
            <text:p text:style-name="P71"><text:span text:style-name="T100"/></text:p>
            <text:p text:style-name="P71"><text:span text:style-name="T100">import Hero.Hero;</text:span></text:p>
            <text:p text:style-name="P71"><text:span text:style-name="T100">import Hero.Valkyrie;</text:span></text:p>
            <text:p text:style-name="P71"><text:span text:style-name="T100"/></text:p>
            <text:p text:style-name="P71"><text:span text:style-name="T100">public class LegendaryMonster extends Monster{</text:span></text:p>
            <text:p text:style-name="P71"><text:span text:style-name="T100"/></text:p>
            <text:p text:style-name="P71"><text:span text:style-name="T100"><text:tab/>protected double hp;</text:span></text:p>
            <text:p text:style-name="P71"><text:span text:style-name="T100"><text:tab/>protected double damage;</text:span></text:p>
            <text:p text:style-name="P71"><text:span text:style-name="T100"><text:tab/>protected double rage;</text:span></text:p>
            <text:p text:style-name="P71"><text:span text:style-name="T100"><text:tab/>private final static int XPGIVEN = 10000;</text:span></text:p>
            <text:p text:style-name="P71"><text:span text:style-name="T100"><text:tab/>private final static int ULT = 3;</text:span></text:p>
            <text:p text:style-name="P71"><text:span text:style-name="T100"><text:tab/>private final static int ULTCPT = 5;</text:span></text:p>
            <text:p text:style-name="P71"><text:span text:style-name="T100"><text:tab/>private final static int HEALINGCPT = 3;</text:span></text:p>
            <text:p text:style-name="P71"><text:span text:style-name="T100"><text:tab/>private final static int HEALING = 8000;</text:span></text:p>
            <text:p text:style-name="P71"><text:span text:style-name="T100"/></text:p>
            <text:p text:style-name="P71"><text:span text:style-name="T100"/></text:p>
            <text:p text:style-name="P71"><text:span text:style-name="T100"><text:tab/>int cpt1=0;</text:span></text:p>
            <text:p text:style-name="P71"><text:span text:style-name="T100"><text:tab/>int cpt=0;</text:span></text:p>
            <text:p text:style-name="P71"><text:span text:style-name="T100"><text:tab/></text:span></text:p>
            <text:p text:style-name="P71"><text:span text:style-name="T100"><text:tab/>public LegendaryMonster(double hp,double damage,double rage) {</text:span></text:p>
            <text:p text:style-name="P71"><text:span text:style-name="T100"><text:tab/><text:tab/>this.hp=hp;</text:span></text:p>
            <text:p text:style-name="P71"><text:span text:style-name="T100"><text:tab/><text:tab/>this.damage=damage;</text:span></text:p>
            <text:p text:style-name="P71"><text:span text:style-name="T100"><text:tab/><text:tab/>this.rage=rage;</text:span></text:p>
            <text:p text:style-name="P71"><text:span text:style-name="T100"><text:tab/><text:tab/>}</text:span></text:p>
            <text:p text:style-name="P71"><text:span text:style-name="T100"><text:tab/>@Override</text:span></text:p>
            <text:p text:style-name="P71"><text:span text:style-name="T100"><text:tab/>public double xpgiven() {</text:span></text:p>
            <text:p text:style-name="P71"><text:span text:style-name="T100"><text:tab/><text:tab/>return XPGIVEN;</text:span></text:p>
            <text:p text:style-name="P71"><text:span text:style-name="T100"><text:tab/>}</text:span></text:p>
            <text:p text:style-name="P71"><text:span text:style-name="T100"><text:tab/>public double getHp() {</text:span></text:p>
            <text:p text:style-name="P71"><text:span text:style-name="T100"><text:tab/><text:tab/>return hp;</text:span></text:p>
            <text:p text:style-name="P71"><text:span text:style-name="T100"><text:tab/>}</text:span></text:p>
            <text:p text:style-name="P71"><text:span text:style-name="T100"><text:tab/>public void setHp(double hp) {</text:span></text:p>
            <text:p text:style-name="P71"><text:span text:style-name="T100"><text:tab/><text:tab/>this.hp = hp;</text:span></text:p>
            <text:p text:style-name="P71"><text:span text:style-name="T100"><text:tab/>}</text:span></text:p>
            <text:p text:style-name="P71"><text:span text:style-name="T100"><text:tab/>public double getDamage() {</text:span></text:p>
            <text:p text:style-name="P71"><text:span text:style-name="T100"><text:tab/><text:tab/>return damage;</text:span></text:p>
            <text:p text:style-name="P71"><text:span text:style-name="T100"><text:tab/>}</text:span></text:p>
            <text:p text:style-name="P71"><text:span text:style-name="T100"><text:tab/>public void setDamage(int a) {</text:span></text:p>
            <text:p text:style-name="P71"><text:span text:style-name="T100"><text:tab/><text:tab/>damage=damage*a;</text:span></text:p>
            <text:p text:style-name="P71"><text:span text:style-name="T100"><text:tab/>}</text:span></text:p>
            <text:p text:style-name="P71"><text:span text:style-name="T100"><text:tab/></text:span></text:p>
            <text:p text:style-name="P71"><text:span text:style-name="T100"><text:tab/>public double getRage() {</text:span></text:p>
            <text:p text:style-name="P71"><text:span text:style-name="T100"><text:tab/><text:tab/>return rage;</text:span></text:p>
            <text:p text:style-name="P71"><text:span text:style-name="T100"><text:tab/>}</text:span></text:p>
            <text:p text:style-name="P71"><text:span text:style-name="T100"><text:tab/><text:tab/></text:span></text:p>
            <text:p text:style-name="P71"><text:span text:style-name="T100"><text:tab/>@Override</text:span></text:p>
            <text:p text:style-name="P71"><text:span text:style-name="T100"><text:tab/>public void ultimateattackAOE(ArrayList&lt;Hero&gt; a) {</text:span></text:p>
            <text:p text:style-name="P71"><text:span text:style-name="T100"><text:tab/><text:tab/>if (cpt&gt;=ULTCPT) {</text:span></text:p>
            <text:p text:style-name="P71"><text:span text:style-name="T100"><text:tab/><text:tab/><text:tab/>cpt=0;</text:span></text:p>
            <text:p text:style-name="P71"><text:span text:style-name="T100"><text:tab/><text:tab/><text:tab/>cpt1++;</text:span></text:p>
            <text:p text:style-name="P71"><text:span text:style-name="T100"><text:tab/><text:tab/><text:tab/>System.out.println(getClass().getSimpleName()+" is using his ultimate attack"+"\n"+"He will deal around "+getDamage()*ULT+" Damage!!"+"\n");</text:span></text:p>
            <text:p text:style-name="P71"><text:span text:style-name="T100"><text:tab/><text:tab/><text:tab/>for(Hero i :a) {</text:span></text:p>
            <text:p text:style-name="P71"><text:span text:style-name="T100"><text:tab/><text:tab/><text:tab/><text:tab/>if (i.getClass().equals(Valkyrie.class)) {</text:span></text:p>
            <text:p text:style-name="P71"><text:span text:style-name="T100"><text:tab/><text:tab/><text:tab/><text:tab/><text:tab/>Valkyrie p =(Valkyrie)i;</text:span></text:p>
            <text:p text:style-name="P71"><text:span text:style-name="T100"><text:tab/><text:tab/><text:tab/><text:tab/><text:tab/>p.damaged(((damage*ULT)/p.getRange()) / (100 - p.getArmor()));<text:tab/><text:tab/><text:tab/></text:span></text:p>
            <text:p text:style-name="P71"><text:span text:style-name="T100"><text:tab/><text:tab/><text:tab/><text:tab/>}else {</text:span></text:p>
            <text:p text:style-name="P71"><text:span text:style-name="T100"><text:tab/><text:tab/><text:tab/><text:tab/><text:tab/>i.damaged((damage*ULT)/i.getRange());</text:span></text:p>
            <text:p text:style-name="P71"><text:span text:style-name="T100"><text:tab/><text:tab/><text:tab/><text:tab/>}</text:span></text:p>
            <text:p text:style-name="P71"><text:span text:style-name="T100"><text:tab/><text:tab/><text:tab/><text:tab/>}</text:span></text:p>
            <text:p text:style-name="P71"><text:span text:style-name="T100"><text:tab/><text:tab/>}</text:span></text:p>
            <text:p text:style-name="P71"><text:span text:style-name="T100"><text:tab/><text:tab/>else {</text:span></text:p>
            <text:p text:style-name="P71"><text:span text:style-name="T100"><text:tab/><text:tab/><text:tab/>System.out.println(ULTCPT-cpt+" attacks missing for this " +getClass().getSimpleName()+" to activate the ultimate attack "+"\n");</text:span></text:p>
            <text:p text:style-name="P71"><text:span text:style-name="T100"><text:tab/><text:tab/>}<text:tab/><text:tab/></text:span></text:p>
            <text:p text:style-name="P71"><text:span text:style-name="T100"><text:tab/>}</text:span></text:p>
            <text:p text:style-name="P71"><text:span text:style-name="T100"><text:tab/></text:span></text:p>
            <text:p text:style-name="P71"><text:span text:style-name="T100"><text:tab/>@Override</text:span></text:p>
            <text:p text:style-name="P71"><text:span text:style-name="T100"><text:tab/>public void attackAOE(ArrayList&lt;Hero&gt; a) {</text:span></text:p>
            <text:p text:style-name="P71"><text:span text:style-name="T100"><text:tab/><text:tab/>for(Hero i :a) {</text:span></text:p>
            <text:p text:style-name="P71"><text:span text:style-name="T100"><text:tab/><text:tab/>if (i.getClass().equals(Valkyrie.class)) {</text:span></text:p>
            <text:p text:style-name="P71"><text:span text:style-name="T100"><text:tab/><text:tab/><text:tab/>Valkyrie p =(Valkyrie)i;</text:span></text:p>
            <text:p text:style-name="P71"><text:span text:style-name="T100"><text:tab/><text:tab/><text:tab/>p.damaged((damage/p.getRange()) / (100 - p.getArmor()));<text:tab/><text:tab/><text:tab/></text:span></text:p>
            <text:p text:style-name="P71"><text:span text:style-name="T100"><text:tab/><text:tab/>}else {</text:span></text:p>
            <text:p text:style-name="P71"><text:span text:style-name="T100"><text:tab/><text:tab/><text:tab/>i.damaged(damage/i.getRange());</text:span></text:p>
            <text:p text:style-name="P71"><text:span text:style-name="T100"><text:tab/><text:tab/>}</text:span></text:p>
            <text:p text:style-name="P71"><text:span text:style-name="T100"><text:tab/><text:tab/>}</text:span></text:p>
            <text:p text:style-name="P71"><text:span text:style-name="T100"><text:tab/>cpt++;</text:span></text:p>
            <text:p text:style-name="P71"><text:span text:style-name="T100"><text:tab/>cpt1++;</text:span></text:p>
            <text:p text:style-name="P71"><text:span text:style-name="T100"><text:tab/>}</text:span></text:p>
            <text:p text:style-name="P71"><text:span text:style-name="T100"><text:tab/></text:span></text:p>
            <text:p text:style-name="P71"><text:span text:style-name="T100"><text:tab/>@Override</text:span></text:p>
            <text:p text:style-name="P71"><text:span text:style-name="T100"><text:tab/>public void attacked(double a) {</text:span></text:p>
            <text:p text:style-name="P71"><text:span text:style-name="T100"><text:tab/><text:tab/>hp=hp-a;</text:span></text:p>
            <text:p text:style-name="P71"><text:span text:style-name="T100"><text:tab/>}</text:span></text:p>
            <text:p text:style-name="P71"><text:span text:style-name="T100"/></text:p>
            <text:p text:style-name="P71"><text:span text:style-name="T100"><text:tab/>public void dead() {</text:span></text:p>
            <text:p text:style-name="P71"><text:span text:style-name="T100"><text:tab/><text:tab/>if (hp&lt;=0) {</text:span></text:p>
            <text:p text:style-name="P71"><text:span text:style-name="T100"><text:tab/><text:tab/><text:tab/>System.out.println("This "+getClass().getSimpleName()+" is dead and you earned<text:s text:c="2"/>"+xpgiven()+" xp points yey!!"+"\n");</text:span></text:p>
            <text:p text:style-name="P71"><text:span text:style-name="T100"><text:tab/><text:tab/>}</text:span></text:p>
            <text:p text:style-name="P71"><text:span text:style-name="T100"><text:tab/>}</text:span></text:p>
            <text:p text:style-name="P71"><text:span text:style-name="T100"><text:tab/>@Override</text:span></text:p>
            <text:p text:style-name="P71"><text:span text:style-name="T100"><text:tab/>public void respawn() {<text:tab/><text:tab/></text:span></text:p>
            <text:p text:style-name="P71"><text:span text:style-name="T100"><text:tab/>}</text:span></text:p>
            <text:p text:style-name="P71"><text:span text:style-name="T100"/></text:p>
            <text:p text:style-name="P71"><text:span text:style-name="T100"><text:tab/>@Override</text:span></text:p>
            <text:p text:style-name="P71"><text:span text:style-name="T100"><text:tab/>public void heal() {</text:span></text:p>
            <text:p text:style-name="P71"><text:span text:style-name="T100"><text:tab/><text:tab/>if (cpt1 &gt;= HEALINGCPT &amp;&amp; hp&gt;0) {</text:span></text:p>
            <text:p text:style-name="P71"><text:span text:style-name="T100"><text:tab/><text:tab/><text:tab/>cpt1=0;</text:span></text:p>
            <text:p text:style-name="P71"><text:span text:style-name="T100"><text:tab/><text:tab/><text:tab/>hp+=HEALING;</text:span></text:p>
            <text:p text:style-name="P71"><text:span text:style-name="T100"><text:tab/><text:tab/><text:tab/>System.out.println("The "+getClass().getSimpleName()+" is healing himself !!"+"\n"+"now he has "+df.format(hp)+" Health points!"+"\n" );</text:span></text:p>
            <text:p text:style-name="P71"><text:span text:style-name="T100"><text:tab/><text:tab/>}</text:span></text:p>
            <text:p text:style-name="P71"><text:span text:style-name="T100"><text:tab/>}</text:span></text:p>
            <text:p text:style-name="P71"><text:span text:style-name="T100"/></text:p>
            <text:p text:style-name="P71"><text:span text:style-name="T100"><text:tab/>DecimalFormat df = new DecimalFormat("#.##");</text:span></text:p>
            <text:p text:style-name="P71"><text:span text:style-name="T100"/></text:p>
            <text:p text:style-name="P71"><text:span text:style-name="T100"><text:tab/></text:span></text:p>
            <text:p text:style-name="P71"><text:span text:style-name="T100">}</text:span></text:p>
            <text:p text:style-name="P71"><text:span text:style-name="T100"/></text:p>
            <text:p text:style-name="P71"><text:span text:style-name="T101"/></text:p>
            <text:p text:style-name="P71"><text:span text:style-name="T101"/></text:p>
            <text:p text:style-name="P71"><text:span text:style-name="T101"/></text:p>
            <text:p text:style-name="P71"><text:span text:style-name="T102">package Monsnters;</text:span></text:p>
            <text:p text:style-name="P71"><text:span text:style-name="T102"/></text:p>
            <text:p text:style-name="P71"><text:span text:style-name="T102">import Hero.Hero;</text:span></text:p>
            <text:p text:style-name="P71"><text:span text:style-name="T102">import Hero.Valkyrie;</text:span></text:p>
            <text:p text:style-name="P71"><text:span text:style-name="T102"/></text:p>
            <text:p text:style-name="P71"><text:span text:style-name="T102">public class Goblin extends Monster{</text:span></text:p>
            <text:p text:style-name="P71"><text:span text:style-name="T102"/></text:p>
            <text:p text:style-name="P71"><text:span text:style-name="T102"><text:tab/>protected double hp;</text:span></text:p>
            <text:p text:style-name="P71"><text:span text:style-name="T102"><text:tab/>protected double damage;</text:span></text:p>
            <text:p text:style-name="P71"><text:span text:style-name="T102"><text:tab/>protected int lvl;</text:span></text:p>
            <text:p text:style-name="P71"><text:span text:style-name="T102"><text:tab/>int cpt;</text:span></text:p>
            <text:p text:style-name="P71"><text:span text:style-name="T102"><text:tab/>private final static int MAXLVL = 30;</text:span></text:p>
            <text:p text:style-name="P71"><text:span text:style-name="T102"><text:tab/>private final static int DEFAULT_HP =100;</text:span></text:p>
            <text:p text:style-name="P71"><text:span text:style-name="T102"><text:tab/>private final static int DEFAULT_DAMAGE =5;</text:span></text:p>
            <text:p text:style-name="P71"><text:span text:style-name="T102"><text:tab/>private final static int DEFAULT_XP =30;</text:span></text:p>
            <text:p text:style-name="P71"><text:span text:style-name="T102"/></text:p>
            <text:p text:style-name="P71"><text:span text:style-name="T102"><text:tab/>private final static int ULTCPT = 6;</text:span></text:p>
            <text:p text:style-name="P71"><text:span text:style-name="T102"><text:tab/>private final static int ULT = 3;</text:span></text:p>
            <text:p text:style-name="P71"><text:span text:style-name="T102"><text:tab/><text:tab/></text:span></text:p>
            <text:p text:style-name="P71"><text:span text:style-name="T102"><text:tab/>public Goblin() {</text:span></text:p>
            <text:p text:style-name="P71"><text:span text:style-name="T102"><text:tab/><text:tab/>this.lvl=(int)(Math.random()*(MAXLVL-1))+1;</text:span></text:p>
            <text:p text:style-name="P71"><text:span text:style-name="T102"><text:tab/><text:tab/>this.hp=DEFAULT_HP*lvl;</text:span></text:p>
            <text:p text:style-name="P71"><text:span text:style-name="T102"><text:tab/><text:tab/>this.damage=DEFAULT_DAMAGE*lvl;</text:span></text:p>
            <text:p text:style-name="P71"><text:span text:style-name="T102"><text:tab/>}</text:span></text:p>
            <text:p text:style-name="P71"><text:span text:style-name="T102"><text:tab/></text:span></text:p>
            <text:p text:style-name="P71"><text:span text:style-name="T102"><text:tab/>public Goblin clone() {</text:span></text:p>
            <text:p text:style-name="P71"><text:span text:style-name="T102"><text:tab/><text:tab/>return new Goblin(lvl);</text:span></text:p>
            <text:p text:style-name="P71"><text:span text:style-name="T102"><text:tab/>}</text:span></text:p>
            <text:p text:style-name="P71"><text:span text:style-name="T102"><text:tab/></text:span></text:p>
            <text:p text:style-name="P71"><text:span text:style-name="T102"><text:tab/>public Goblin(int lvl) {</text:span></text:p>
            <text:p text:style-name="P71"><text:span text:style-name="T102"><text:tab/><text:tab/>this.lvl=lvl;</text:span></text:p>
            <text:p text:style-name="P71"><text:span text:style-name="T102"><text:tab/><text:tab/>this.hp=DEFAULT_HP*lvl;</text:span></text:p>
            <text:p text:style-name="P71"><text:span text:style-name="T102"><text:tab/><text:tab/>this.damage=DEFAULT_DAMAGE*lvl;</text:span></text:p>
            <text:p text:style-name="P71"><text:span text:style-name="T102"><text:tab/><text:tab/>}</text:span></text:p>
            <text:p text:style-name="P71"><text:span text:style-name="T102"><text:tab/></text:span></text:p>
            <text:p text:style-name="P71"><text:span text:style-name="T102"><text:tab/>public Goblin(double hp) {</text:span></text:p>
            <text:p text:style-name="P71"><text:span text:style-name="T102"><text:tab/><text:tab/>this.lvl=(int)(Math.random()*(MAXLVL-1))+1;</text:span></text:p>
            <text:p text:style-name="P71"><text:span text:style-name="T102"><text:tab/><text:tab/>this.hp=hp;</text:span></text:p>
            <text:p text:style-name="P71"><text:span text:style-name="T102"><text:tab/><text:tab/>this.damage=DEFAULT_DAMAGE*lvl;</text:span></text:p>
            <text:p text:style-name="P71"><text:span text:style-name="T102"><text:tab/>}</text:span></text:p>
            <text:p text:style-name="P71"><text:span text:style-name="T102"><text:tab/></text:span></text:p>
            <text:p text:style-name="P71"><text:span text:style-name="T102"><text:tab/></text:span></text:p>
            <text:p text:style-name="P71"><text:span text:style-name="T102"/></text:p>
            <text:p text:style-name="P71"><text:span text:style-name="T102"><text:tab/>@Override</text:span></text:p>
            <text:p text:style-name="P71"><text:span text:style-name="T102"><text:tab/>public double xpgiven() {</text:span></text:p>
            <text:p text:style-name="P71"><text:span text:style-name="T102"><text:tab/><text:tab/>return lvl*DEFAULT_XP;</text:span></text:p>
            <text:p text:style-name="P71"><text:span text:style-name="T102"><text:tab/>}</text:span></text:p>
            <text:p text:style-name="P71"><text:span text:style-name="T102"/></text:p>
            <text:p text:style-name="P71"><text:span text:style-name="T102"><text:tab/></text:span></text:p>
            <text:p text:style-name="P71"><text:span text:style-name="T102"><text:tab/>public double getHp() {</text:span></text:p>
            <text:p text:style-name="P71"><text:span text:style-name="T102"><text:tab/><text:tab/>return hp;</text:span></text:p>
            <text:p text:style-name="P71"><text:span text:style-name="T102"><text:tab/>}</text:span></text:p>
            <text:p text:style-name="P71"><text:span text:style-name="T102"/></text:p>
            <text:p text:style-name="P71"><text:span text:style-name="T102"><text:tab/>public void setHp(double hp) {</text:span></text:p>
            <text:p text:style-name="P71"><text:span text:style-name="T102"><text:tab/><text:tab/>this.hp = hp;</text:span></text:p>
            <text:p text:style-name="P71"><text:span text:style-name="T102"><text:tab/>}</text:span></text:p>
            <text:p text:style-name="P71"><text:span text:style-name="T102"/></text:p>
            <text:p text:style-name="P71"><text:span text:style-name="T102"><text:tab/>public double getDamage() {</text:span></text:p>
            <text:p text:style-name="P71"><text:span text:style-name="T102"><text:tab/><text:tab/>return damage;</text:span></text:p>
            <text:p text:style-name="P71"><text:span text:style-name="T102"><text:tab/>}</text:span></text:p>
            <text:p text:style-name="P71"><text:span text:style-name="T102"><text:tab/></text:span></text:p>
            <text:p text:style-name="P71"><text:span text:style-name="T102"><text:tab/>@Override</text:span></text:p>
            <text:p text:style-name="P71"><text:span text:style-name="T102"><text:tab/>public void attack(Hero a) {</text:span></text:p>
            <text:p text:style-name="P71"><text:span text:style-name="T102"><text:tab/><text:tab/>if (a.getClass().equals(Valkyrie.class)) {</text:span></text:p>
            <text:p text:style-name="P71"><text:span text:style-name="T102"><text:tab/><text:tab/><text:tab/>Valkyrie p =(Valkyrie)a;</text:span></text:p>
            <text:p text:style-name="P71"><text:span text:style-name="T102"><text:tab/><text:tab/><text:tab/>p.damaged(damage / (100 - p.getArmor()));<text:tab/><text:tab/><text:tab/></text:span></text:p>
            <text:p text:style-name="P71"><text:span text:style-name="T102"><text:tab/><text:tab/>}else {</text:span></text:p>
            <text:p text:style-name="P71"><text:span text:style-name="T102"><text:tab/><text:tab/><text:tab/>a.damaged(damage);</text:span></text:p>
            <text:p text:style-name="P71"><text:span text:style-name="T102"><text:tab/><text:tab/>}</text:span></text:p>
            <text:p text:style-name="P71"><text:span text:style-name="T102"><text:tab/>cpt++;</text:span></text:p>
            <text:p text:style-name="P71"><text:span text:style-name="T102"><text:tab/>}</text:span></text:p>
            <text:p text:style-name="P71"><text:span text:style-name="T102"><text:tab/></text:span></text:p>
            <text:p text:style-name="P71"><text:span text:style-name="T102"><text:tab/>@Override</text:span></text:p>
            <text:p text:style-name="P71"><text:span text:style-name="T102"><text:tab/>public void ultimateattack(Hero a) {</text:span></text:p>
            <text:p text:style-name="P71"><text:span text:style-name="T102"><text:tab/><text:tab/>if (cpt&gt;=ULTCPT) {</text:span></text:p>
            <text:p text:style-name="P71"><text:span text:style-name="T102"><text:tab/><text:tab/><text:tab/>cpt=0;</text:span></text:p>
            <text:p text:style-name="P71"><text:span text:style-name="T102"><text:tab/><text:tab/><text:tab/>System.out.println(getClass().getSimpleName()+"is using his ultimate attack");</text:span></text:p>
            <text:p text:style-name="P71"><text:span text:style-name="T102"><text:tab/><text:tab/><text:tab/>a.damaged(damage*ULT);</text:span></text:p>
            <text:p text:style-name="P71"><text:span text:style-name="T102"><text:tab/><text:tab/><text:tab/>}</text:span></text:p>
            <text:p text:style-name="P71"><text:span text:style-name="T102"><text:tab/><text:tab/>else {</text:span></text:p>
            <text:p text:style-name="P71"><text:span text:style-name="T102"><text:tab/><text:tab/><text:tab/>System.out.println(ULTCPT-cpt+" attacks missing for the "+getClass().getSimpleName()+" to activate the ultimate attack"+"\n");</text:span></text:p>
            <text:p text:style-name="P71"><text:span text:style-name="T102"><text:tab/><text:tab/>}<text:tab/><text:tab/></text:span></text:p>
            <text:p text:style-name="P71"><text:span text:style-name="T102"><text:tab/>}</text:span></text:p>
            <text:p text:style-name="P71"><text:span text:style-name="T102"><text:tab/></text:span></text:p>
            <text:p text:style-name="P71"><text:span text:style-name="T102"><text:tab/>@Override</text:span></text:p>
            <text:p text:style-name="P71"><text:span text:style-name="T102"><text:tab/>public void attacked(double a) {</text:span></text:p>
            <text:p text:style-name="P71"><text:span text:style-name="T102"><text:tab/><text:tab/>hp-=a;</text:span></text:p>
            <text:p text:style-name="P71"><text:span text:style-name="T102"><text:tab/>}</text:span></text:p>
            <text:p text:style-name="P71"><text:span text:style-name="T102"><text:tab/></text:span></text:p>
            <text:p text:style-name="P71"><text:span text:style-name="T102"><text:tab/>@Override</text:span></text:p>
            <text:p text:style-name="P71"><text:span text:style-name="T102"><text:tab/>public void dead() {</text:span></text:p>
            <text:p text:style-name="P71"><text:span text:style-name="T102"><text:tab/><text:tab/><text:tab/>System.out.println("This "+getClass().getSimpleName()+" is dead and you earned<text:s text:c="2"/>"+xpgiven()+" xp points yey!!");</text:span></text:p>
            <text:p text:style-name="P71"><text:span text:style-name="T102"><text:tab/>}</text:span></text:p>
            <text:p text:style-name="P71"><text:span text:style-name="T102"><text:tab/><text:tab/></text:span></text:p>
            <text:p text:style-name="P71"><text:span text:style-name="T102">}</text:span></text:p>
            <text:p text:style-name="P71"><text:span text:style-name="T103"/></text:p>
            <text:p text:style-name="P71"><text:span text:style-name="T103"/></text:p>
            <text:p text:style-name="P71"><text:span text:style-name="T103"/></text:p>
            <text:p text:style-name="P71"><text:span text:style-name="T103"/></text:p>
            <text:p text:style-name="P71"><text:span text:style-name="T104">package Monsnters;</text:span></text:p>
            <text:p text:style-name="P71"><text:span text:style-name="T104"/></text:p>
            <text:p text:style-name="P71"><text:span text:style-name="T104">import Fights.Dark;</text:span></text:p>
            <text:p text:style-name="P71"><text:span text:style-name="T104"/></text:p>
            <text:p text:style-name="P71"><text:span text:style-name="T104">public class Ghost extends Goblin{</text:span></text:p>
            <text:p text:style-name="P71"><text:span text:style-name="T104"/></text:p>
            <text:p text:style-name="P71"><text:span text:style-name="T104"><text:tab/>protected Dark type;</text:span></text:p>
            <text:p text:style-name="P71"><text:span text:style-name="T104"><text:tab/>private final static double HP = 200;</text:span></text:p>
            <text:p text:style-name="P71"><text:span text:style-name="T104"><text:tab/></text:span></text:p>
            <text:p text:style-name="P71"><text:span text:style-name="T104"><text:tab/></text:span></text:p>
            <text:p text:style-name="P71"><text:span text:style-name="T104"><text:tab/>public Ghost() {</text:span></text:p>
            <text:p text:style-name="P71"><text:span text:style-name="T104"><text:tab/><text:tab/>super(HP);</text:span></text:p>
            <text:p text:style-name="P71"><text:span text:style-name="T104"><text:tab/><text:tab/>type = new Dark();</text:span></text:p>
            <text:p text:style-name="P71"><text:span text:style-name="T104"><text:tab/>}</text:span></text:p>
            <text:p text:style-name="P71"><text:span text:style-name="T104"/></text:p>
            <text:p text:style-name="P71"><text:span text:style-name="T104">}</text:span></text:p>
            <text:p text:style-name="P71"><text:span text:style-name="T105"/></text:p>
            <text:p text:style-name="P71"><text:span text:style-name="T105"/></text:p>
            <text:p text:style-name="P71"><text:span text:style-name="T105"/></text:p>
            <text:p text:style-name="P71"><text:span text:style-name="T105"/></text:p>
            <text:p text:style-name="P71"><text:span text:style-name="T106">package Monsnters;</text:span></text:p>
            <text:p text:style-name="P71"><text:span text:style-name="T106"/></text:p>
            <text:p text:style-name="P71"><text:span text:style-name="T106">import java.util.ArrayList;</text:span></text:p>
            <text:p text:style-name="P71"><text:span text:style-name="T106"/></text:p>
            <text:p text:style-name="P71"><text:span text:style-name="T106">import Fights.Dark;</text:span></text:p>
            <text:p text:style-name="P71"><text:span text:style-name="T106">import Fights.Element;</text:span></text:p>
            <text:p text:style-name="P71"><text:span text:style-name="T106">import Fights.Fire;</text:span></text:p>
            <text:p text:style-name="P71"><text:span text:style-name="T106">import Fights.Light;</text:span></text:p>
            <text:p text:style-name="P71"><text:span text:style-name="T106">import Fights.Water;</text:span></text:p>
            <text:p text:style-name="P71"><text:span text:style-name="T106">import Hero.Hero;</text:span></text:p>
            <text:p text:style-name="P71"><text:span text:style-name="T106">import Hero.Mage;</text:span></text:p>
            <text:p text:style-name="P71"><text:span text:style-name="T106">import Hero.Valkyrie;</text:span></text:p>
            <text:p text:style-name="P71"><text:span text:style-name="T106"/></text:p>
            <text:p text:style-name="P71"><text:span text:style-name="T106">public class Dragon extends LegendaryMonster{</text:span></text:p>
            <text:p text:style-name="P71"><text:span text:style-name="T106"><text:tab/></text:span></text:p>
            <text:p text:style-name="P71"><text:span text:style-name="T106"><text:tab/>protected Element type;</text:span></text:p>
            <text:p text:style-name="P71"><text:span text:style-name="T106"><text:tab/>private static final double HP = 90000;</text:span></text:p>
            <text:p text:style-name="P71"><text:span text:style-name="T106"><text:tab/>private static final double<text:tab/>DAMAGE = 200;</text:span></text:p>
            <text:p text:style-name="P71"><text:span text:style-name="T106"><text:tab/>private static final double RAGE = 5000;</text:span></text:p>
            <text:p text:style-name="P71"><text:span text:style-name="T106"><text:tab/>private static final int RAGE_EMPOWERMENT = 5;</text:span></text:p>
            <text:p text:style-name="P71"><text:span text:style-name="T106"><text:tab/>private static final int EFFICIENCY = 2;</text:span></text:p>
            <text:p text:style-name="P71"><text:span text:style-name="T106"><text:tab/>private static final double LESS_EFFICIENCY = 0.75;</text:span></text:p>
            <text:p text:style-name="P71"><text:span text:style-name="T106"><text:tab/>private final static int ULT = 3;</text:span></text:p>
            <text:p text:style-name="P71"><text:span text:style-name="T106"><text:tab/>private final static int ULTCPT = 5;</text:span></text:p>
            <text:p text:style-name="P71"><text:span text:style-name="T106"/></text:p>
            <text:p text:style-name="P71"><text:span text:style-name="T106"><text:tab/></text:span></text:p>
            <text:p text:style-name="P71"><text:span text:style-name="T106"><text:tab/>public Dragon(Element type) {</text:span></text:p>
            <text:p text:style-name="P71"><text:span text:style-name="T106"><text:tab/><text:tab/>super(HP, DAMAGE, RAGE);</text:span></text:p>
            <text:p text:style-name="P71"><text:span text:style-name="T106"><text:tab/><text:tab/>this.type=type;</text:span></text:p>
            <text:p text:style-name="P71"><text:span text:style-name="T106"><text:tab/>}</text:span></text:p>
            <text:p text:style-name="P71"><text:span text:style-name="T106"><text:tab/></text:span></text:p>
            <text:p text:style-name="P71"><text:span text:style-name="T106"><text:tab/>public Element getType() {</text:span></text:p>
            <text:p text:style-name="P71"><text:span text:style-name="T106"><text:tab/><text:tab/>return type;</text:span></text:p>
            <text:p text:style-name="P71"><text:span text:style-name="T106"><text:tab/>}</text:span></text:p>
            <text:p text:style-name="P71"><text:span text:style-name="T106"><text:tab/></text:span></text:p>
            <text:p text:style-name="P71"><text:span text:style-name="T106"><text:tab/>@Override</text:span></text:p>
            <text:p text:style-name="P71"><text:span text:style-name="T106"><text:tab/>public void rage() {</text:span></text:p>
            <text:p text:style-name="P71"><text:span text:style-name="T106"><text:tab/><text:tab/>if(super.getHp()&lt;RAGE)</text:span></text:p>
            <text:p text:style-name="P71"><text:span text:style-name="T106"><text:tab/><text:tab/><text:tab/>super.setDamage(RAGE_EMPOWERMENT);<text:tab/></text:span></text:p>
            <text:p text:style-name="P71"><text:span text:style-name="T106"><text:tab/><text:tab/>}</text:span></text:p>
            <text:p text:style-name="P71"><text:span text:style-name="T106"><text:tab/></text:span></text:p>
            <text:p text:style-name="P71"><text:span text:style-name="T106"><text:tab/>@Override</text:span></text:p>
            <text:p text:style-name="P71"><text:span text:style-name="T106"><text:tab/>public void respawn() {</text:span></text:p>
            <text:p text:style-name="P71"><text:span text:style-name="T106"><text:tab/><text:tab/>hp=HP;</text:span></text:p>
            <text:p text:style-name="P71"><text:span text:style-name="T106"><text:tab/><text:tab/>}</text:span></text:p>
            <text:p text:style-name="P71"><text:span text:style-name="T106"><text:tab/></text:span></text:p>
            <text:p text:style-name="P71"><text:span text:style-name="T106"><text:tab/>@Override</text:span></text:p>
            <text:p text:style-name="P71"><text:span text:style-name="T106"><text:tab/>public void ultimateattackAOE(ArrayList&lt;Hero&gt; a) {</text:span></text:p>
            <text:p text:style-name="P71"><text:span text:style-name="T106"><text:tab/><text:tab/>if (super.cpt&gt;=ULTCPT) {</text:span></text:p>
            <text:p text:style-name="P71"><text:span text:style-name="T106"><text:tab/><text:tab/><text:tab/>super.cpt=0;</text:span></text:p>
            <text:p text:style-name="P71"><text:span text:style-name="T106"><text:tab/><text:tab/><text:tab/>super.cpt1++;</text:span></text:p>
            <text:p text:style-name="P71"><text:span text:style-name="T106"><text:tab/><text:tab/><text:tab/>System.out.println(getClass().getSimpleName()+" is using his ultimate attack"+"\n"+"He will deal around "+getDamage()*ULT+" Damage!!"+"\n");</text:span></text:p>
            <text:p text:style-name="P71"><text:span text:style-name="T106"><text:tab/><text:tab/><text:tab/>for(Hero i :a) {</text:span></text:p>
            <text:p text:style-name="P71"><text:span text:style-name="T106"><text:tab/><text:tab/><text:tab/><text:tab/>if (i.getClass().equals(Valkyrie.class)) {</text:span></text:p>
            <text:p text:style-name="P71"><text:span text:style-name="T106"><text:tab/><text:tab/><text:tab/><text:tab/><text:tab/>Valkyrie p =(Valkyrie)i;</text:span></text:p>
            <text:p text:style-name="P71"><text:span text:style-name="T106"><text:tab/><text:tab/><text:tab/><text:tab/><text:tab/>p.damaged((damage*ULT/p.getRange()) / (100 - p.getArmor()));<text:tab/><text:tab/><text:tab/></text:span></text:p>
            <text:p text:style-name="P71"><text:span text:style-name="T106"><text:tab/><text:tab/><text:tab/><text:tab/>}else {</text:span></text:p>
            <text:p text:style-name="P71"><text:span text:style-name="T106"><text:tab/><text:tab/><text:tab/><text:tab/>if(i.getClass().equals(Mage.class)) {</text:span></text:p>
            <text:p text:style-name="P71"><text:span text:style-name="T106"><text:tab/><text:tab/><text:tab/><text:tab/><text:tab/>Mage p = (Mage) i;</text:span></text:p>
            <text:p text:style-name="P71"><text:span text:style-name="T106"><text:tab/><text:tab/><text:tab/><text:tab/><text:tab/>if(type.getClass().equals(Water.class) &amp;&amp; p.getType().getClass().equals(Fire.class) </text:span></text:p>
            <text:p text:style-name="P71"><text:span text:style-name="T106"><text:tab/><text:tab/><text:tab/><text:tab/><text:tab/>|| type.getClass().equals(Light.class) &amp;&amp; p.getType().getClass().equals(Dark.class)) {</text:span></text:p>
            <text:p text:style-name="P71"><text:span text:style-name="T106"><text:tab/><text:tab/><text:tab/><text:tab/><text:tab/><text:tab/>p.damaged((ULT*damage*EFFICIENCY)/p.getRange());</text:span></text:p>
            <text:p text:style-name="P71"><text:span text:style-name="T106"><text:tab/><text:tab/><text:tab/><text:tab/><text:tab/>}</text:span></text:p>
            <text:p text:style-name="P71"><text:span text:style-name="T106"><text:tab/><text:tab/><text:tab/><text:tab/><text:tab/>if(type.getClass().equals(p.getType().getClass())) {</text:span></text:p>
            <text:p text:style-name="P71"><text:span text:style-name="T106"><text:tab/><text:tab/><text:tab/><text:tab/><text:tab/>p.damaged((ULT*damage*LESS_EFFICIENCY)/p.getRange());}</text:span></text:p>
            <text:p text:style-name="P71"><text:span text:style-name="T106"><text:tab/><text:tab/><text:tab/><text:tab/>}</text:span></text:p>
            <text:p text:style-name="P71"><text:span text:style-name="T106"><text:tab/><text:tab/><text:tab/><text:tab/>}</text:span></text:p>
            <text:p text:style-name="P71"><text:span text:style-name="T106"><text:tab/><text:tab/><text:tab/><text:tab/>i.damaged(ULT*damage/i.getRange());</text:span></text:p>
            <text:p text:style-name="P71"><text:span text:style-name="T106"><text:tab/><text:tab/><text:tab/><text:tab/><text:tab/>}</text:span></text:p>
            <text:p text:style-name="P71"><text:span text:style-name="T106"><text:tab/><text:tab/><text:tab/>}</text:span></text:p>
            <text:p text:style-name="P71"><text:span text:style-name="T106"><text:tab/><text:tab/>else {</text:span></text:p>
            <text:p text:style-name="P71"><text:span text:style-name="T106"><text:tab/><text:tab/><text:tab/><text:tab/><text:tab/>System.out.println(ULTCPT-cpt+" attacks missing for this " +getClass().getSimpleName()+" to activate the ultimate attack "+"\n");</text:span></text:p>
            <text:p text:style-name="P71"><text:span text:style-name="T106"><text:tab/><text:tab/><text:tab/><text:tab/>}<text:tab/></text:span></text:p>
            <text:p text:style-name="P71"><text:span text:style-name="T106"><text:tab/></text:span></text:p>
            <text:p text:style-name="P71"><text:span text:style-name="T106">}</text:span></text:p>
            <text:p text:style-name="P71"><text:span text:style-name="T106"><text:tab/></text:span></text:p>
            <text:p text:style-name="P71"><text:span text:style-name="T106"><text:tab/>@Override</text:span></text:p>
            <text:p text:style-name="P71"><text:span text:style-name="T106"><text:tab/>public void attackAOE(ArrayList&lt;Hero&gt; a) {</text:span></text:p>
            <text:p text:style-name="P71"><text:span text:style-name="T106"><text:tab/><text:tab/>for(Hero i :a) {</text:span></text:p>
            <text:p text:style-name="P71"><text:span text:style-name="T106"><text:tab/><text:tab/><text:tab/>if (i.getClass().equals(Valkyrie.class)) {</text:span></text:p>
            <text:p text:style-name="P71"><text:span text:style-name="T106"><text:tab/><text:tab/><text:tab/><text:tab/>Valkyrie p =(Valkyrie)i;</text:span></text:p>
            <text:p text:style-name="P71"><text:span text:style-name="T106"><text:tab/><text:tab/><text:tab/><text:tab/>p.damaged((damage/p.getRange()) / (100 - p.getArmor()));<text:tab/><text:tab/><text:tab/></text:span></text:p>
            <text:p text:style-name="P71"><text:span text:style-name="T106"><text:tab/><text:tab/><text:tab/>}else {</text:span></text:p>
            <text:p text:style-name="P71"><text:span text:style-name="T106"><text:tab/><text:tab/><text:tab/>if(i.getClass().equals(Mage.class)) {</text:span></text:p>
            <text:p text:style-name="P71"><text:span text:style-name="T106"><text:tab/><text:tab/><text:tab/><text:tab/>Mage p = (Mage) i;</text:span></text:p>
            <text:p text:style-name="P71"><text:span text:style-name="T106"><text:tab/><text:tab/><text:tab/><text:tab/>if(type.getClass().equals(Water.class) &amp;&amp; p.getType().getClass().equals(Fire.class) </text:span></text:p>
            <text:p text:style-name="P71"><text:span text:style-name="T106"><text:tab/><text:tab/><text:tab/><text:tab/>|| type.getClass().equals(Light.class) &amp;&amp; p.getType().getClass().equals(Dark.class)) {</text:span></text:p>
            <text:p text:style-name="P71"><text:span text:style-name="T106"><text:tab/><text:tab/><text:tab/><text:tab/><text:tab/>p.damaged((damage*EFFICIENCY)/p.getRange());</text:span></text:p>
            <text:p text:style-name="P71"><text:span text:style-name="T106"><text:tab/><text:tab/><text:tab/><text:tab/>}<text:tab/></text:span></text:p>
            <text:p text:style-name="P71"><text:span text:style-name="T106"><text:tab/><text:tab/><text:tab/><text:tab/>if(type.getClass().equals(p.getType().getClass())) {</text:span></text:p>
            <text:p text:style-name="P71"><text:span text:style-name="T106"><text:tab/><text:tab/><text:tab/><text:tab/><text:tab/>p.damaged((damage*LESS_EFFICIENCY)/p.getRange());}<text:tab/><text:tab/><text:tab/>}</text:span></text:p>
            <text:p text:style-name="P71"><text:span text:style-name="T106"><text:tab/><text:tab/><text:tab/>}</text:span></text:p>
            <text:p text:style-name="P71"><text:span text:style-name="T106"><text:tab/><text:tab/><text:tab/>i.damaged(damage/i.getRange());</text:span></text:p>
            <text:p text:style-name="P71"><text:span text:style-name="T106"><text:tab/><text:tab/><text:tab/>}</text:span></text:p>
            <text:p text:style-name="P71"><text:span text:style-name="T106"><text:tab/><text:tab/>super.cpt++;</text:span></text:p>
            <text:p text:style-name="P71"><text:span text:style-name="T106"><text:tab/><text:tab/>super.cpt1++;</text:span></text:p>
            <text:p text:style-name="P71"><text:span text:style-name="T106"><text:tab/>}</text:span></text:p>
            <text:p text:style-name="P71"><text:span text:style-name="T106">}</text:span></text:p>
            <text:p text:style-name="P71"><text:span text:style-name="T107"/></text:p>
            <text:p text:style-name="P71"><text:span text:style-name="T107"/></text:p>
            <text:p text:style-name="P71"><text:span text:style-name="T107"/></text:p>
            <text:p text:style-name="P71"><text:span text:style-name="T108">package Monsnters;</text:span></text:p>
            <text:p text:style-name="P71"><text:span text:style-name="T108"/></text:p>
            <text:p text:style-name="P71"><text:span text:style-name="T108">public class Ragnarok extends LegendaryMonster{</text:span></text:p>
            <text:p text:style-name="P71"><text:span text:style-name="T108"><text:tab/>private static final double HP = 70000;</text:span></text:p>
            <text:p text:style-name="P71"><text:span text:style-name="T108"><text:tab/>private static final double<text:tab/>DAMAGE = 300;</text:span></text:p>
            <text:p text:style-name="P71"><text:span text:style-name="T108"><text:tab/>private static final double RAGE = 6000;</text:span></text:p>
            <text:p text:style-name="P71"><text:span text:style-name="T108"><text:tab/>private static final int RAGE_EMPOWERMENT = 3;</text:span></text:p>
            <text:p text:style-name="P71"><text:span text:style-name="T108"><text:tab/>public Ragnarok() {</text:span></text:p>
            <text:p text:style-name="P71"><text:span text:style-name="T108"><text:tab/><text:tab/>super(HP, DAMAGE, RAGE);</text:span></text:p>
            <text:p text:style-name="P71"><text:span text:style-name="T108"><text:tab/><text:tab/></text:span></text:p>
            <text:p text:style-name="P71"><text:span text:style-name="T108"><text:tab/>}</text:span></text:p>
            <text:p text:style-name="P71"><text:span text:style-name="T108"><text:tab/></text:span></text:p>
            <text:p text:style-name="P71"><text:span text:style-name="T108"><text:tab/>@Override</text:span></text:p>
            <text:p text:style-name="P71"><text:span text:style-name="T108"><text:tab/>public void rage() {</text:span></text:p>
            <text:p text:style-name="P71"><text:span text:style-name="T108"><text:tab/><text:tab/>if(super.getHp()&lt;RAGE)</text:span></text:p>
            <text:p text:style-name="P71"><text:span text:style-name="T108"><text:tab/><text:tab/>super.setDamage(RAGE_EMPOWERMENT);</text:span></text:p>
            <text:p text:style-name="P71"><text:span text:style-name="T108"><text:tab/>}</text:span></text:p>
            <text:p text:style-name="P71"><text:span text:style-name="T108"/></text:p>
            <text:p text:style-name="P71"><text:span text:style-name="T108"><text:tab/>@Override</text:span></text:p>
            <text:p text:style-name="P71"><text:span text:style-name="T108"><text:tab/>public void respawn() {</text:span></text:p>
            <text:p text:style-name="P71"><text:span text:style-name="T108"><text:tab/><text:tab/>hp=HP;</text:span></text:p>
            <text:p text:style-name="P71"><text:span text:style-name="T108"><text:tab/><text:tab/>}</text:span></text:p>
            <text:p text:style-name="P71"><text:span text:style-name="T108"/></text:p>
            <text:p text:style-name="P71"><text:span text:style-name="T108">}</text:span></text:p>
            <text:p text:style-name="P71"><text:span text:style-name="T108"/></text:p>
            <text:p text:style-name="P71"><text:span text:style-name="T108"/></text:p>
            <text:p text:style-name="P71"><text:span text:style-name="T108"/></text:p>
            <text:p text:style-name="P71"><text:span text:style-name="T109"/></text:p>
            <text:p text:style-name="P71"><text:span text:style-name="T109"/></text:p>
          </table:table-cell>
        </table:table-row>
      </table:table>
      <text:p text:style-name="P73"><text:span text:style-name="T109"/></text:p>
      <text:p text:style-name="P73"><text:span text:style-name="T109"/></text:p>
      <text:p text:style-name="P73"><text:span text:style-name="T10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